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003" calcext:value-type="float">
            <text:p>1003</text:p>
          </table:table-cell>
          <table:table-cell office:value-type="float" office:value="3687608063" calcext:value-type="float">
            <text:p>3687608063</text:p>
          </table:table-cell>
          <table:table-cell office:value-type="float" office:value="8751480756" calcext:value-type="float">
            <text:p>8751480756</text:p>
          </table:table-cell>
          <table:table-cell office:value-type="float" office:value="27618547" calcext:value-type="float">
            <text:p>27618547</text:p>
          </table:table-cell>
          <table:table-cell office:value-type="float" office:value="177747793" calcext:value-type="float">
            <text:p>177747793</text:p>
          </table:table-cell>
          <table:table-cell office:value-type="float" office:value="133858926" calcext:value-type="float">
            <text:p>133858926</text:p>
          </table:table-cell>
          <table:table-cell office:value-type="float" office:value="28357760" calcext:value-type="float">
            <text:p>2835776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37" calcext:value-type="float">
            <text:p>0.42137</text:p>
          </table:table-cell>
          <table:table-cell office:value-type="float" office:value="27618548" calcext:value-type="float">
            <text:p>27618548</text:p>
          </table:table-cell>
          <table:table-cell office:value-type="float" office:value="11.341833" calcext:value-type="float">
            <text:p>11.341833</text:p>
          </table:table-cell>
          <table:table-cell office:value-type="float" office:value="8.541348" calcext:value-type="float">
            <text:p>8.541348</text:p>
          </table:table-cell>
          <table:table-cell office:value-type="float" office:value="1.809468" calcext:value-type="float">
            <text:p>1.809468</text:p>
          </table:table-cell>
          <table:table-cell office:value-type="float" office:value="1.33" calcext:value-type="float">
            <text:p>1.33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003" calcext:value-type="float">
            <text:p>1003</text:p>
          </table:table-cell>
          <table:table-cell office:value-type="float" office:value="3639983870" calcext:value-type="float">
            <text:p>3639983870</text:p>
          </table:table-cell>
          <table:table-cell office:value-type="float" office:value="8619515211" calcext:value-type="float">
            <text:p>8619515211</text:p>
          </table:table-cell>
          <table:table-cell office:value-type="float" office:value="27349772" calcext:value-type="float">
            <text:p>27349772</text:p>
          </table:table-cell>
          <table:table-cell office:value-type="float" office:value="178300657" calcext:value-type="float">
            <text:p>178300657</text:p>
          </table:table-cell>
          <table:table-cell office:value-type="float" office:value="138836239" calcext:value-type="float">
            <text:p>138836239</text:p>
          </table:table-cell>
          <table:table-cell office:value-type="float" office:value="28597388" calcext:value-type="float">
            <text:p>2859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296" calcext:value-type="float">
            <text:p>0.422296</text:p>
          </table:table-cell>
          <table:table-cell office:value-type="float" office:value="27349772" calcext:value-type="float">
            <text:p>27349772</text:p>
          </table:table-cell>
          <table:table-cell office:value-type="float" office:value="11.37711" calcext:value-type="float">
            <text:p>11.37711</text:p>
          </table:table-cell>
          <table:table-cell office:value-type="float" office:value="8.858943" calcext:value-type="float">
            <text:p>8.858943</text:p>
          </table:table-cell>
          <table:table-cell office:value-type="float" office:value="1.824759" calcext:value-type="float">
            <text:p>1.824759</text:p>
          </table:table-cell>
          <table:table-cell office:value-type="float" office:value="1.28" calcext:value-type="float">
            <text:p>1.28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003" calcext:value-type="float">
            <text:p>1003</text:p>
          </table:table-cell>
          <table:table-cell office:value-type="float" office:value="3737668725" calcext:value-type="float">
            <text:p>3737668725</text:p>
          </table:table-cell>
          <table:table-cell office:value-type="float" office:value="8776571897" calcext:value-type="float">
            <text:p>8776571897</text:p>
          </table:table-cell>
          <table:table-cell office:value-type="float" office:value="26045557" calcext:value-type="float">
            <text:p>26045557</text:p>
          </table:table-cell>
          <table:table-cell office:value-type="float" office:value="171130168" calcext:value-type="float">
            <text:p>171130168</text:p>
          </table:table-cell>
          <table:table-cell office:value-type="float" office:value="128413597" calcext:value-type="float">
            <text:p>128413597</text:p>
          </table:table-cell>
          <table:table-cell office:value-type="float" office:value="27919559" calcext:value-type="float">
            <text:p>2791955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69" calcext:value-type="float">
            <text:p>0.425869</text:p>
          </table:table-cell>
          <table:table-cell office:value-type="float" office:value="26045556" calcext:value-type="float">
            <text:p>26045556</text:p>
          </table:table-cell>
          <table:table-cell office:value-type="float" office:value="10.919573" calcext:value-type="float">
            <text:p>10.919573</text:p>
          </table:table-cell>
          <table:table-cell office:value-type="float" office:value="8.193889" calcext:value-type="float">
            <text:p>8.193889</text:p>
          </table:table-cell>
          <table:table-cell office:value-type="float" office:value="1.781507" calcext:value-type="float">
            <text:p>1.781507</text:p>
          </table:table-cell>
          <table:table-cell office:value-type="float" office:value="1.33" calcext:value-type="float">
            <text:p>1.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003" calcext:value-type="float">
            <text:p>1003</text:p>
          </table:table-cell>
          <table:table-cell office:value-type="float" office:value="3763170550" calcext:value-type="float">
            <text:p>3763170550</text:p>
          </table:table-cell>
          <table:table-cell office:value-type="float" office:value="8778515798" calcext:value-type="float">
            <text:p>8778515798</text:p>
          </table:table-cell>
          <table:table-cell office:value-type="float" office:value="27552244" calcext:value-type="float">
            <text:p>27552244</text:p>
          </table:table-cell>
          <table:table-cell office:value-type="float" office:value="181150091" calcext:value-type="float">
            <text:p>181150091</text:p>
          </table:table-cell>
          <table:table-cell office:value-type="float" office:value="137489932" calcext:value-type="float">
            <text:p>137489932</text:p>
          </table:table-cell>
          <table:table-cell office:value-type="float" office:value="30072527" calcext:value-type="float">
            <text:p>30072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68" calcext:value-type="float">
            <text:p>0.42868</text:p>
          </table:table-cell>
          <table:table-cell office:value-type="float" office:value="27552244" calcext:value-type="float">
            <text:p>27552244</text:p>
          </table:table-cell>
          <table:table-cell office:value-type="float" office:value="11.558929" calcext:value-type="float">
            <text:p>11.558929</text:p>
          </table:table-cell>
          <table:table-cell office:value-type="float" office:value="8.773037" calcext:value-type="float">
            <text:p>8.773037</text:p>
          </table:table-cell>
          <table:table-cell office:value-type="float" office:value="1.918885" calcext:value-type="float">
            <text:p>1.918885</text:p>
          </table:table-cell>
          <table:table-cell office:value-type="float" office:value="1.32" calcext:value-type="float">
            <text:p>1.32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003" calcext:value-type="float">
            <text:p>1003</text:p>
          </table:table-cell>
          <table:table-cell office:value-type="float" office:value="3778663176" calcext:value-type="float">
            <text:p>3778663176</text:p>
          </table:table-cell>
          <table:table-cell office:value-type="float" office:value="8799691609" calcext:value-type="float">
            <text:p>8799691609</text:p>
          </table:table-cell>
          <table:table-cell office:value-type="float" office:value="25558533" calcext:value-type="float">
            <text:p>25558533</text:p>
          </table:table-cell>
          <table:table-cell office:value-type="float" office:value="167350760" calcext:value-type="float">
            <text:p>167350760</text:p>
          </table:table-cell>
          <table:table-cell office:value-type="float" office:value="133161068" calcext:value-type="float">
            <text:p>133161068</text:p>
          </table:table-cell>
          <table:table-cell office:value-type="float" office:value="27714295" calcext:value-type="float">
            <text:p>277142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409" calcext:value-type="float">
            <text:p>0.429409</text:p>
          </table:table-cell>
          <table:table-cell office:value-type="float" office:value="25558532" calcext:value-type="float">
            <text:p>25558532</text:p>
          </table:table-cell>
          <table:table-cell office:value-type="float" office:value="10.678412" calcext:value-type="float">
            <text:p>10.678412</text:p>
          </table:table-cell>
          <table:table-cell office:value-type="float" office:value="8.496819" calcext:value-type="float">
            <text:p>8.496819</text:p>
          </table:table-cell>
          <table:table-cell office:value-type="float" office:value="1.76841" calcext:value-type="float">
            <text:p>1.76841</text:p>
          </table:table-cell>
          <table:table-cell office:value-type="float" office:value="1.26" calcext:value-type="float">
            <text:p>1.2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003" calcext:value-type="float">
            <text:p>1003</text:p>
          </table:table-cell>
          <table:table-cell office:value-type="float" office:value="3814757922" calcext:value-type="float">
            <text:p>3814757922</text:p>
          </table:table-cell>
          <table:table-cell office:value-type="float" office:value="8855745021" calcext:value-type="float">
            <text:p>8855745021</text:p>
          </table:table-cell>
          <table:table-cell office:value-type="float" office:value="25716183" calcext:value-type="float">
            <text:p>25716183</text:p>
          </table:table-cell>
          <table:table-cell office:value-type="float" office:value="167937161" calcext:value-type="float">
            <text:p>167937161</text:p>
          </table:table-cell>
          <table:table-cell office:value-type="float" office:value="128150569" calcext:value-type="float">
            <text:p>128150569</text:p>
          </table:table-cell>
          <table:table-cell office:value-type="float" office:value="27739132" calcext:value-type="float">
            <text:p>2773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766" calcext:value-type="float">
            <text:p>0.430766</text:p>
          </table:table-cell>
          <table:table-cell office:value-type="float" office:value="25716184" calcext:value-type="float">
            <text:p>25716184</text:p>
          </table:table-cell>
          <table:table-cell office:value-type="float" office:value="10.715831" calcext:value-type="float">
            <text:p>10.715831</text:p>
          </table:table-cell>
          <table:table-cell office:value-type="float" office:value="8.177105" calcext:value-type="float">
            <text:p>8.177105</text:p>
          </table:table-cell>
          <table:table-cell office:value-type="float" office:value="1.769994" calcext:value-type="float">
            <text:p>1.769994</text:p>
          </table:table-cell>
          <table:table-cell office:value-type="float" office:value="1.31" calcext:value-type="float">
            <text:p>1.31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003" calcext:value-type="float">
            <text:p>1003</text:p>
          </table:table-cell>
          <table:table-cell office:value-type="float" office:value="3874999092" calcext:value-type="float">
            <text:p>3874999092</text:p>
          </table:table-cell>
          <table:table-cell office:value-type="float" office:value="8861923629" calcext:value-type="float">
            <text:p>8861923629</text:p>
          </table:table-cell>
          <table:table-cell office:value-type="float" office:value="27157853" calcext:value-type="float">
            <text:p>27157853</text:p>
          </table:table-cell>
          <table:table-cell office:value-type="float" office:value="182832900" calcext:value-type="float">
            <text:p>182832900</text:p>
          </table:table-cell>
          <table:table-cell office:value-type="float" office:value="140494843" calcext:value-type="float">
            <text:p>140494843</text:p>
          </table:table-cell>
          <table:table-cell office:value-type="float" office:value="31333021" calcext:value-type="float">
            <text:p>313330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264" calcext:value-type="float">
            <text:p>0.437264</text:p>
          </table:table-cell>
          <table:table-cell office:value-type="float" office:value="27157852" calcext:value-type="float">
            <text:p>27157852</text:p>
          </table:table-cell>
          <table:table-cell office:value-type="float" office:value="11.666306" calcext:value-type="float">
            <text:p>11.666306</text:p>
          </table:table-cell>
          <table:table-cell office:value-type="float" office:value="8.964776" calcext:value-type="float">
            <text:p>8.964776</text:p>
          </table:table-cell>
          <table:table-cell office:value-type="float" office:value="1.999315" calcext:value-type="float">
            <text:p>1.999315</text:p>
          </table:table-cell>
          <table:table-cell office:value-type="float" office:value="1.3" calcext:value-type="float">
            <text:p>1.3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003" calcext:value-type="float">
            <text:p>1003</text:p>
          </table:table-cell>
          <table:table-cell office:value-type="float" office:value="3885080283" calcext:value-type="float">
            <text:p>3885080283</text:p>
          </table:table-cell>
          <table:table-cell office:value-type="float" office:value="8757956285" calcext:value-type="float">
            <text:p>8757956285</text:p>
          </table:table-cell>
          <table:table-cell office:value-type="float" office:value="20429194" calcext:value-type="float">
            <text:p>20429194</text:p>
          </table:table-cell>
          <table:table-cell office:value-type="float" office:value="144822990" calcext:value-type="float">
            <text:p>144822990</text:p>
          </table:table-cell>
          <table:table-cell office:value-type="float" office:value="108546090" calcext:value-type="float">
            <text:p>108546090</text:p>
          </table:table-cell>
          <table:table-cell office:value-type="float" office:value="26306962" calcext:value-type="float">
            <text:p>26306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606" calcext:value-type="float">
            <text:p>0.443606</text:p>
          </table:table-cell>
          <table:table-cell office:value-type="float" office:value="20429194" calcext:value-type="float">
            <text:p>20429194</text:p>
          </table:table-cell>
          <table:table-cell office:value-type="float" office:value="9.240949" calcext:value-type="float">
            <text:p>9.240949</text:p>
          </table:table-cell>
          <table:table-cell office:value-type="float" office:value="6.926171" calcext:value-type="float">
            <text:p>6.926171</text:p>
          </table:table-cell>
          <table:table-cell office:value-type="float" office:value="1.67861" calcext:value-type="float">
            <text:p>1.67861</text:p>
          </table:table-cell>
          <table:table-cell office:value-type="float" office:value="1.33" calcext:value-type="float">
            <text:p>1.33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2005" calcext:value-type="float">
            <text:p>2005</text:p>
          </table:table-cell>
          <table:table-cell office:value-type="float" office:value="4162144975" calcext:value-type="float">
            <text:p>4162144975</text:p>
          </table:table-cell>
          <table:table-cell office:value-type="float" office:value="9117699825" calcext:value-type="float">
            <text:p>9117699825</text:p>
          </table:table-cell>
          <table:table-cell office:value-type="float" office:value="29398634" calcext:value-type="float">
            <text:p>29398634</text:p>
          </table:table-cell>
          <table:table-cell office:value-type="float" office:value="207393485" calcext:value-type="float">
            <text:p>207393485</text:p>
          </table:table-cell>
          <table:table-cell office:value-type="float" office:value="153473110" calcext:value-type="float">
            <text:p>153473110</text:p>
          </table:table-cell>
          <table:table-cell office:value-type="float" office:value="38302214" calcext:value-type="float">
            <text:p>383022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6491" calcext:value-type="float">
            <text:p>0.456491</text:p>
          </table:table-cell>
          <table:table-cell office:value-type="float" office:value="29398634" calcext:value-type="float">
            <text:p>29398634</text:p>
          </table:table-cell>
          <table:table-cell office:value-type="float" office:value="13.24669" calcext:value-type="float">
            <text:p>13.24669</text:p>
          </table:table-cell>
          <table:table-cell office:value-type="float" office:value="9.802673" calcext:value-type="float">
            <text:p>9.802673</text:p>
          </table:table-cell>
          <table:table-cell office:value-type="float" office:value="2.446449" calcext:value-type="float">
            <text:p>2.446449</text:p>
          </table:table-cell>
          <table:table-cell office:value-type="float" office:value="1.35" calcext:value-type="float">
            <text:p>1.3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2005" calcext:value-type="float">
            <text:p>2005</text:p>
          </table:table-cell>
          <table:table-cell office:value-type="float" office:value="4082745033" calcext:value-type="float">
            <text:p>4082745033</text:p>
          </table:table-cell>
          <table:table-cell office:value-type="float" office:value="9116266015" calcext:value-type="float">
            <text:p>9116266015</text:p>
          </table:table-cell>
          <table:table-cell office:value-type="float" office:value="26740987" calcext:value-type="float">
            <text:p>26740987</text:p>
          </table:table-cell>
          <table:table-cell office:value-type="float" office:value="186219814" calcext:value-type="float">
            <text:p>186219814</text:p>
          </table:table-cell>
          <table:table-cell office:value-type="float" office:value="143496924" calcext:value-type="float">
            <text:p>143496924</text:p>
          </table:table-cell>
          <table:table-cell office:value-type="float" office:value="33260782" calcext:value-type="float">
            <text:p>3326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853" calcext:value-type="float">
            <text:p>0.447853</text:p>
          </table:table-cell>
          <table:table-cell office:value-type="float" office:value="26740988" calcext:value-type="float">
            <text:p>26740988</text:p>
          </table:table-cell>
          <table:table-cell office:value-type="float" office:value="11.894279" calcext:value-type="float">
            <text:p>11.894279</text:p>
          </table:table-cell>
          <table:table-cell office:value-type="float" office:value="9.165472" calcext:value-type="float">
            <text:p>9.165472</text:p>
          </table:table-cell>
          <table:table-cell office:value-type="float" office:value="2.124441" calcext:value-type="float">
            <text:p>2.124441</text:p>
          </table:table-cell>
          <table:table-cell office:value-type="float" office:value="1.3" calcext:value-type="float">
            <text:p>1.3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2005" calcext:value-type="float">
            <text:p>2005</text:p>
          </table:table-cell>
          <table:table-cell office:value-type="float" office:value="4079554777" calcext:value-type="float">
            <text:p>4079554777</text:p>
          </table:table-cell>
          <table:table-cell office:value-type="float" office:value="9124049054" calcext:value-type="float">
            <text:p>9124049054</text:p>
          </table:table-cell>
          <table:table-cell office:value-type="float" office:value="28670871" calcext:value-type="float">
            <text:p>28670871</text:p>
          </table:table-cell>
          <table:table-cell office:value-type="float" office:value="195370083" calcext:value-type="float">
            <text:p>195370083</text:p>
          </table:table-cell>
          <table:table-cell office:value-type="float" office:value="146512627" calcext:value-type="float">
            <text:p>146512627</text:p>
          </table:table-cell>
          <table:table-cell office:value-type="float" office:value="35839473" calcext:value-type="float">
            <text:p>3583947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121" calcext:value-type="float">
            <text:p>0.447121</text:p>
          </table:table-cell>
          <table:table-cell office:value-type="float" office:value="28670872" calcext:value-type="float">
            <text:p>28670872</text:p>
          </table:table-cell>
          <table:table-cell office:value-type="float" office:value="12.478727" calcext:value-type="float">
            <text:p>12.478727</text:p>
          </table:table-cell>
          <table:table-cell office:value-type="float" office:value="9.358091" calcext:value-type="float">
            <text:p>9.358091</text:p>
          </table:table-cell>
          <table:table-cell office:value-type="float" office:value="2.289148" calcext:value-type="float">
            <text:p>2.289148</text:p>
          </table:table-cell>
          <table:table-cell office:value-type="float" office:value="1.33" calcext:value-type="float">
            <text:p>1.33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2006" calcext:value-type="float">
            <text:p>2006</text:p>
          </table:table-cell>
          <table:table-cell office:value-type="float" office:value="4026982532" calcext:value-type="float">
            <text:p>4026982532</text:p>
          </table:table-cell>
          <table:table-cell office:value-type="float" office:value="9123352792" calcext:value-type="float">
            <text:p>9123352792</text:p>
          </table:table-cell>
          <table:table-cell office:value-type="float" office:value="27074486" calcext:value-type="float">
            <text:p>27074486</text:p>
          </table:table-cell>
          <table:table-cell office:value-type="float" office:value="183699558" calcext:value-type="float">
            <text:p>183699558</text:p>
          </table:table-cell>
          <table:table-cell office:value-type="float" office:value="139476142" calcext:value-type="float">
            <text:p>139476142</text:p>
          </table:table-cell>
          <table:table-cell office:value-type="float" office:value="32070465" calcext:value-type="float">
            <text:p>32070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393" calcext:value-type="float">
            <text:p>0.441393</text:p>
          </table:table-cell>
          <table:table-cell office:value-type="float" office:value="27074486" calcext:value-type="float">
            <text:p>27074486</text:p>
          </table:table-cell>
          <table:table-cell office:value-type="float" office:value="11.721606" calcext:value-type="float">
            <text:p>11.721606</text:p>
          </table:table-cell>
          <table:table-cell office:value-type="float" office:value="8.899774" calcext:value-type="float">
            <text:p>8.899774</text:p>
          </table:table-cell>
          <table:table-cell office:value-type="float" office:value="2.046371" calcext:value-type="float">
            <text:p>2.046371</text:p>
          </table:table-cell>
          <table:table-cell office:value-type="float" office:value="1.32" calcext:value-type="float">
            <text:p>1.32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2005" calcext:value-type="float">
            <text:p>2005</text:p>
          </table:table-cell>
          <table:table-cell office:value-type="float" office:value="4069542537" calcext:value-type="float">
            <text:p>4069542537</text:p>
          </table:table-cell>
          <table:table-cell office:value-type="float" office:value="9120441283" calcext:value-type="float">
            <text:p>9120441283</text:p>
          </table:table-cell>
          <table:table-cell office:value-type="float" office:value="29571591" calcext:value-type="float">
            <text:p>29571591</text:p>
          </table:table-cell>
          <table:table-cell office:value-type="float" office:value="198472611" calcext:value-type="float">
            <text:p>198472611</text:p>
          </table:table-cell>
          <table:table-cell office:value-type="float" office:value="158228753" calcext:value-type="float">
            <text:p>158228753</text:p>
          </table:table-cell>
          <table:table-cell office:value-type="float" office:value="35454825" calcext:value-type="float">
            <text:p>354548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2" calcext:value-type="float">
            <text:p>0.4462</text:p>
          </table:table-cell>
          <table:table-cell office:value-type="float" office:value="29571592" calcext:value-type="float">
            <text:p>29571592</text:p>
          </table:table-cell>
          <table:table-cell office:value-type="float" office:value="12.676893" calcext:value-type="float">
            <text:p>12.676893</text:p>
          </table:table-cell>
          <table:table-cell office:value-type="float" office:value="10.106427" calcext:value-type="float">
            <text:p>10.106427</text:p>
          </table:table-cell>
          <table:table-cell office:value-type="float" office:value="2.26458" calcext:value-type="float">
            <text:p>2.26458</text:p>
          </table:table-cell>
          <table:table-cell office:value-type="float" office:value="1.25" calcext:value-type="float">
            <text:p>1.25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2005" calcext:value-type="float">
            <text:p>2005</text:p>
          </table:table-cell>
          <table:table-cell office:value-type="float" office:value="4044491489" calcext:value-type="float">
            <text:p>4044491489</text:p>
          </table:table-cell>
          <table:table-cell office:value-type="float" office:value="9120228663" calcext:value-type="float">
            <text:p>9120228663</text:p>
          </table:table-cell>
          <table:table-cell office:value-type="float" office:value="29906268" calcext:value-type="float">
            <text:p>29906268</text:p>
          </table:table-cell>
          <table:table-cell office:value-type="float" office:value="198498407" calcext:value-type="float">
            <text:p>198498407</text:p>
          </table:table-cell>
          <table:table-cell office:value-type="float" office:value="151927966" calcext:value-type="float">
            <text:p>151927966</text:p>
          </table:table-cell>
          <table:table-cell office:value-type="float" office:value="36144020" calcext:value-type="float">
            <text:p>36144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464" calcext:value-type="float">
            <text:p>0.443464</text:p>
          </table:table-cell>
          <table:table-cell office:value-type="float" office:value="29906268" calcext:value-type="float">
            <text:p>29906268</text:p>
          </table:table-cell>
          <table:table-cell office:value-type="float" office:value="12.67854" calcext:value-type="float">
            <text:p>12.67854</text:p>
          </table:table-cell>
          <table:table-cell office:value-type="float" office:value="9.703982" calcext:value-type="float">
            <text:p>9.703982</text:p>
          </table:table-cell>
          <table:table-cell office:value-type="float" office:value="2.3086" calcext:value-type="float">
            <text:p>2.3086</text:p>
          </table:table-cell>
          <table:table-cell office:value-type="float" office:value="1.31" calcext:value-type="float">
            <text:p>1.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2005" calcext:value-type="float">
            <text:p>2005</text:p>
          </table:table-cell>
          <table:table-cell office:value-type="float" office:value="4057295133" calcext:value-type="float">
            <text:p>4057295133</text:p>
          </table:table-cell>
          <table:table-cell office:value-type="float" office:value="9122911011" calcext:value-type="float">
            <text:p>9122911011</text:p>
          </table:table-cell>
          <table:table-cell office:value-type="float" office:value="31399016" calcext:value-type="float">
            <text:p>31399016</text:p>
          </table:table-cell>
          <table:table-cell office:value-type="float" office:value="213961207" calcext:value-type="float">
            <text:p>213961207</text:p>
          </table:table-cell>
          <table:table-cell office:value-type="float" office:value="164370261" calcext:value-type="float">
            <text:p>164370261</text:p>
          </table:table-cell>
          <table:table-cell office:value-type="float" office:value="35897174" calcext:value-type="float">
            <text:p>3589717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737" calcext:value-type="float">
            <text:p>0.444737</text:p>
          </table:table-cell>
          <table:table-cell office:value-type="float" office:value="31399016" calcext:value-type="float">
            <text:p>31399016</text:p>
          </table:table-cell>
          <table:table-cell office:value-type="float" office:value="13.666184" calcext:value-type="float">
            <text:p>13.666184</text:p>
          </table:table-cell>
          <table:table-cell office:value-type="float" office:value="10.498699" calcext:value-type="float">
            <text:p>10.498699</text:p>
          </table:table-cell>
          <table:table-cell office:value-type="float" office:value="2.292834" calcext:value-type="float">
            <text:p>2.292834</text:p>
          </table:table-cell>
          <table:table-cell office:value-type="float" office:value="1.3" calcext:value-type="float">
            <text:p>1.3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2005" calcext:value-type="float">
            <text:p>2005</text:p>
          </table:table-cell>
          <table:table-cell office:value-type="float" office:value="3889572476" calcext:value-type="float">
            <text:p>3889572476</text:p>
          </table:table-cell>
          <table:table-cell office:value-type="float" office:value="9122728935" calcext:value-type="float">
            <text:p>9122728935</text:p>
          </table:table-cell>
          <table:table-cell office:value-type="float" office:value="33553121" calcext:value-type="float">
            <text:p>33553121</text:p>
          </table:table-cell>
          <table:table-cell office:value-type="float" office:value="216517036" calcext:value-type="float">
            <text:p>216517036</text:p>
          </table:table-cell>
          <table:table-cell office:value-type="float" office:value="168710221" calcext:value-type="float">
            <text:p>168710221</text:p>
          </table:table-cell>
          <table:table-cell office:value-type="float" office:value="34065508" calcext:value-type="float">
            <text:p>3406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361" calcext:value-type="float">
            <text:p>0.426361</text:p>
          </table:table-cell>
          <table:table-cell office:value-type="float" office:value="33553120" calcext:value-type="float">
            <text:p>33553120</text:p>
          </table:table-cell>
          <table:table-cell office:value-type="float" office:value="13.829432" calcext:value-type="float">
            <text:p>13.829432</text:p>
          </table:table-cell>
          <table:table-cell office:value-type="float" office:value="10.775903" calcext:value-type="float">
            <text:p>10.775903</text:p>
          </table:table-cell>
          <table:table-cell office:value-type="float" office:value="2.175841" calcext:value-type="float">
            <text:p>2.175841</text:p>
          </table:table-cell>
          <table:table-cell office:value-type="float" office:value="1.28" calcext:value-type="float">
            <text:p>1.2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3007" calcext:value-type="float">
            <text:p>3007</text:p>
          </table:table-cell>
          <table:table-cell office:value-type="float" office:value="3974961534" calcext:value-type="float">
            <text:p>3974961534</text:p>
          </table:table-cell>
          <table:table-cell office:value-type="float" office:value="9127539587" calcext:value-type="float">
            <text:p>9127539587</text:p>
          </table:table-cell>
          <table:table-cell office:value-type="float" office:value="31190304" calcext:value-type="float">
            <text:p>31190304</text:p>
          </table:table-cell>
          <table:table-cell office:value-type="float" office:value="203818522" calcext:value-type="float">
            <text:p>203818522</text:p>
          </table:table-cell>
          <table:table-cell office:value-type="float" office:value="154523902" calcext:value-type="float">
            <text:p>154523902</text:p>
          </table:table-cell>
          <table:table-cell office:value-type="float" office:value="32889157" calcext:value-type="float">
            <text:p>328891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491" calcext:value-type="float">
            <text:p>0.435491</text:p>
          </table:table-cell>
          <table:table-cell office:value-type="float" office:value="31190304" calcext:value-type="float">
            <text:p>31190304</text:p>
          </table:table-cell>
          <table:table-cell office:value-type="float" office:value="13.018349" calcext:value-type="float">
            <text:p>13.018349</text:p>
          </table:table-cell>
          <table:table-cell office:value-type="float" office:value="9.86979" calcext:value-type="float">
            <text:p>9.86979</text:p>
          </table:table-cell>
          <table:table-cell office:value-type="float" office:value="2.100705" calcext:value-type="float">
            <text:p>2.100705</text:p>
          </table:table-cell>
          <table:table-cell office:value-type="float" office:value="1.32" calcext:value-type="float">
            <text:p>1.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3007" calcext:value-type="float">
            <text:p>3007</text:p>
          </table:table-cell>
          <table:table-cell office:value-type="float" office:value="3883795414" calcext:value-type="float">
            <text:p>3883795414</text:p>
          </table:table-cell>
          <table:table-cell office:value-type="float" office:value="9126373788" calcext:value-type="float">
            <text:p>9126373788</text:p>
          </table:table-cell>
          <table:table-cell office:value-type="float" office:value="27384313" calcext:value-type="float">
            <text:p>27384313</text:p>
          </table:table-cell>
          <table:table-cell office:value-type="float" office:value="178398661" calcext:value-type="float">
            <text:p>178398661</text:p>
          </table:table-cell>
          <table:table-cell office:value-type="float" office:value="139292426" calcext:value-type="float">
            <text:p>139292426</text:p>
          </table:table-cell>
          <table:table-cell office:value-type="float" office:value="29656551" calcext:value-type="float">
            <text:p>2965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557" calcext:value-type="float">
            <text:p>0.425557</text:p>
          </table:table-cell>
          <table:table-cell office:value-type="float" office:value="27384312" calcext:value-type="float">
            <text:p>27384312</text:p>
          </table:table-cell>
          <table:table-cell office:value-type="float" office:value="11.394725" calcext:value-type="float">
            <text:p>11.394725</text:p>
          </table:table-cell>
          <table:table-cell office:value-type="float" office:value="8.896922" calcext:value-type="float">
            <text:p>8.896922</text:p>
          </table:table-cell>
          <table:table-cell office:value-type="float" office:value="1.894231" calcext:value-type="float">
            <text:p>1.894231</text:p>
          </table:table-cell>
          <table:table-cell office:value-type="float" office:value="1.28" calcext:value-type="float">
            <text:p>1.2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3007" calcext:value-type="float">
            <text:p>3007</text:p>
          </table:table-cell>
          <table:table-cell office:value-type="float" office:value="3991269844" calcext:value-type="float">
            <text:p>3991269844</text:p>
          </table:table-cell>
          <table:table-cell office:value-type="float" office:value="9122119651" calcext:value-type="float">
            <text:p>9122119651</text:p>
          </table:table-cell>
          <table:table-cell office:value-type="float" office:value="32345927" calcext:value-type="float">
            <text:p>32345927</text:p>
          </table:table-cell>
          <table:table-cell office:value-type="float" office:value="219063217" calcext:value-type="float">
            <text:p>219063217</text:p>
          </table:table-cell>
          <table:table-cell office:value-type="float" office:value="164467973" calcext:value-type="float">
            <text:p>164467973</text:p>
          </table:table-cell>
          <table:table-cell office:value-type="float" office:value="35615084" calcext:value-type="float">
            <text:p>3561508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538" calcext:value-type="float">
            <text:p>0.437538</text:p>
          </table:table-cell>
          <table:table-cell office:value-type="float" office:value="32345928" calcext:value-type="float">
            <text:p>32345928</text:p>
          </table:table-cell>
          <table:table-cell office:value-type="float" office:value="13.992062" calcext:value-type="float">
            <text:p>13.992062</text:p>
          </table:table-cell>
          <table:table-cell office:value-type="float" office:value="10.50494" calcext:value-type="float">
            <text:p>10.50494</text:p>
          </table:table-cell>
          <table:table-cell office:value-type="float" office:value="2.274816" calcext:value-type="float">
            <text:p>2.274816</text:p>
          </table:table-cell>
          <table:table-cell office:value-type="float" office:value="1.33" calcext:value-type="float">
            <text:p>1.3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3008" calcext:value-type="float">
            <text:p>3008</text:p>
          </table:table-cell>
          <table:table-cell office:value-type="float" office:value="4001129763" calcext:value-type="float">
            <text:p>4001129763</text:p>
          </table:table-cell>
          <table:table-cell office:value-type="float" office:value="9119655922" calcext:value-type="float">
            <text:p>9119655922</text:p>
          </table:table-cell>
          <table:table-cell office:value-type="float" office:value="26517852" calcext:value-type="float">
            <text:p>26517852</text:p>
          </table:table-cell>
          <table:table-cell office:value-type="float" office:value="186308339" calcext:value-type="float">
            <text:p>186308339</text:p>
          </table:table-cell>
          <table:table-cell office:value-type="float" office:value="141435933" calcext:value-type="float">
            <text:p>141435933</text:p>
          </table:table-cell>
          <table:table-cell office:value-type="float" office:value="33910281" calcext:value-type="float">
            <text:p>3391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737" calcext:value-type="float">
            <text:p>0.438737</text:p>
          </table:table-cell>
          <table:table-cell office:value-type="float" office:value="26517852" calcext:value-type="float">
            <text:p>26517852</text:p>
          </table:table-cell>
          <table:table-cell office:value-type="float" office:value="11.899934" calcext:value-type="float">
            <text:p>11.899934</text:p>
          </table:table-cell>
          <table:table-cell office:value-type="float" office:value="9.033833" calcext:value-type="float">
            <text:p>9.033833</text:p>
          </table:table-cell>
          <table:table-cell office:value-type="float" office:value="2.165926" calcext:value-type="float">
            <text:p>2.165926</text:p>
          </table:table-cell>
          <table:table-cell office:value-type="float" office:value="1.32" calcext:value-type="float">
            <text:p>1.3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3007" calcext:value-type="float">
            <text:p>3007</text:p>
          </table:table-cell>
          <table:table-cell office:value-type="float" office:value="3943942563" calcext:value-type="float">
            <text:p>3943942563</text:p>
          </table:table-cell>
          <table:table-cell office:value-type="float" office:value="9143385435" calcext:value-type="float">
            <text:p>9143385435</text:p>
          </table:table-cell>
          <table:table-cell office:value-type="float" office:value="27355394" calcext:value-type="float">
            <text:p>27355394</text:p>
          </table:table-cell>
          <table:table-cell office:value-type="float" office:value="179405418" calcext:value-type="float">
            <text:p>179405418</text:p>
          </table:table-cell>
          <table:table-cell office:value-type="float" office:value="143509348" calcext:value-type="float">
            <text:p>143509348</text:p>
          </table:table-cell>
          <table:table-cell office:value-type="float" office:value="29279614" calcext:value-type="float">
            <text:p>292796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344" calcext:value-type="float">
            <text:p>0.431344</text:p>
          </table:table-cell>
          <table:table-cell office:value-type="float" office:value="27355394" calcext:value-type="float">
            <text:p>27355394</text:p>
          </table:table-cell>
          <table:table-cell office:value-type="float" office:value="11.459029" calcext:value-type="float">
            <text:p>11.459029</text:p>
          </table:table-cell>
          <table:table-cell office:value-type="float" office:value="9.166265" calcext:value-type="float">
            <text:p>9.166265</text:p>
          </table:table-cell>
          <table:table-cell office:value-type="float" office:value="1.870155" calcext:value-type="float">
            <text:p>1.870155</text:p>
          </table:table-cell>
          <table:table-cell office:value-type="float" office:value="1.25" calcext:value-type="float">
            <text:p>1.2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3007" calcext:value-type="float">
            <text:p>3007</text:p>
          </table:table-cell>
          <table:table-cell office:value-type="float" office:value="3942372364" calcext:value-type="float">
            <text:p>3942372364</text:p>
          </table:table-cell>
          <table:table-cell office:value-type="float" office:value="9111521889" calcext:value-type="float">
            <text:p>9111521889</text:p>
          </table:table-cell>
          <table:table-cell office:value-type="float" office:value="26270284" calcext:value-type="float">
            <text:p>26270284</text:p>
          </table:table-cell>
          <table:table-cell office:value-type="float" office:value="172826914" calcext:value-type="float">
            <text:p>172826914</text:p>
          </table:table-cell>
          <table:table-cell office:value-type="float" office:value="132261222" calcext:value-type="float">
            <text:p>132261222</text:p>
          </table:table-cell>
          <table:table-cell office:value-type="float" office:value="27543690" calcext:value-type="float">
            <text:p>27543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68" calcext:value-type="float">
            <text:p>0.43268</text:p>
          </table:table-cell>
          <table:table-cell office:value-type="float" office:value="26270284" calcext:value-type="float">
            <text:p>26270284</text:p>
          </table:table-cell>
          <table:table-cell office:value-type="float" office:value="11.038845" calcext:value-type="float">
            <text:p>11.038845</text:p>
          </table:table-cell>
          <table:table-cell office:value-type="float" office:value="8.447823" calcext:value-type="float">
            <text:p>8.447823</text:p>
          </table:table-cell>
          <table:table-cell office:value-type="float" office:value="1.759278" calcext:value-type="float">
            <text:p>1.759278</text:p>
          </table:table-cell>
          <table:table-cell office:value-type="float" office:value="1.31" calcext:value-type="float">
            <text:p>1.3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3008" calcext:value-type="float">
            <text:p>3008</text:p>
          </table:table-cell>
          <table:table-cell office:value-type="float" office:value="4087908459" calcext:value-type="float">
            <text:p>4087908459</text:p>
          </table:table-cell>
          <table:table-cell office:value-type="float" office:value="9142092092" calcext:value-type="float">
            <text:p>9142092092</text:p>
          </table:table-cell>
          <table:table-cell office:value-type="float" office:value="21715592" calcext:value-type="float">
            <text:p>21715592</text:p>
          </table:table-cell>
          <table:table-cell office:value-type="float" office:value="156405911" calcext:value-type="float">
            <text:p>156405911</text:p>
          </table:table-cell>
          <table:table-cell office:value-type="float" office:value="119002409" calcext:value-type="float">
            <text:p>119002409</text:p>
          </table:table-cell>
          <table:table-cell office:value-type="float" office:value="29374893" calcext:value-type="float">
            <text:p>2937489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152" calcext:value-type="float">
            <text:p>0.447152</text:p>
          </table:table-cell>
          <table:table-cell office:value-type="float" office:value="21715592" calcext:value-type="float">
            <text:p>21715592</text:p>
          </table:table-cell>
          <table:table-cell office:value-type="float" office:value="9.980038" calcext:value-type="float">
            <text:p>9.980038</text:p>
          </table:table-cell>
          <table:table-cell office:value-type="float" office:value="7.593374" calcext:value-type="float">
            <text:p>7.593374</text:p>
          </table:table-cell>
          <table:table-cell office:value-type="float" office:value="1.87437" calcext:value-type="float">
            <text:p>1.87437</text:p>
          </table:table-cell>
          <table:table-cell office:value-type="float" office:value="1.31" calcext:value-type="float">
            <text:p>1.3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3008" calcext:value-type="float">
            <text:p>3008</text:p>
          </table:table-cell>
          <table:table-cell office:value-type="float" office:value="4018225020" calcext:value-type="float">
            <text:p>4018225020</text:p>
          </table:table-cell>
          <table:table-cell office:value-type="float" office:value="9141077828" calcext:value-type="float">
            <text:p>9141077828</text:p>
          </table:table-cell>
          <table:table-cell office:value-type="float" office:value="24582287" calcext:value-type="float">
            <text:p>24582287</text:p>
          </table:table-cell>
          <table:table-cell office:value-type="float" office:value="168189472" calcext:value-type="float">
            <text:p>168189472</text:p>
          </table:table-cell>
          <table:table-cell office:value-type="float" office:value="127813004" calcext:value-type="float">
            <text:p>127813004</text:p>
          </table:table-cell>
          <table:table-cell office:value-type="float" office:value="30257980" calcext:value-type="float">
            <text:p>30257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579" calcext:value-type="float">
            <text:p>0.439579</text:p>
          </table:table-cell>
          <table:table-cell office:value-type="float" office:value="24582288" calcext:value-type="float">
            <text:p>24582288</text:p>
          </table:table-cell>
          <table:table-cell office:value-type="float" office:value="10.731931" calcext:value-type="float">
            <text:p>10.731931</text:p>
          </table:table-cell>
          <table:table-cell office:value-type="float" office:value="8.155566" calcext:value-type="float">
            <text:p>8.155566</text:p>
          </table:table-cell>
          <table:table-cell office:value-type="float" office:value="1.930719" calcext:value-type="float">
            <text:p>1.930719</text:p>
          </table:table-cell>
          <table:table-cell office:value-type="float" office:value="1.32" calcext:value-type="float">
            <text:p>1.32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4009" calcext:value-type="float">
            <text:p>4009</text:p>
          </table:table-cell>
          <table:table-cell office:value-type="float" office:value="4072704504" calcext:value-type="float">
            <text:p>4072704504</text:p>
          </table:table-cell>
          <table:table-cell office:value-type="float" office:value="9145528192" calcext:value-type="float">
            <text:p>9145528192</text:p>
          </table:table-cell>
          <table:table-cell office:value-type="float" office:value="20617206" calcext:value-type="float">
            <text:p>20617206</text:p>
          </table:table-cell>
          <table:table-cell office:value-type="float" office:value="149122401" calcext:value-type="float">
            <text:p>149122401</text:p>
          </table:table-cell>
          <table:table-cell office:value-type="float" office:value="109140043" calcext:value-type="float">
            <text:p>109140043</text:p>
          </table:table-cell>
          <table:table-cell office:value-type="float" office:value="29436397" calcext:value-type="float">
            <text:p>2943639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20617206" calcext:value-type="float">
            <text:p>20617206</text:p>
          </table:table-cell>
          <table:table-cell office:value-type="float" office:value="9.524784" calcext:value-type="float">
            <text:p>9.524784</text:p>
          </table:table-cell>
          <table:table-cell office:value-type="float" office:value="6.971021" calcext:value-type="float">
            <text:p>6.971021</text:p>
          </table:table-cell>
          <table:table-cell office:value-type="float" office:value="1.880169" calcext:value-type="float">
            <text:p>1.880169</text:p>
          </table:table-cell>
          <table:table-cell office:value-type="float" office:value="1.37" calcext:value-type="float">
            <text:p>1.3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4009" calcext:value-type="float">
            <text:p>4009</text:p>
          </table:table-cell>
          <table:table-cell office:value-type="float" office:value="4057197169" calcext:value-type="float">
            <text:p>4057197169</text:p>
          </table:table-cell>
          <table:table-cell office:value-type="float" office:value="9142874411" calcext:value-type="float">
            <text:p>9142874411</text:p>
          </table:table-cell>
          <table:table-cell office:value-type="float" office:value="20566952" calcext:value-type="float">
            <text:p>20566952</text:p>
          </table:table-cell>
          <table:table-cell office:value-type="float" office:value="149793138" calcext:value-type="float">
            <text:p>149793138</text:p>
          </table:table-cell>
          <table:table-cell office:value-type="float" office:value="113013852" calcext:value-type="float">
            <text:p>113013852</text:p>
          </table:table-cell>
          <table:table-cell office:value-type="float" office:value="29646934" calcext:value-type="float">
            <text:p>2964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755" calcext:value-type="float">
            <text:p>0.443755</text:p>
          </table:table-cell>
          <table:table-cell office:value-type="float" office:value="20566952" calcext:value-type="float">
            <text:p>20566952</text:p>
          </table:table-cell>
          <table:table-cell office:value-type="float" office:value="9.567625" calcext:value-type="float">
            <text:p>9.567625</text:p>
          </table:table-cell>
          <table:table-cell office:value-type="float" office:value="7.21845" calcext:value-type="float">
            <text:p>7.21845</text:p>
          </table:table-cell>
          <table:table-cell office:value-type="float" office:value="1.893617" calcext:value-type="float">
            <text:p>1.893617</text:p>
          </table:table-cell>
          <table:table-cell office:value-type="float" office:value="1.33" calcext:value-type="float">
            <text:p>1.33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4009" calcext:value-type="float">
            <text:p>4009</text:p>
          </table:table-cell>
          <table:table-cell office:value-type="float" office:value="4004671781" calcext:value-type="float">
            <text:p>4004671781</text:p>
          </table:table-cell>
          <table:table-cell office:value-type="float" office:value="9122229983" calcext:value-type="float">
            <text:p>9122229983</text:p>
          </table:table-cell>
          <table:table-cell office:value-type="float" office:value="21470464" calcext:value-type="float">
            <text:p>21470464</text:p>
          </table:table-cell>
          <table:table-cell office:value-type="float" office:value="146055885" calcext:value-type="float">
            <text:p>146055885</text:p>
          </table:table-cell>
          <table:table-cell office:value-type="float" office:value="109096906" calcext:value-type="float">
            <text:p>109096906</text:p>
          </table:table-cell>
          <table:table-cell office:value-type="float" office:value="26806135" calcext:value-type="float">
            <text:p>268061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001" calcext:value-type="float">
            <text:p>0.439001</text:p>
          </table:table-cell>
          <table:table-cell office:value-type="float" office:value="21470464" calcext:value-type="float">
            <text:p>21470464</text:p>
          </table:table-cell>
          <table:table-cell office:value-type="float" office:value="9.328919" calcext:value-type="float">
            <text:p>9.328919</text:p>
          </table:table-cell>
          <table:table-cell office:value-type="float" office:value="6.968266" calcext:value-type="float">
            <text:p>6.968266</text:p>
          </table:table-cell>
          <table:table-cell office:value-type="float" office:value="1.712168" calcext:value-type="float">
            <text:p>1.712168</text:p>
          </table:table-cell>
          <table:table-cell office:value-type="float" office:value="1.34" calcext:value-type="float">
            <text:p>1.34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4010" calcext:value-type="float">
            <text:p>4010</text:p>
          </table:table-cell>
          <table:table-cell office:value-type="float" office:value="3918751207" calcext:value-type="float">
            <text:p>3918751207</text:p>
          </table:table-cell>
          <table:table-cell office:value-type="float" office:value="9145386626" calcext:value-type="float">
            <text:p>9145386626</text:p>
          </table:table-cell>
          <table:table-cell office:value-type="float" office:value="26522188" calcext:value-type="float">
            <text:p>26522188</text:p>
          </table:table-cell>
          <table:table-cell office:value-type="float" office:value="175460483" calcext:value-type="float">
            <text:p>175460483</text:p>
          </table:table-cell>
          <table:table-cell office:value-type="float" office:value="134537837" calcext:value-type="float">
            <text:p>134537837</text:p>
          </table:table-cell>
          <table:table-cell office:value-type="float" office:value="27162352" calcext:value-type="float">
            <text:p>2716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495" calcext:value-type="float">
            <text:p>0.428495</text:p>
          </table:table-cell>
          <table:table-cell office:value-type="float" office:value="26522188" calcext:value-type="float">
            <text:p>26522188</text:p>
          </table:table-cell>
          <table:table-cell office:value-type="float" office:value="11.207057" calcext:value-type="float">
            <text:p>11.207057</text:p>
          </table:table-cell>
          <table:table-cell office:value-type="float" office:value="8.593235" calcext:value-type="float">
            <text:p>8.593235</text:p>
          </table:table-cell>
          <table:table-cell office:value-type="float" office:value="1.734921" calcext:value-type="float">
            <text:p>1.734921</text:p>
          </table:table-cell>
          <table:table-cell office:value-type="float" office:value="1.3" calcext:value-type="float">
            <text:p>1.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4009" calcext:value-type="float">
            <text:p>4009</text:p>
          </table:table-cell>
          <table:table-cell office:value-type="float" office:value="4013323947" calcext:value-type="float">
            <text:p>4013323947</text:p>
          </table:table-cell>
          <table:table-cell office:value-type="float" office:value="9142402523" calcext:value-type="float">
            <text:p>9142402523</text:p>
          </table:table-cell>
          <table:table-cell office:value-type="float" office:value="25328037" calcext:value-type="float">
            <text:p>25328037</text:p>
          </table:table-cell>
          <table:table-cell office:value-type="float" office:value="173186957" calcext:value-type="float">
            <text:p>173186957</text:p>
          </table:table-cell>
          <table:table-cell office:value-type="float" office:value="137635535" calcext:value-type="float">
            <text:p>137635535</text:p>
          </table:table-cell>
          <table:table-cell office:value-type="float" office:value="30325973" calcext:value-type="float">
            <text:p>303259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979" calcext:value-type="float">
            <text:p>0.438979</text:p>
          </table:table-cell>
          <table:table-cell office:value-type="float" office:value="25328036" calcext:value-type="float">
            <text:p>25328036</text:p>
          </table:table-cell>
          <table:table-cell office:value-type="float" office:value="11.061842" calcext:value-type="float">
            <text:p>11.061842</text:p>
          </table:table-cell>
          <table:table-cell office:value-type="float" office:value="8.791092" calcext:value-type="float">
            <text:p>8.791092</text:p>
          </table:table-cell>
          <table:table-cell office:value-type="float" office:value="1.936988" calcext:value-type="float">
            <text:p>1.936988</text:p>
          </table:table-cell>
          <table:table-cell office:value-type="float" office:value="1.26" calcext:value-type="float">
            <text:p>1.2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4009" calcext:value-type="float">
            <text:p>4009</text:p>
          </table:table-cell>
          <table:table-cell office:value-type="float" office:value="4051269753" calcext:value-type="float">
            <text:p>4051269753</text:p>
          </table:table-cell>
          <table:table-cell office:value-type="float" office:value="9139064138" calcext:value-type="float">
            <text:p>9139064138</text:p>
          </table:table-cell>
          <table:table-cell office:value-type="float" office:value="20453727" calcext:value-type="float">
            <text:p>20453727</text:p>
          </table:table-cell>
          <table:table-cell office:value-type="float" office:value="146475143" calcext:value-type="float">
            <text:p>146475143</text:p>
          </table:table-cell>
          <table:table-cell office:value-type="float" office:value="111418998" calcext:value-type="float">
            <text:p>111418998</text:p>
          </table:table-cell>
          <table:table-cell office:value-type="float" office:value="26729720" calcext:value-type="float">
            <text:p>2672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292" calcext:value-type="float">
            <text:p>0.443292</text:p>
          </table:table-cell>
          <table:table-cell office:value-type="float" office:value="20453728" calcext:value-type="float">
            <text:p>20453728</text:p>
          </table:table-cell>
          <table:table-cell office:value-type="float" office:value="9.355698" calcext:value-type="float">
            <text:p>9.355698</text:p>
          </table:table-cell>
          <table:table-cell office:value-type="float" office:value="7.116583" calcext:value-type="float">
            <text:p>7.116583</text:p>
          </table:table-cell>
          <table:table-cell office:value-type="float" office:value="1.707288" calcext:value-type="float">
            <text:p>1.707288</text:p>
          </table:table-cell>
          <table:table-cell office:value-type="float" office:value="1.31" calcext:value-type="float">
            <text:p>1.31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4010" calcext:value-type="float">
            <text:p>4010</text:p>
          </table:table-cell>
          <table:table-cell office:value-type="float" office:value="3891902346" calcext:value-type="float">
            <text:p>3891902346</text:p>
          </table:table-cell>
          <table:table-cell office:value-type="float" office:value="9148853102" calcext:value-type="float">
            <text:p>9148853102</text:p>
          </table:table-cell>
          <table:table-cell office:value-type="float" office:value="26733358" calcext:value-type="float">
            <text:p>26733358</text:p>
          </table:table-cell>
          <table:table-cell office:value-type="float" office:value="173212604" calcext:value-type="float">
            <text:p>173212604</text:p>
          </table:table-cell>
          <table:table-cell office:value-type="float" office:value="135444625" calcext:value-type="float">
            <text:p>135444625</text:p>
          </table:table-cell>
          <table:table-cell office:value-type="float" office:value="26436933" calcext:value-type="float">
            <text:p>264369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398" calcext:value-type="float">
            <text:p>0.425398</text:p>
          </table:table-cell>
          <table:table-cell office:value-type="float" office:value="26733358" calcext:value-type="float">
            <text:p>26733358</text:p>
          </table:table-cell>
          <table:table-cell office:value-type="float" office:value="11.06348" calcext:value-type="float">
            <text:p>11.06348</text:p>
          </table:table-cell>
          <table:table-cell office:value-type="float" office:value="8.651154" calcext:value-type="float">
            <text:p>8.651154</text:p>
          </table:table-cell>
          <table:table-cell office:value-type="float" office:value="1.688586" calcext:value-type="float">
            <text:p>1.688586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4010" calcext:value-type="float">
            <text:p>4010</text:p>
          </table:table-cell>
          <table:table-cell office:value-type="float" office:value="3887052427" calcext:value-type="float">
            <text:p>3887052427</text:p>
          </table:table-cell>
          <table:table-cell office:value-type="float" office:value="9146476597" calcext:value-type="float">
            <text:p>9146476597</text:p>
          </table:table-cell>
          <table:table-cell office:value-type="float" office:value="23383371" calcext:value-type="float">
            <text:p>23383371</text:p>
          </table:table-cell>
          <table:table-cell office:value-type="float" office:value="151248030" calcext:value-type="float">
            <text:p>151248030</text:p>
          </table:table-cell>
          <table:table-cell office:value-type="float" office:value="116997419" calcext:value-type="float">
            <text:p>116997419</text:p>
          </table:table-cell>
          <table:table-cell office:value-type="float" office:value="24815199" calcext:value-type="float">
            <text:p>24815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978" calcext:value-type="float">
            <text:p>0.424978</text:p>
          </table:table-cell>
          <table:table-cell office:value-type="float" office:value="23383372" calcext:value-type="float">
            <text:p>23383372</text:p>
          </table:table-cell>
          <table:table-cell office:value-type="float" office:value="9.660553" calcext:value-type="float">
            <text:p>9.660553</text:p>
          </table:table-cell>
          <table:table-cell office:value-type="float" office:value="7.472889" calcext:value-type="float">
            <text:p>7.472889</text:p>
          </table:table-cell>
          <table:table-cell office:value-type="float" office:value="1.585003" calcext:value-type="float">
            <text:p>1.585003</text:p>
          </table:table-cell>
          <table:table-cell office:value-type="float" office:value="1.29" calcext:value-type="float">
            <text:p>1.2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5011" calcext:value-type="float">
            <text:p>5011</text:p>
          </table:table-cell>
          <table:table-cell office:value-type="float" office:value="3769683153" calcext:value-type="float">
            <text:p>3769683153</text:p>
          </table:table-cell>
          <table:table-cell office:value-type="float" office:value="9143626110" calcext:value-type="float">
            <text:p>9143626110</text:p>
          </table:table-cell>
          <table:table-cell office:value-type="float" office:value="27367655" calcext:value-type="float">
            <text:p>27367655</text:p>
          </table:table-cell>
          <table:table-cell office:value-type="float" office:value="171791110" calcext:value-type="float">
            <text:p>171791110</text:p>
          </table:table-cell>
          <table:table-cell office:value-type="float" office:value="131441745" calcext:value-type="float">
            <text:p>131441745</text:p>
          </table:table-cell>
          <table:table-cell office:value-type="float" office:value="26025211" calcext:value-type="float">
            <text:p>260252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274" calcext:value-type="float">
            <text:p>0.412274</text:p>
          </table:table-cell>
          <table:table-cell office:value-type="float" office:value="27367656" calcext:value-type="float">
            <text:p>27367656</text:p>
          </table:table-cell>
          <table:table-cell office:value-type="float" office:value="10.972685" calcext:value-type="float">
            <text:p>10.972685</text:p>
          </table:table-cell>
          <table:table-cell office:value-type="float" office:value="8.395481" calcext:value-type="float">
            <text:p>8.395481</text:p>
          </table:table-cell>
          <table:table-cell office:value-type="float" office:value="1.662289" calcext:value-type="float">
            <text:p>1.662289</text:p>
          </table:table-cell>
          <table:table-cell office:value-type="float" office:value="1.31" calcext:value-type="float">
            <text:p>1.31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5011" calcext:value-type="float">
            <text:p>5011</text:p>
          </table:table-cell>
          <table:table-cell office:value-type="float" office:value="3722722005" calcext:value-type="float">
            <text:p>3722722005</text:p>
          </table:table-cell>
          <table:table-cell office:value-type="float" office:value="9141439935" calcext:value-type="float">
            <text:p>9141439935</text:p>
          </table:table-cell>
          <table:table-cell office:value-type="float" office:value="27263628" calcext:value-type="float">
            <text:p>27263628</text:p>
          </table:table-cell>
          <table:table-cell office:value-type="float" office:value="171321508" calcext:value-type="float">
            <text:p>171321508</text:p>
          </table:table-cell>
          <table:table-cell office:value-type="float" office:value="135998757" calcext:value-type="float">
            <text:p>135998757</text:p>
          </table:table-cell>
          <table:table-cell office:value-type="float" office:value="25940450" calcext:value-type="float">
            <text:p>25940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236" calcext:value-type="float">
            <text:p>0.407236</text:p>
          </table:table-cell>
          <table:table-cell office:value-type="float" office:value="27263628" calcext:value-type="float">
            <text:p>27263628</text:p>
          </table:table-cell>
          <table:table-cell office:value-type="float" office:value="10.942691" calcext:value-type="float">
            <text:p>10.942691</text:p>
          </table:table-cell>
          <table:table-cell office:value-type="float" office:value="8.686547" calcext:value-type="float">
            <text:p>8.686547</text:p>
          </table:table-cell>
          <table:table-cell office:value-type="float" office:value="1.656875" calcext:value-type="float">
            <text:p>1.656875</text:p>
          </table:table-cell>
          <table:table-cell office:value-type="float" office:value="1.26" calcext:value-type="float">
            <text:p>1.26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5011" calcext:value-type="float">
            <text:p>5011</text:p>
          </table:table-cell>
          <table:table-cell office:value-type="float" office:value="3979542447" calcext:value-type="float">
            <text:p>3979542447</text:p>
          </table:table-cell>
          <table:table-cell office:value-type="float" office:value="9146729426" calcext:value-type="float">
            <text:p>9146729426</text:p>
          </table:table-cell>
          <table:table-cell office:value-type="float" office:value="26286682" calcext:value-type="float">
            <text:p>26286682</text:p>
          </table:table-cell>
          <table:table-cell office:value-type="float" office:value="177129528" calcext:value-type="float">
            <text:p>177129528</text:p>
          </table:table-cell>
          <table:table-cell office:value-type="float" office:value="133504920" calcext:value-type="float">
            <text:p>133504920</text:p>
          </table:table-cell>
          <table:table-cell office:value-type="float" office:value="28756668" calcext:value-type="float">
            <text:p>287566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078" calcext:value-type="float">
            <text:p>0.435078</text:p>
          </table:table-cell>
          <table:table-cell office:value-type="float" office:value="26286682" calcext:value-type="float">
            <text:p>26286682</text:p>
          </table:table-cell>
          <table:table-cell office:value-type="float" office:value="11.313663" calcext:value-type="float">
            <text:p>11.313663</text:p>
          </table:table-cell>
          <table:table-cell office:value-type="float" office:value="8.527261" calcext:value-type="float">
            <text:p>8.527261</text:p>
          </table:table-cell>
          <table:table-cell office:value-type="float" office:value="1.836753" calcext:value-type="float">
            <text:p>1.836753</text:p>
          </table:table-cell>
          <table:table-cell office:value-type="float" office:value="1.33" calcext:value-type="float">
            <text:p>1.33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5012" calcext:value-type="float">
            <text:p>5012</text:p>
          </table:table-cell>
          <table:table-cell office:value-type="float" office:value="3942353062" calcext:value-type="float">
            <text:p>3942353062</text:p>
          </table:table-cell>
          <table:table-cell office:value-type="float" office:value="9031902158" calcext:value-type="float">
            <text:p>9031902158</text:p>
          </table:table-cell>
          <table:table-cell office:value-type="float" office:value="20488577" calcext:value-type="float">
            <text:p>20488577</text:p>
          </table:table-cell>
          <table:table-cell office:value-type="float" office:value="139064901" calcext:value-type="float">
            <text:p>139064901</text:p>
          </table:table-cell>
          <table:table-cell office:value-type="float" office:value="105220085" calcext:value-type="float">
            <text:p>105220085</text:p>
          </table:table-cell>
          <table:table-cell office:value-type="float" office:value="24627769" calcext:value-type="float">
            <text:p>24627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492" calcext:value-type="float">
            <text:p>0.436492</text:p>
          </table:table-cell>
          <table:table-cell office:value-type="float" office:value="20488576" calcext:value-type="float">
            <text:p>20488576</text:p>
          </table:table-cell>
          <table:table-cell office:value-type="float" office:value="8.882388" calcext:value-type="float">
            <text:p>8.882388</text:p>
          </table:table-cell>
          <table:table-cell office:value-type="float" office:value="6.720644" calcext:value-type="float">
            <text:p>6.720644</text:p>
          </table:table-cell>
          <table:table-cell office:value-type="float" office:value="1.573031" calcext:value-type="float">
            <text:p>1.573031</text:p>
          </table:table-cell>
          <table:table-cell office:value-type="float" office:value="1.32" calcext:value-type="float">
            <text:p>1.32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5011" calcext:value-type="float">
            <text:p>5011</text:p>
          </table:table-cell>
          <table:table-cell office:value-type="float" office:value="3975067014" calcext:value-type="float">
            <text:p>3975067014</text:p>
          </table:table-cell>
          <table:table-cell office:value-type="float" office:value="9155340833" calcext:value-type="float">
            <text:p>9155340833</text:p>
          </table:table-cell>
          <table:table-cell office:value-type="float" office:value="21887306" calcext:value-type="float">
            <text:p>21887306</text:p>
          </table:table-cell>
          <table:table-cell office:value-type="float" office:value="150382128" calcext:value-type="float">
            <text:p>150382128</text:p>
          </table:table-cell>
          <table:table-cell office:value-type="float" office:value="119701425" calcext:value-type="float">
            <text:p>119701425</text:p>
          </table:table-cell>
          <table:table-cell office:value-type="float" office:value="27258734" calcext:value-type="float">
            <text:p>272587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18" calcext:value-type="float">
            <text:p>0.43418</text:p>
          </table:table-cell>
          <table:table-cell office:value-type="float" office:value="21887306" calcext:value-type="float">
            <text:p>21887306</text:p>
          </table:table-cell>
          <table:table-cell office:value-type="float" office:value="9.605246" calcext:value-type="float">
            <text:p>9.605246</text:p>
          </table:table-cell>
          <table:table-cell office:value-type="float" office:value="7.6456" calcext:value-type="float">
            <text:p>7.6456</text:p>
          </table:table-cell>
          <table:table-cell office:value-type="float" office:value="1.741077" calcext:value-type="float">
            <text:p>1.741077</text:p>
          </table:table-cell>
          <table:table-cell office:value-type="float" office:value="1.26" calcext:value-type="float">
            <text:p>1.26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5011" calcext:value-type="float">
            <text:p>5011</text:p>
          </table:table-cell>
          <table:table-cell office:value-type="float" office:value="3890965061" calcext:value-type="float">
            <text:p>3890965061</text:p>
          </table:table-cell>
          <table:table-cell office:value-type="float" office:value="9034257574" calcext:value-type="float">
            <text:p>9034257574</text:p>
          </table:table-cell>
          <table:table-cell office:value-type="float" office:value="20294471" calcext:value-type="float">
            <text:p>20294471</text:p>
          </table:table-cell>
          <table:table-cell office:value-type="float" office:value="137874321" calcext:value-type="float">
            <text:p>137874321</text:p>
          </table:table-cell>
          <table:table-cell office:value-type="float" office:value="105466768" calcext:value-type="float">
            <text:p>105466768</text:p>
          </table:table-cell>
          <table:table-cell office:value-type="float" office:value="24263620" calcext:value-type="float">
            <text:p>24263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69" calcext:value-type="float">
            <text:p>0.43069</text:p>
          </table:table-cell>
          <table:table-cell office:value-type="float" office:value="20294472" calcext:value-type="float">
            <text:p>20294472</text:p>
          </table:table-cell>
          <table:table-cell office:value-type="float" office:value="8.806344" calcext:value-type="float">
            <text:p>8.806344</text:p>
          </table:table-cell>
          <table:table-cell office:value-type="float" office:value="6.7364" calcext:value-type="float">
            <text:p>6.7364</text:p>
          </table:table-cell>
          <table:table-cell office:value-type="float" office:value="1.549772" calcext:value-type="float">
            <text:p>1.549772</text:p>
          </table:table-cell>
          <table:table-cell office:value-type="float" office:value="1.31" calcext:value-type="float">
            <text:p>1.3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5013" calcext:value-type="float">
            <text:p>5013</text:p>
          </table:table-cell>
          <table:table-cell office:value-type="float" office:value="3968197317" calcext:value-type="float">
            <text:p>3968197317</text:p>
          </table:table-cell>
          <table:table-cell office:value-type="float" office:value="9146576872" calcext:value-type="float">
            <text:p>9146576872</text:p>
          </table:table-cell>
          <table:table-cell office:value-type="float" office:value="20850495" calcext:value-type="float">
            <text:p>20850495</text:p>
          </table:table-cell>
          <table:table-cell office:value-type="float" office:value="150463349" calcext:value-type="float">
            <text:p>150463349</text:p>
          </table:table-cell>
          <table:table-cell office:value-type="float" office:value="112634827" calcext:value-type="float">
            <text:p>112634827</text:p>
          </table:table-cell>
          <table:table-cell office:value-type="float" office:value="29752169" calcext:value-type="float">
            <text:p>297521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845" calcext:value-type="float">
            <text:p>0.433845</text:p>
          </table:table-cell>
          <table:table-cell office:value-type="float" office:value="20850496" calcext:value-type="float">
            <text:p>20850496</text:p>
          </table:table-cell>
          <table:table-cell office:value-type="float" office:value="9.600851" calcext:value-type="float">
            <text:p>9.600851</text:p>
          </table:table-cell>
          <table:table-cell office:value-type="float" office:value="7.187068" calcext:value-type="float">
            <text:p>7.187068</text:p>
          </table:table-cell>
          <table:table-cell office:value-type="float" office:value="1.898443" calcext:value-type="float">
            <text:p>1.898443</text:p>
          </table:table-cell>
          <table:table-cell office:value-type="float" office:value="1.34" calcext:value-type="float">
            <text:p>1.34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5013" calcext:value-type="float">
            <text:p>5013</text:p>
          </table:table-cell>
          <table:table-cell office:value-type="float" office:value="3939459294" calcext:value-type="float">
            <text:p>3939459294</text:p>
          </table:table-cell>
          <table:table-cell office:value-type="float" office:value="9144485539" calcext:value-type="float">
            <text:p>9144485539</text:p>
          </table:table-cell>
          <table:table-cell office:value-type="float" office:value="20736206" calcext:value-type="float">
            <text:p>20736206</text:p>
          </table:table-cell>
          <table:table-cell office:value-type="float" office:value="149912432" calcext:value-type="float">
            <text:p>149912432</text:p>
          </table:table-cell>
          <table:table-cell office:value-type="float" office:value="111925744" calcext:value-type="float">
            <text:p>111925744</text:p>
          </table:table-cell>
          <table:table-cell office:value-type="float" office:value="29433393" calcext:value-type="float">
            <text:p>2943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802" calcext:value-type="float">
            <text:p>0.430802</text:p>
          </table:table-cell>
          <table:table-cell office:value-type="float" office:value="20736206" calcext:value-type="float">
            <text:p>20736206</text:p>
          </table:table-cell>
          <table:table-cell office:value-type="float" office:value="9.565699" calcext:value-type="float">
            <text:p>9.565699</text:p>
          </table:table-cell>
          <table:table-cell office:value-type="float" office:value="7.141822" calcext:value-type="float">
            <text:p>7.141822</text:p>
          </table:table-cell>
          <table:table-cell office:value-type="float" office:value="1.878103" calcext:value-type="float">
            <text:p>1.878103</text:p>
          </table:table-cell>
          <table:table-cell office:value-type="float" office:value="1.34" calcext:value-type="float">
            <text:p>1.3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6013" calcext:value-type="float">
            <text:p>6013</text:p>
          </table:table-cell>
          <table:table-cell office:value-type="float" office:value="4002997541" calcext:value-type="float">
            <text:p>4002997541</text:p>
          </table:table-cell>
          <table:table-cell office:value-type="float" office:value="9139999596" calcext:value-type="float">
            <text:p>9139999596</text:p>
          </table:table-cell>
          <table:table-cell office:value-type="float" office:value="20577692" calcext:value-type="float">
            <text:p>20577692</text:p>
          </table:table-cell>
          <table:table-cell office:value-type="float" office:value="149255877" calcext:value-type="float">
            <text:p>149255877</text:p>
          </table:table-cell>
          <table:table-cell office:value-type="float" office:value="108949292" calcext:value-type="float">
            <text:p>108949292</text:p>
          </table:table-cell>
          <table:table-cell office:value-type="float" office:value="29604842" calcext:value-type="float">
            <text:p>296048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965" calcext:value-type="float">
            <text:p>0.437965</text:p>
          </table:table-cell>
          <table:table-cell office:value-type="float" office:value="20577692" calcext:value-type="float">
            <text:p>20577692</text:p>
          </table:table-cell>
          <table:table-cell office:value-type="float" office:value="9.533309" calcext:value-type="float">
            <text:p>9.533309</text:p>
          </table:table-cell>
          <table:table-cell office:value-type="float" office:value="6.958837" calcext:value-type="float">
            <text:p>6.958837</text:p>
          </table:table-cell>
          <table:table-cell office:value-type="float" office:value="1.890928" calcext:value-type="float">
            <text:p>1.890928</text:p>
          </table:table-cell>
          <table:table-cell office:value-type="float" office:value="1.37" calcext:value-type="float">
            <text:p>1.37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6013" calcext:value-type="float">
            <text:p>6013</text:p>
          </table:table-cell>
          <table:table-cell office:value-type="float" office:value="3978775287" calcext:value-type="float">
            <text:p>3978775287</text:p>
          </table:table-cell>
          <table:table-cell office:value-type="float" office:value="9137878924" calcext:value-type="float">
            <text:p>9137878924</text:p>
          </table:table-cell>
          <table:table-cell office:value-type="float" office:value="20487111" calcext:value-type="float">
            <text:p>20487111</text:p>
          </table:table-cell>
          <table:table-cell office:value-type="float" office:value="149237999" calcext:value-type="float">
            <text:p>149237999</text:p>
          </table:table-cell>
          <table:table-cell office:value-type="float" office:value="112478991" calcext:value-type="float">
            <text:p>112478991</text:p>
          </table:table-cell>
          <table:table-cell office:value-type="float" office:value="29660599" calcext:value-type="float">
            <text:p>2966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416" calcext:value-type="float">
            <text:p>0.435416</text:p>
          </table:table-cell>
          <table:table-cell office:value-type="float" office:value="20487112" calcext:value-type="float">
            <text:p>20487112</text:p>
          </table:table-cell>
          <table:table-cell office:value-type="float" office:value="9.532167" calcext:value-type="float">
            <text:p>9.532167</text:p>
          </table:table-cell>
          <table:table-cell office:value-type="float" office:value="7.184287" calcext:value-type="float">
            <text:p>7.184287</text:p>
          </table:table-cell>
          <table:table-cell office:value-type="float" office:value="1.894489" calcext:value-type="float">
            <text:p>1.894489</text:p>
          </table:table-cell>
          <table:table-cell office:value-type="float" office:value="1.33" calcext:value-type="float">
            <text:p>1.33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6013" calcext:value-type="float">
            <text:p>6013</text:p>
          </table:table-cell>
          <table:table-cell office:value-type="float" office:value="4166884150" calcext:value-type="float">
            <text:p>4166884150</text:p>
          </table:table-cell>
          <table:table-cell office:value-type="float" office:value="9140777694" calcext:value-type="float">
            <text:p>9140777694</text:p>
          </table:table-cell>
          <table:table-cell office:value-type="float" office:value="20178577" calcext:value-type="float">
            <text:p>20178577</text:p>
          </table:table-cell>
          <table:table-cell office:value-type="float" office:value="150554655" calcext:value-type="float">
            <text:p>150554655</text:p>
          </table:table-cell>
          <table:table-cell office:value-type="float" office:value="109981474" calcext:value-type="float">
            <text:p>109981474</text:p>
          </table:table-cell>
          <table:table-cell office:value-type="float" office:value="29672710" calcext:value-type="float">
            <text:p>296727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857" calcext:value-type="float">
            <text:p>0.455857</text:p>
          </table:table-cell>
          <table:table-cell office:value-type="float" office:value="20178576" calcext:value-type="float">
            <text:p>20178576</text:p>
          </table:table-cell>
          <table:table-cell office:value-type="float" office:value="9.616265" calcext:value-type="float">
            <text:p>9.616265</text:p>
          </table:table-cell>
          <table:table-cell office:value-type="float" office:value="7.024765" calcext:value-type="float">
            <text:p>7.024765</text:p>
          </table:table-cell>
          <table:table-cell office:value-type="float" office:value="1.895263" calcext:value-type="float">
            <text:p>1.895263</text:p>
          </table:table-cell>
          <table:table-cell office:value-type="float" office:value="1.37" calcext:value-type="float">
            <text:p>1.3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6014" calcext:value-type="float">
            <text:p>6014</text:p>
          </table:table-cell>
          <table:table-cell office:value-type="float" office:value="3989585256" calcext:value-type="float">
            <text:p>3989585256</text:p>
          </table:table-cell>
          <table:table-cell office:value-type="float" office:value="9138407742" calcext:value-type="float">
            <text:p>9138407742</text:p>
          </table:table-cell>
          <table:table-cell office:value-type="float" office:value="24314872" calcext:value-type="float">
            <text:p>24314872</text:p>
          </table:table-cell>
          <table:table-cell office:value-type="float" office:value="165456881" calcext:value-type="float">
            <text:p>165456881</text:p>
          </table:table-cell>
          <table:table-cell office:value-type="float" office:value="124803890" calcext:value-type="float">
            <text:p>124803890</text:p>
          </table:table-cell>
          <table:table-cell office:value-type="float" office:value="29751379" calcext:value-type="float">
            <text:p>29751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573" calcext:value-type="float">
            <text:p>0.436573</text:p>
          </table:table-cell>
          <table:table-cell office:value-type="float" office:value="24314872" calcext:value-type="float">
            <text:p>24314872</text:p>
          </table:table-cell>
          <table:table-cell office:value-type="float" office:value="10.568104" calcext:value-type="float">
            <text:p>10.568104</text:p>
          </table:table-cell>
          <table:table-cell office:value-type="float" office:value="7.971506" calcext:value-type="float">
            <text:p>7.971506</text:p>
          </table:table-cell>
          <table:table-cell office:value-type="float" office:value="1.900288" calcext:value-type="float">
            <text:p>1.900288</text:p>
          </table:table-cell>
          <table:table-cell office:value-type="float" office:value="1.33" calcext:value-type="float">
            <text:p>1.33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6014" calcext:value-type="float">
            <text:p>6014</text:p>
          </table:table-cell>
          <table:table-cell office:value-type="float" office:value="3829524291" calcext:value-type="float">
            <text:p>3829524291</text:p>
          </table:table-cell>
          <table:table-cell office:value-type="float" office:value="9147595993" calcext:value-type="float">
            <text:p>9147595993</text:p>
          </table:table-cell>
          <table:table-cell office:value-type="float" office:value="26857781" calcext:value-type="float">
            <text:p>26857781</text:p>
          </table:table-cell>
          <table:table-cell office:value-type="float" office:value="174455088" calcext:value-type="float">
            <text:p>174455088</text:p>
          </table:table-cell>
          <table:table-cell office:value-type="float" office:value="139625815" calcext:value-type="float">
            <text:p>139625815</text:p>
          </table:table-cell>
          <table:table-cell office:value-type="float" office:value="28461154" calcext:value-type="float">
            <text:p>284611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637" calcext:value-type="float">
            <text:p>0.418637</text:p>
          </table:table-cell>
          <table:table-cell office:value-type="float" office:value="26857780" calcext:value-type="float">
            <text:p>26857780</text:p>
          </table:table-cell>
          <table:table-cell office:value-type="float" office:value="11.13173" calcext:value-type="float">
            <text:p>11.13173</text:p>
          </table:table-cell>
          <table:table-cell office:value-type="float" office:value="8.909324" calcext:value-type="float">
            <text:p>8.909324</text:p>
          </table:table-cell>
          <table:table-cell office:value-type="float" office:value="1.816066" calcext:value-type="float">
            <text:p>1.816066</text:p>
          </table:table-cell>
          <table:table-cell office:value-type="float" office:value="1.25" calcext:value-type="float">
            <text:p>1.25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6014" calcext:value-type="float">
            <text:p>6014</text:p>
          </table:table-cell>
          <table:table-cell office:value-type="float" office:value="3949724065" calcext:value-type="float">
            <text:p>3949724065</text:p>
          </table:table-cell>
          <table:table-cell office:value-type="float" office:value="9116160245" calcext:value-type="float">
            <text:p>9116160245</text:p>
          </table:table-cell>
          <table:table-cell office:value-type="float" office:value="20532094" calcext:value-type="float">
            <text:p>20532094</text:p>
          </table:table-cell>
          <table:table-cell office:value-type="float" office:value="144075745" calcext:value-type="float">
            <text:p>144075745</text:p>
          </table:table-cell>
          <table:table-cell office:value-type="float" office:value="107700166" calcext:value-type="float">
            <text:p>107700166</text:p>
          </table:table-cell>
          <table:table-cell office:value-type="float" office:value="26392118" calcext:value-type="float">
            <text:p>2639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266" calcext:value-type="float">
            <text:p>0.433266</text:p>
          </table:table-cell>
          <table:table-cell office:value-type="float" office:value="20532094" calcext:value-type="float">
            <text:p>20532094</text:p>
          </table:table-cell>
          <table:table-cell office:value-type="float" office:value="9.193268" calcext:value-type="float">
            <text:p>9.193268</text:p>
          </table:table-cell>
          <table:table-cell office:value-type="float" office:value="6.872194" calcext:value-type="float">
            <text:p>6.872194</text:p>
          </table:table-cell>
          <table:table-cell office:value-type="float" office:value="1.684043" calcext:value-type="float">
            <text:p>1.684043</text:p>
          </table:table-cell>
          <table:table-cell office:value-type="float" office:value="1.34" calcext:value-type="float">
            <text:p>1.3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6015" calcext:value-type="float">
            <text:p>6015</text:p>
          </table:table-cell>
          <table:table-cell office:value-type="float" office:value="3779475019" calcext:value-type="float">
            <text:p>3779475019</text:p>
          </table:table-cell>
          <table:table-cell office:value-type="float" office:value="9149865240" calcext:value-type="float">
            <text:p>9149865240</text:p>
          </table:table-cell>
          <table:table-cell office:value-type="float" office:value="27285020" calcext:value-type="float">
            <text:p>27285020</text:p>
          </table:table-cell>
          <table:table-cell office:value-type="float" office:value="172040635" calcext:value-type="float">
            <text:p>172040635</text:p>
          </table:table-cell>
          <table:table-cell office:value-type="float" office:value="134724867" calcext:value-type="float">
            <text:p>134724867</text:p>
          </table:table-cell>
          <table:table-cell office:value-type="float" office:value="26956178" calcext:value-type="float">
            <text:p>269561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063" calcext:value-type="float">
            <text:p>0.413063</text:p>
          </table:table-cell>
          <table:table-cell office:value-type="float" office:value="27285020" calcext:value-type="float">
            <text:p>27285020</text:p>
          </table:table-cell>
          <table:table-cell office:value-type="float" office:value="10.988624" calcext:value-type="float">
            <text:p>10.988624</text:p>
          </table:table-cell>
          <table:table-cell office:value-type="float" office:value="8.605181" calcext:value-type="float">
            <text:p>8.605181</text:p>
          </table:table-cell>
          <table:table-cell office:value-type="float" office:value="1.721752" calcext:value-type="float">
            <text:p>1.721752</text:p>
          </table:table-cell>
          <table:table-cell office:value-type="float" office:value="1.28" calcext:value-type="float">
            <text:p>1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6015" calcext:value-type="float">
            <text:p>6015</text:p>
          </table:table-cell>
          <table:table-cell office:value-type="float" office:value="3771366508" calcext:value-type="float">
            <text:p>3771366508</text:p>
          </table:table-cell>
          <table:table-cell office:value-type="float" office:value="9147963338" calcext:value-type="float">
            <text:p>9147963338</text:p>
          </table:table-cell>
          <table:table-cell office:value-type="float" office:value="27107843" calcext:value-type="float">
            <text:p>27107843</text:p>
          </table:table-cell>
          <table:table-cell office:value-type="float" office:value="171974906" calcext:value-type="float">
            <text:p>171974906</text:p>
          </table:table-cell>
          <table:table-cell office:value-type="float" office:value="134140312" calcext:value-type="float">
            <text:p>134140312</text:p>
          </table:table-cell>
          <table:table-cell office:value-type="float" office:value="26959898" calcext:value-type="float">
            <text:p>26959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263" calcext:value-type="float">
            <text:p>0.412263</text:p>
          </table:table-cell>
          <table:table-cell office:value-type="float" office:value="27107844" calcext:value-type="float">
            <text:p>27107844</text:p>
          </table:table-cell>
          <table:table-cell office:value-type="float" office:value="10.984426" calcext:value-type="float">
            <text:p>10.984426</text:p>
          </table:table-cell>
          <table:table-cell office:value-type="float" office:value="8.567844" calcext:value-type="float">
            <text:p>8.567844</text:p>
          </table:table-cell>
          <table:table-cell office:value-type="float" office:value="1.72199" calcext:value-type="float">
            <text:p>1.72199</text:p>
          </table:table-cell>
          <table:table-cell office:value-type="float" office:value="1.28" calcext:value-type="float">
            <text:p>1.28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7015" calcext:value-type="float">
            <text:p>7015</text:p>
          </table:table-cell>
          <table:table-cell office:value-type="float" office:value="3793193358" calcext:value-type="float">
            <text:p>3793193358</text:p>
          </table:table-cell>
          <table:table-cell office:value-type="float" office:value="9148846621" calcext:value-type="float">
            <text:p>9148846621</text:p>
          </table:table-cell>
          <table:table-cell office:value-type="float" office:value="27527352" calcext:value-type="float">
            <text:p>27527352</text:p>
          </table:table-cell>
          <table:table-cell office:value-type="float" office:value="171184038" calcext:value-type="float">
            <text:p>171184038</text:p>
          </table:table-cell>
          <table:table-cell office:value-type="float" office:value="131242388" calcext:value-type="float">
            <text:p>131242388</text:p>
          </table:table-cell>
          <table:table-cell office:value-type="float" office:value="25841480" calcext:value-type="float">
            <text:p>258414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609" calcext:value-type="float">
            <text:p>0.414609</text:p>
          </table:table-cell>
          <table:table-cell office:value-type="float" office:value="27527352" calcext:value-type="float">
            <text:p>27527352</text:p>
          </table:table-cell>
          <table:table-cell office:value-type="float" office:value="10.93391" calcext:value-type="float">
            <text:p>10.93391</text:p>
          </table:table-cell>
          <table:table-cell office:value-type="float" office:value="8.382747" calcext:value-type="float">
            <text:p>8.382747</text:p>
          </table:table-cell>
          <table:table-cell office:value-type="float" office:value="1.650554" calcext:value-type="float">
            <text:p>1.650554</text:p>
          </table:table-cell>
          <table:table-cell office:value-type="float" office:value="1.3" calcext:value-type="float">
            <text:p>1.3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7015" calcext:value-type="float">
            <text:p>7015</text:p>
          </table:table-cell>
          <table:table-cell office:value-type="float" office:value="3769416042" calcext:value-type="float">
            <text:p>3769416042</text:p>
          </table:table-cell>
          <table:table-cell office:value-type="float" office:value="9146647855" calcext:value-type="float">
            <text:p>9146647855</text:p>
          </table:table-cell>
          <table:table-cell office:value-type="float" office:value="27225851" calcext:value-type="float">
            <text:p>27225851</text:p>
          </table:table-cell>
          <table:table-cell office:value-type="float" office:value="171146862" calcext:value-type="float">
            <text:p>171146862</text:p>
          </table:table-cell>
          <table:table-cell office:value-type="float" office:value="135934039" calcext:value-type="float">
            <text:p>135934039</text:p>
          </table:table-cell>
          <table:table-cell office:value-type="float" office:value="25852909" calcext:value-type="float">
            <text:p>2585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109" calcext:value-type="float">
            <text:p>0.412109</text:p>
          </table:table-cell>
          <table:table-cell office:value-type="float" office:value="27225852" calcext:value-type="float">
            <text:p>27225852</text:p>
          </table:table-cell>
          <table:table-cell office:value-type="float" office:value="10.931537" calcext:value-type="float">
            <text:p>10.931537</text:p>
          </table:table-cell>
          <table:table-cell office:value-type="float" office:value="8.682413" calcext:value-type="float">
            <text:p>8.682413</text:p>
          </table:table-cell>
          <table:table-cell office:value-type="float" office:value="1.651284" calcext:value-type="float">
            <text:p>1.651284</text:p>
          </table:table-cell>
          <table:table-cell office:value-type="float" office:value="1.26" calcext:value-type="float">
            <text:p>1.26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7016" calcext:value-type="float">
            <text:p>7016</text:p>
          </table:table-cell>
          <table:table-cell office:value-type="float" office:value="3954202062" calcext:value-type="float">
            <text:p>3954202062</text:p>
          </table:table-cell>
          <table:table-cell office:value-type="float" office:value="9144648900" calcext:value-type="float">
            <text:p>9144648900</text:p>
          </table:table-cell>
          <table:table-cell office:value-type="float" office:value="26730511" calcext:value-type="float">
            <text:p>26730511</text:p>
          </table:table-cell>
          <table:table-cell office:value-type="float" office:value="175209187" calcext:value-type="float">
            <text:p>175209187</text:p>
          </table:table-cell>
          <table:table-cell office:value-type="float" office:value="133425000" calcext:value-type="float">
            <text:p>133425000</text:p>
          </table:table-cell>
          <table:table-cell office:value-type="float" office:value="27894583" calcext:value-type="float">
            <text:p>278945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406" calcext:value-type="float">
            <text:p>0.432406</text:p>
          </table:table-cell>
          <table:table-cell office:value-type="float" office:value="26730512" calcext:value-type="float">
            <text:p>26730512</text:p>
          </table:table-cell>
          <table:table-cell office:value-type="float" office:value="11.179849" calcext:value-type="float">
            <text:p>11.179849</text:p>
          </table:table-cell>
          <table:table-cell office:value-type="float" office:value="8.513659" calcext:value-type="float">
            <text:p>8.513659</text:p>
          </table:table-cell>
          <table:table-cell office:value-type="float" office:value="1.779914" calcext:value-type="float">
            <text:p>1.779914</text:p>
          </table:table-cell>
          <table:table-cell office:value-type="float" office:value="1.31" calcext:value-type="float">
            <text:p>1.3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7016" calcext:value-type="float">
            <text:p>7016</text:p>
          </table:table-cell>
          <table:table-cell office:value-type="float" office:value="3969236284" calcext:value-type="float">
            <text:p>3969236284</text:p>
          </table:table-cell>
          <table:table-cell office:value-type="float" office:value="9142346359" calcext:value-type="float">
            <text:p>9142346359</text:p>
          </table:table-cell>
          <table:table-cell office:value-type="float" office:value="23604670" calcext:value-type="float">
            <text:p>23604670</text:p>
          </table:table-cell>
          <table:table-cell office:value-type="float" office:value="157436697" calcext:value-type="float">
            <text:p>157436697</text:p>
          </table:table-cell>
          <table:table-cell office:value-type="float" office:value="120177016" calcext:value-type="float">
            <text:p>120177016</text:p>
          </table:table-cell>
          <table:table-cell office:value-type="float" office:value="27566958" calcext:value-type="float">
            <text:p>2756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159" calcext:value-type="float">
            <text:p>0.434159</text:p>
          </table:table-cell>
          <table:table-cell office:value-type="float" office:value="23604670" calcext:value-type="float">
            <text:p>23604670</text:p>
          </table:table-cell>
          <table:table-cell office:value-type="float" office:value="10.055838" calcext:value-type="float">
            <text:p>10.055838</text:p>
          </table:table-cell>
          <table:table-cell office:value-type="float" office:value="7.675977" calcext:value-type="float">
            <text:p>7.675977</text:p>
          </table:table-cell>
          <table:table-cell office:value-type="float" office:value="1.760764" calcext:value-type="float">
            <text:p>1.760764</text:p>
          </table:table-cell>
          <table:table-cell office:value-type="float" office:value="1.31" calcext:value-type="float">
            <text:p>1.31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7016" calcext:value-type="float">
            <text:p>7016</text:p>
          </table:table-cell>
          <table:table-cell office:value-type="float" office:value="4096931126" calcext:value-type="float">
            <text:p>4096931126</text:p>
          </table:table-cell>
          <table:table-cell office:value-type="float" office:value="9143308523" calcext:value-type="float">
            <text:p>9143308523</text:p>
          </table:table-cell>
          <table:table-cell office:value-type="float" office:value="22186700" calcext:value-type="float">
            <text:p>22186700</text:p>
          </table:table-cell>
          <table:table-cell office:value-type="float" office:value="160206605" calcext:value-type="float">
            <text:p>160206605</text:p>
          </table:table-cell>
          <table:table-cell office:value-type="float" office:value="125230804" calcext:value-type="float">
            <text:p>125230804</text:p>
          </table:table-cell>
          <table:table-cell office:value-type="float" office:value="30302612" calcext:value-type="float">
            <text:p>303026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08" calcext:value-type="float">
            <text:p>0.44808</text:p>
          </table:table-cell>
          <table:table-cell office:value-type="float" office:value="22186700" calcext:value-type="float">
            <text:p>22186700</text:p>
          </table:table-cell>
          <table:table-cell office:value-type="float" office:value="10.232758" calcext:value-type="float">
            <text:p>10.232758</text:p>
          </table:table-cell>
          <table:table-cell office:value-type="float" office:value="7.998774" calcext:value-type="float">
            <text:p>7.998774</text:p>
          </table:table-cell>
          <table:table-cell office:value-type="float" office:value="1.935496" calcext:value-type="float">
            <text:p>1.935496</text:p>
          </table:table-cell>
          <table:table-cell office:value-type="float" office:value="1.28" calcext:value-type="float">
            <text:p>1.28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7016" calcext:value-type="float">
            <text:p>7016</text:p>
          </table:table-cell>
          <table:table-cell office:value-type="float" office:value="3807198949" calcext:value-type="float">
            <text:p>3807198949</text:p>
          </table:table-cell>
          <table:table-cell office:value-type="float" office:value="9118962141" calcext:value-type="float">
            <text:p>9118962141</text:p>
          </table:table-cell>
          <table:table-cell office:value-type="float" office:value="26267751" calcext:value-type="float">
            <text:p>26267751</text:p>
          </table:table-cell>
          <table:table-cell office:value-type="float" office:value="170652046" calcext:value-type="float">
            <text:p>170652046</text:p>
          </table:table-cell>
          <table:table-cell office:value-type="float" office:value="133494797" calcext:value-type="float">
            <text:p>133494797</text:p>
          </table:table-cell>
          <table:table-cell office:value-type="float" office:value="25723610" calcext:value-type="float">
            <text:p>25723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504" calcext:value-type="float">
            <text:p>0.417504</text:p>
          </table:table-cell>
          <table:table-cell office:value-type="float" office:value="26267752" calcext:value-type="float">
            <text:p>26267752</text:p>
          </table:table-cell>
          <table:table-cell office:value-type="float" office:value="10.899931" calcext:value-type="float">
            <text:p>10.899931</text:p>
          </table:table-cell>
          <table:table-cell office:value-type="float" office:value="8.526614" calcext:value-type="float">
            <text:p>8.526614</text:p>
          </table:table-cell>
          <table:table-cell office:value-type="float" office:value="1.643025" calcext:value-type="float">
            <text:p>1.643025</text:p>
          </table:table-cell>
          <table:table-cell office:value-type="float" office:value="1.28" calcext:value-type="float">
            <text:p>1.28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7018" calcext:value-type="float">
            <text:p>7018</text:p>
          </table:table-cell>
          <table:table-cell office:value-type="float" office:value="3884108114" calcext:value-type="float">
            <text:p>3884108114</text:p>
          </table:table-cell>
          <table:table-cell office:value-type="float" office:value="9147511463" calcext:value-type="float">
            <text:p>9147511463</text:p>
          </table:table-cell>
          <table:table-cell office:value-type="float" office:value="21549772" calcext:value-type="float">
            <text:p>21549772</text:p>
          </table:table-cell>
          <table:table-cell office:value-type="float" office:value="150998618" calcext:value-type="float">
            <text:p>150998618</text:p>
          </table:table-cell>
          <table:table-cell office:value-type="float" office:value="114014022" calcext:value-type="float">
            <text:p>114014022</text:p>
          </table:table-cell>
          <table:table-cell office:value-type="float" office:value="28742368" calcext:value-type="float">
            <text:p>287423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608" calcext:value-type="float">
            <text:p>0.424608</text:p>
          </table:table-cell>
          <table:table-cell office:value-type="float" office:value="21549772" calcext:value-type="float">
            <text:p>21549772</text:p>
          </table:table-cell>
          <table:table-cell office:value-type="float" office:value="9.635007" calcext:value-type="float">
            <text:p>9.635007</text:p>
          </table:table-cell>
          <table:table-cell office:value-type="float" office:value="7.275072" calcext:value-type="float">
            <text:p>7.275072</text:p>
          </table:table-cell>
          <table:table-cell office:value-type="float" office:value="1.83401" calcext:value-type="float">
            <text:p>1.83401</text:p>
          </table:table-cell>
          <table:table-cell office:value-type="float" office:value="1.32" calcext:value-type="float">
            <text:p>1.3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7018" calcext:value-type="float">
            <text:p>7018</text:p>
          </table:table-cell>
          <table:table-cell office:value-type="float" office:value="3877635181" calcext:value-type="float">
            <text:p>3877635181</text:p>
          </table:table-cell>
          <table:table-cell office:value-type="float" office:value="9144850047" calcext:value-type="float">
            <text:p>9144850047</text:p>
          </table:table-cell>
          <table:table-cell office:value-type="float" office:value="21351460" calcext:value-type="float">
            <text:p>21351460</text:p>
          </table:table-cell>
          <table:table-cell office:value-type="float" office:value="150658252" calcext:value-type="float">
            <text:p>150658252</text:p>
          </table:table-cell>
          <table:table-cell office:value-type="float" office:value="113270435" calcext:value-type="float">
            <text:p>113270435</text:p>
          </table:table-cell>
          <table:table-cell office:value-type="float" office:value="28657622" calcext:value-type="float">
            <text:p>2865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024" calcext:value-type="float">
            <text:p>0.424024</text:p>
          </table:table-cell>
          <table:table-cell office:value-type="float" office:value="21351460" calcext:value-type="float">
            <text:p>21351460</text:p>
          </table:table-cell>
          <table:table-cell office:value-type="float" office:value="9.613289" calcext:value-type="float">
            <text:p>9.613289</text:p>
          </table:table-cell>
          <table:table-cell office:value-type="float" office:value="7.227625" calcext:value-type="float">
            <text:p>7.227625</text:p>
          </table:table-cell>
          <table:table-cell office:value-type="float" office:value="1.828602" calcext:value-type="float">
            <text:p>1.828602</text:p>
          </table:table-cell>
          <table:table-cell office:value-type="float" office:value="1.33" calcext:value-type="float">
            <text:p>1.3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8018" calcext:value-type="float">
            <text:p>8018</text:p>
          </table:table-cell>
          <table:table-cell office:value-type="float" office:value="4009213210" calcext:value-type="float">
            <text:p>4009213210</text:p>
          </table:table-cell>
          <table:table-cell office:value-type="float" office:value="9146339211" calcext:value-type="float">
            <text:p>9146339211</text:p>
          </table:table-cell>
          <table:table-cell office:value-type="float" office:value="20678989" calcext:value-type="float">
            <text:p>20678989</text:p>
          </table:table-cell>
          <table:table-cell office:value-type="float" office:value="149221558" calcext:value-type="float">
            <text:p>149221558</text:p>
          </table:table-cell>
          <table:table-cell office:value-type="float" office:value="108943878" calcext:value-type="float">
            <text:p>108943878</text:p>
          </table:table-cell>
          <table:table-cell office:value-type="float" office:value="29590193" calcext:value-type="float">
            <text:p>2959019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341" calcext:value-type="float">
            <text:p>0.438341</text:p>
          </table:table-cell>
          <table:table-cell office:value-type="float" office:value="20678988" calcext:value-type="float">
            <text:p>20678988</text:p>
          </table:table-cell>
          <table:table-cell office:value-type="float" office:value="9.521614" calcext:value-type="float">
            <text:p>9.521614</text:p>
          </table:table-cell>
          <table:table-cell office:value-type="float" office:value="6.951554" calcext:value-type="float">
            <text:p>6.951554</text:p>
          </table:table-cell>
          <table:table-cell office:value-type="float" office:value="1.888108" calcext:value-type="float">
            <text:p>1.888108</text:p>
          </table:table-cell>
          <table:table-cell office:value-type="float" office:value="1.37" calcext:value-type="float">
            <text:p>1.37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8018" calcext:value-type="float">
            <text:p>8018</text:p>
          </table:table-cell>
          <table:table-cell office:value-type="float" office:value="3986707282" calcext:value-type="float">
            <text:p>3986707282</text:p>
          </table:table-cell>
          <table:table-cell office:value-type="float" office:value="9144436132" calcext:value-type="float">
            <text:p>9144436132</text:p>
          </table:table-cell>
          <table:table-cell office:value-type="float" office:value="20427118" calcext:value-type="float">
            <text:p>20427118</text:p>
          </table:table-cell>
          <table:table-cell office:value-type="float" office:value="149206363" calcext:value-type="float">
            <text:p>149206363</text:p>
          </table:table-cell>
          <table:table-cell office:value-type="float" office:value="112462846" calcext:value-type="float">
            <text:p>112462846</text:p>
          </table:table-cell>
          <table:table-cell office:value-type="float" office:value="29618315" calcext:value-type="float">
            <text:p>2961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971" calcext:value-type="float">
            <text:p>0.435971</text:p>
          </table:table-cell>
          <table:table-cell office:value-type="float" office:value="20427118" calcext:value-type="float">
            <text:p>20427118</text:p>
          </table:table-cell>
          <table:table-cell office:value-type="float" office:value="9.520645" calcext:value-type="float">
            <text:p>9.520645</text:p>
          </table:table-cell>
          <table:table-cell office:value-type="float" office:value="7.176094" calcext:value-type="float">
            <text:p>7.176094</text:p>
          </table:table-cell>
          <table:table-cell office:value-type="float" office:value="1.889902" calcext:value-type="float">
            <text:p>1.889902</text:p>
          </table:table-cell>
          <table:table-cell office:value-type="float" office:value="1.33" calcext:value-type="float">
            <text:p>1.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8018" calcext:value-type="float">
            <text:p>8018</text:p>
          </table:table-cell>
          <table:table-cell office:value-type="float" office:value="3970218731" calcext:value-type="float">
            <text:p>3970218731</text:p>
          </table:table-cell>
          <table:table-cell office:value-type="float" office:value="9139950289" calcext:value-type="float">
            <text:p>9139950289</text:p>
          </table:table-cell>
          <table:table-cell office:value-type="float" office:value="25797244" calcext:value-type="float">
            <text:p>25797244</text:p>
          </table:table-cell>
          <table:table-cell office:value-type="float" office:value="173153250" calcext:value-type="float">
            <text:p>173153250</text:p>
          </table:table-cell>
          <table:table-cell office:value-type="float" office:value="130256434" calcext:value-type="float">
            <text:p>130256434</text:p>
          </table:table-cell>
          <table:table-cell office:value-type="float" office:value="29139349" calcext:value-type="float">
            <text:p>291393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381" calcext:value-type="float">
            <text:p>0.434381</text:p>
          </table:table-cell>
          <table:table-cell office:value-type="float" office:value="25797244" calcext:value-type="float">
            <text:p>25797244</text:p>
          </table:table-cell>
          <table:table-cell office:value-type="float" office:value="11.059689" calcext:value-type="float">
            <text:p>11.059689</text:p>
          </table:table-cell>
          <table:table-cell office:value-type="float" office:value="8.319772" calcext:value-type="float">
            <text:p>8.319772</text:p>
          </table:table-cell>
          <table:table-cell office:value-type="float" office:value="1.861196" calcext:value-type="float">
            <text:p>1.861196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8018" calcext:value-type="float">
            <text:p>8018</text:p>
          </table:table-cell>
          <table:table-cell office:value-type="float" office:value="3897350393" calcext:value-type="float">
            <text:p>3897350393</text:p>
          </table:table-cell>
          <table:table-cell office:value-type="float" office:value="9137769508" calcext:value-type="float">
            <text:p>9137769508</text:p>
          </table:table-cell>
          <table:table-cell office:value-type="float" office:value="27070277" calcext:value-type="float">
            <text:p>27070277</text:p>
          </table:table-cell>
          <table:table-cell office:value-type="float" office:value="176033399" calcext:value-type="float">
            <text:p>176033399</text:p>
          </table:table-cell>
          <table:table-cell office:value-type="float" office:value="134370247" calcext:value-type="float">
            <text:p>134370247</text:p>
          </table:table-cell>
          <table:table-cell office:value-type="float" office:value="28741702" calcext:value-type="float">
            <text:p>2874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51" calcext:value-type="float">
            <text:p>0.42651</text:p>
          </table:table-cell>
          <table:table-cell office:value-type="float" office:value="27070276" calcext:value-type="float">
            <text:p>27070276</text:p>
          </table:table-cell>
          <table:table-cell office:value-type="float" office:value="11.243649" calcext:value-type="float">
            <text:p>11.243649</text:p>
          </table:table-cell>
          <table:table-cell office:value-type="float" office:value="8.58253" calcext:value-type="float">
            <text:p>8.58253</text:p>
          </table:table-cell>
          <table:table-cell office:value-type="float" office:value="1.835797" calcext:value-type="float">
            <text:p>1.835797</text:p>
          </table:table-cell>
          <table:table-cell office:value-type="float" office:value="1.31" calcext:value-type="float">
            <text:p>1.31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8019" calcext:value-type="float">
            <text:p>8019</text:p>
          </table:table-cell>
          <table:table-cell office:value-type="float" office:value="3931608087" calcext:value-type="float">
            <text:p>3931608087</text:p>
          </table:table-cell>
          <table:table-cell office:value-type="float" office:value="9144617160" calcext:value-type="float">
            <text:p>9144617160</text:p>
          </table:table-cell>
          <table:table-cell office:value-type="float" office:value="24970442" calcext:value-type="float">
            <text:p>24970442</text:p>
          </table:table-cell>
          <table:table-cell office:value-type="float" office:value="167932578" calcext:value-type="float">
            <text:p>167932578</text:p>
          </table:table-cell>
          <table:table-cell office:value-type="float" office:value="135464378" calcext:value-type="float">
            <text:p>135464378</text:p>
          </table:table-cell>
          <table:table-cell office:value-type="float" office:value="27689694" calcext:value-type="float">
            <text:p>2768969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937" calcext:value-type="float">
            <text:p>0.429937</text:p>
          </table:table-cell>
          <table:table-cell office:value-type="float" office:value="24970442" calcext:value-type="float">
            <text:p>24970442</text:p>
          </table:table-cell>
          <table:table-cell office:value-type="float" office:value="10.715538" calcext:value-type="float">
            <text:p>10.715538</text:p>
          </table:table-cell>
          <table:table-cell office:value-type="float" office:value="8.643789" calcext:value-type="float">
            <text:p>8.643789</text:p>
          </table:table-cell>
          <table:table-cell office:value-type="float" office:value="1.76684" calcext:value-type="float">
            <text:p>1.76684</text:p>
          </table:table-cell>
          <table:table-cell office:value-type="float" office:value="1.24" calcext:value-type="float">
            <text:p>1.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8019" calcext:value-type="float">
            <text:p>8019</text:p>
          </table:table-cell>
          <table:table-cell office:value-type="float" office:value="4042015501" calcext:value-type="float">
            <text:p>4042015501</text:p>
          </table:table-cell>
          <table:table-cell office:value-type="float" office:value="9143423572" calcext:value-type="float">
            <text:p>9143423572</text:p>
          </table:table-cell>
          <table:table-cell office:value-type="float" office:value="20277662" calcext:value-type="float">
            <text:p>20277662</text:p>
          </table:table-cell>
          <table:table-cell office:value-type="float" office:value="142721184" calcext:value-type="float">
            <text:p>142721184</text:p>
          </table:table-cell>
          <table:table-cell office:value-type="float" office:value="108280661" calcext:value-type="float">
            <text:p>108280661</text:p>
          </table:table-cell>
          <table:table-cell office:value-type="float" office:value="26878921" calcext:value-type="float">
            <text:p>26878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2068" calcext:value-type="float">
            <text:p>0.442068</text:p>
          </table:table-cell>
          <table:table-cell office:value-type="float" office:value="20277662" calcext:value-type="float">
            <text:p>20277662</text:p>
          </table:table-cell>
          <table:table-cell office:value-type="float" office:value="9.106835" calcext:value-type="float">
            <text:p>9.106835</text:p>
          </table:table-cell>
          <table:table-cell office:value-type="float" office:value="6.909235" calcext:value-type="float">
            <text:p>6.909235</text:p>
          </table:table-cell>
          <table:table-cell office:value-type="float" office:value="1.715106" calcext:value-type="float">
            <text:p>1.715106</text:p>
          </table:table-cell>
          <table:table-cell office:value-type="float" office:value="1.32" calcext:value-type="float">
            <text:p>1.3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8020" calcext:value-type="float">
            <text:p>8020</text:p>
          </table:table-cell>
          <table:table-cell office:value-type="float" office:value="3710290819" calcext:value-type="float">
            <text:p>3710290819</text:p>
          </table:table-cell>
          <table:table-cell office:value-type="float" office:value="9152240845" calcext:value-type="float">
            <text:p>9152240845</text:p>
          </table:table-cell>
          <table:table-cell office:value-type="float" office:value="26661518" calcext:value-type="float">
            <text:p>26661518</text:p>
          </table:table-cell>
          <table:table-cell office:value-type="float" office:value="166637758" calcext:value-type="float">
            <text:p>166637758</text:p>
          </table:table-cell>
          <table:table-cell office:value-type="float" office:value="130909803" calcext:value-type="float">
            <text:p>130909803</text:p>
          </table:table-cell>
          <table:table-cell office:value-type="float" office:value="25597492" calcext:value-type="float">
            <text:p>255974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397" calcext:value-type="float">
            <text:p>0.405397</text:p>
          </table:table-cell>
          <table:table-cell office:value-type="float" office:value="26661518" calcext:value-type="float">
            <text:p>26661518</text:p>
          </table:table-cell>
          <table:table-cell office:value-type="float" office:value="10.64353" calcext:value-type="float">
            <text:p>10.64353</text:p>
          </table:table-cell>
          <table:table-cell office:value-type="float" office:value="8.361505" calcext:value-type="float">
            <text:p>8.361505</text:p>
          </table:table-cell>
          <table:table-cell office:value-type="float" office:value="1.63497" calcext:value-type="float">
            <text:p>1.63497</text:p>
          </table:table-cell>
          <table:table-cell office:value-type="float" office:value="1.27" calcext:value-type="float">
            <text:p>1.2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8020" calcext:value-type="float">
            <text:p>8020</text:p>
          </table:table-cell>
          <table:table-cell office:value-type="float" office:value="3711441417" calcext:value-type="float">
            <text:p>3711441417</text:p>
          </table:table-cell>
          <table:table-cell office:value-type="float" office:value="9150141752" calcext:value-type="float">
            <text:p>9150141752</text:p>
          </table:table-cell>
          <table:table-cell office:value-type="float" office:value="26583028" calcext:value-type="float">
            <text:p>26583028</text:p>
          </table:table-cell>
          <table:table-cell office:value-type="float" office:value="166896194" calcext:value-type="float">
            <text:p>166896194</text:p>
          </table:table-cell>
          <table:table-cell office:value-type="float" office:value="130608011" calcext:value-type="float">
            <text:p>130608011</text:p>
          </table:table-cell>
          <table:table-cell office:value-type="float" office:value="25585728" calcext:value-type="float">
            <text:p>2558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616" calcext:value-type="float">
            <text:p>0.405616</text:p>
          </table:table-cell>
          <table:table-cell office:value-type="float" office:value="26583028" calcext:value-type="float">
            <text:p>26583028</text:p>
          </table:table-cell>
          <table:table-cell office:value-type="float" office:value="10.660036" calcext:value-type="float">
            <text:p>10.660036</text:p>
          </table:table-cell>
          <table:table-cell office:value-type="float" office:value="8.342228" calcext:value-type="float">
            <text:p>8.342228</text:p>
          </table:table-cell>
          <table:table-cell office:value-type="float" office:value="1.634218" calcext:value-type="float">
            <text:p>1.634218</text:p>
          </table:table-cell>
          <table:table-cell office:value-type="float" office:value="1.28" calcext:value-type="float">
            <text:p>1.2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9020" calcext:value-type="float">
            <text:p>9020</text:p>
          </table:table-cell>
          <table:table-cell office:value-type="float" office:value="3708616934" calcext:value-type="float">
            <text:p>3708616934</text:p>
          </table:table-cell>
          <table:table-cell office:value-type="float" office:value="9144732681" calcext:value-type="float">
            <text:p>9144732681</text:p>
          </table:table-cell>
          <table:table-cell office:value-type="float" office:value="27444486" calcext:value-type="float">
            <text:p>27444486</text:p>
          </table:table-cell>
          <table:table-cell office:value-type="float" office:value="171275680" calcext:value-type="float">
            <text:p>171275680</text:p>
          </table:table-cell>
          <table:table-cell office:value-type="float" office:value="131275863" calcext:value-type="float">
            <text:p>131275863</text:p>
          </table:table-cell>
          <table:table-cell office:value-type="float" office:value="25888238" calcext:value-type="float">
            <text:p>258882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547" calcext:value-type="float">
            <text:p>0.405547</text:p>
          </table:table-cell>
          <table:table-cell office:value-type="float" office:value="27444486" calcext:value-type="float">
            <text:p>27444486</text:p>
          </table:table-cell>
          <table:table-cell office:value-type="float" office:value="10.939764" calcext:value-type="float">
            <text:p>10.939764</text:p>
          </table:table-cell>
          <table:table-cell office:value-type="float" office:value="8.384886" calcext:value-type="float">
            <text:p>8.384886</text:p>
          </table:table-cell>
          <table:table-cell office:value-type="float" office:value="1.65354" calcext:value-type="float">
            <text:p>1.65354</text:p>
          </table:table-cell>
          <table:table-cell office:value-type="float" office:value="1.3" calcext:value-type="float">
            <text:p>1.3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9020" calcext:value-type="float">
            <text:p>9020</text:p>
          </table:table-cell>
          <table:table-cell office:value-type="float" office:value="3680490680" calcext:value-type="float">
            <text:p>3680490680</text:p>
          </table:table-cell>
          <table:table-cell office:value-type="float" office:value="9143233058" calcext:value-type="float">
            <text:p>9143233058</text:p>
          </table:table-cell>
          <table:table-cell office:value-type="float" office:value="27258226" calcext:value-type="float">
            <text:p>27258226</text:p>
          </table:table-cell>
          <table:table-cell office:value-type="float" office:value="171214402" calcext:value-type="float">
            <text:p>171214402</text:p>
          </table:table-cell>
          <table:table-cell office:value-type="float" office:value="135962903" calcext:value-type="float">
            <text:p>135962903</text:p>
          </table:table-cell>
          <table:table-cell office:value-type="float" office:value="25944056" calcext:value-type="float">
            <text:p>2594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537" calcext:value-type="float">
            <text:p>0.402537</text:p>
          </table:table-cell>
          <table:table-cell office:value-type="float" office:value="27258226" calcext:value-type="float">
            <text:p>27258226</text:p>
          </table:table-cell>
          <table:table-cell office:value-type="float" office:value="10.93585" calcext:value-type="float">
            <text:p>10.93585</text:p>
          </table:table-cell>
          <table:table-cell office:value-type="float" office:value="8.684257" calcext:value-type="float">
            <text:p>8.684257</text:p>
          </table:table-cell>
          <table:table-cell office:value-type="float" office:value="1.657105" calcext:value-type="float">
            <text:p>1.657105</text:p>
          </table:table-cell>
          <table:table-cell office:value-type="float" office:value="1.26" calcext:value-type="float">
            <text:p>1.26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9020" calcext:value-type="float">
            <text:p>9020</text:p>
          </table:table-cell>
          <table:table-cell office:value-type="float" office:value="4052836586" calcext:value-type="float">
            <text:p>4052836586</text:p>
          </table:table-cell>
          <table:table-cell office:value-type="float" office:value="9142306353" calcext:value-type="float">
            <text:p>9142306353</text:p>
          </table:table-cell>
          <table:table-cell office:value-type="float" office:value="20858430" calcext:value-type="float">
            <text:p>20858430</text:p>
          </table:table-cell>
          <table:table-cell office:value-type="float" office:value="148670573" calcext:value-type="float">
            <text:p>148670573</text:p>
          </table:table-cell>
          <table:table-cell office:value-type="float" office:value="111367141" calcext:value-type="float">
            <text:p>111367141</text:p>
          </table:table-cell>
          <table:table-cell office:value-type="float" office:value="27570844" calcext:value-type="float">
            <text:p>275708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306" calcext:value-type="float">
            <text:p>0.443306</text:p>
          </table:table-cell>
          <table:table-cell office:value-type="float" office:value="20858430" calcext:value-type="float">
            <text:p>20858430</text:p>
          </table:table-cell>
          <table:table-cell office:value-type="float" office:value="9.495925" calcext:value-type="float">
            <text:p>9.495925</text:p>
          </table:table-cell>
          <table:table-cell office:value-type="float" office:value="7.113271" calcext:value-type="float">
            <text:p>7.113271</text:p>
          </table:table-cell>
          <table:table-cell office:value-type="float" office:value="1.761012" calcext:value-type="float">
            <text:p>1.761012</text:p>
          </table:table-cell>
          <table:table-cell office:value-type="float" office:value="1.33" calcext:value-type="float">
            <text:p>1.33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9021" calcext:value-type="float">
            <text:p>9021</text:p>
          </table:table-cell>
          <table:table-cell office:value-type="float" office:value="4116034961" calcext:value-type="float">
            <text:p>4116034961</text:p>
          </table:table-cell>
          <table:table-cell office:value-type="float" office:value="9140090106" calcext:value-type="float">
            <text:p>9140090106</text:p>
          </table:table-cell>
          <table:table-cell office:value-type="float" office:value="20876915" calcext:value-type="float">
            <text:p>20876915</text:p>
          </table:table-cell>
          <table:table-cell office:value-type="float" office:value="151571232" calcext:value-type="float">
            <text:p>151571232</text:p>
          </table:table-cell>
          <table:table-cell office:value-type="float" office:value="112234782" calcext:value-type="float">
            <text:p>112234782</text:p>
          </table:table-cell>
          <table:table-cell office:value-type="float" office:value="29800043" calcext:value-type="float">
            <text:p>298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0328" calcext:value-type="float">
            <text:p>0.450328</text:p>
          </table:table-cell>
          <table:table-cell office:value-type="float" office:value="20876916" calcext:value-type="float">
            <text:p>20876916</text:p>
          </table:table-cell>
          <table:table-cell office:value-type="float" office:value="9.671544" calcext:value-type="float">
            <text:p>9.671544</text:p>
          </table:table-cell>
          <table:table-cell office:value-type="float" office:value="7.161541" calcext:value-type="float">
            <text:p>7.161541</text:p>
          </table:table-cell>
          <table:table-cell office:value-type="float" office:value="1.901498" calcext:value-type="float">
            <text:p>1.901498</text:p>
          </table:table-cell>
          <table:table-cell office:value-type="float" office:value="1.35" calcext:value-type="float">
            <text:p>1.3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9021" calcext:value-type="float">
            <text:p>9021</text:p>
          </table:table-cell>
          <table:table-cell office:value-type="float" office:value="3856945476" calcext:value-type="float">
            <text:p>3856945476</text:p>
          </table:table-cell>
          <table:table-cell office:value-type="float" office:value="9145032897" calcext:value-type="float">
            <text:p>9145032897</text:p>
          </table:table-cell>
          <table:table-cell office:value-type="float" office:value="26100666" calcext:value-type="float">
            <text:p>26100666</text:p>
          </table:table-cell>
          <table:table-cell office:value-type="float" office:value="171585252" calcext:value-type="float">
            <text:p>171585252</text:p>
          </table:table-cell>
          <table:table-cell office:value-type="float" office:value="137079755" calcext:value-type="float">
            <text:p>137079755</text:p>
          </table:table-cell>
          <table:table-cell office:value-type="float" office:value="28906048" calcext:value-type="float">
            <text:p>2890604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753" calcext:value-type="float">
            <text:p>0.421753</text:p>
          </table:table-cell>
          <table:table-cell office:value-type="float" office:value="26100666" calcext:value-type="float">
            <text:p>26100666</text:p>
          </table:table-cell>
          <table:table-cell office:value-type="float" office:value="10.959537" calcext:value-type="float">
            <text:p>10.959537</text:p>
          </table:table-cell>
          <table:table-cell office:value-type="float" office:value="8.755593" calcext:value-type="float">
            <text:p>8.755593</text:p>
          </table:table-cell>
          <table:table-cell office:value-type="float" office:value="1.846295" calcext:value-type="float">
            <text:p>1.846295</text:p>
          </table:table-cell>
          <table:table-cell office:value-type="float" office:value="1.25" calcext:value-type="float">
            <text:p>1.25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9021" calcext:value-type="float">
            <text:p>9021</text:p>
          </table:table-cell>
          <table:table-cell office:value-type="float" office:value="3937632354" calcext:value-type="float">
            <text:p>3937632354</text:p>
          </table:table-cell>
          <table:table-cell office:value-type="float" office:value="9120186250" calcext:value-type="float">
            <text:p>9120186250</text:p>
          </table:table-cell>
          <table:table-cell office:value-type="float" office:value="20579469" calcext:value-type="float">
            <text:p>20579469</text:p>
          </table:table-cell>
          <table:table-cell office:value-type="float" office:value="142476242" calcext:value-type="float">
            <text:p>142476242</text:p>
          </table:table-cell>
          <table:table-cell office:value-type="float" office:value="107275039" calcext:value-type="float">
            <text:p>107275039</text:p>
          </table:table-cell>
          <table:table-cell office:value-type="float" office:value="25995554" calcext:value-type="float">
            <text:p>2599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749" calcext:value-type="float">
            <text:p>0.431749</text:p>
          </table:table-cell>
          <table:table-cell office:value-type="float" office:value="20579468" calcext:value-type="float">
            <text:p>20579468</text:p>
          </table:table-cell>
          <table:table-cell office:value-type="float" office:value="9.100279" calcext:value-type="float">
            <text:p>9.100279</text:p>
          </table:table-cell>
          <table:table-cell office:value-type="float" office:value="6.851899" calcext:value-type="float">
            <text:p>6.851899</text:p>
          </table:table-cell>
          <table:table-cell office:value-type="float" office:value="1.660395" calcext:value-type="float">
            <text:p>1.660395</text:p>
          </table:table-cell>
          <table:table-cell office:value-type="float" office:value="1.33" calcext:value-type="float">
            <text:p>1.33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9022" calcext:value-type="float">
            <text:p>9022</text:p>
          </table:table-cell>
          <table:table-cell office:value-type="float" office:value="3965477981" calcext:value-type="float">
            <text:p>3965477981</text:p>
          </table:table-cell>
          <table:table-cell office:value-type="float" office:value="9145782670" calcext:value-type="float">
            <text:p>9145782670</text:p>
          </table:table-cell>
          <table:table-cell office:value-type="float" office:value="20623560" calcext:value-type="float">
            <text:p>20623560</text:p>
          </table:table-cell>
          <table:table-cell office:value-type="float" office:value="149213918" calcext:value-type="float">
            <text:p>149213918</text:p>
          </table:table-cell>
          <table:table-cell office:value-type="float" office:value="111639216" calcext:value-type="float">
            <text:p>111639216</text:p>
          </table:table-cell>
          <table:table-cell office:value-type="float" office:value="29671623" calcext:value-type="float">
            <text:p>2967162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585" calcext:value-type="float">
            <text:p>0.433585</text:p>
          </table:table-cell>
          <table:table-cell office:value-type="float" office:value="20623560" calcext:value-type="float">
            <text:p>20623560</text:p>
          </table:table-cell>
          <table:table-cell office:value-type="float" office:value="9.530629" calcext:value-type="float">
            <text:p>9.530629</text:p>
          </table:table-cell>
          <table:table-cell office:value-type="float" office:value="7.130649" calcext:value-type="float">
            <text:p>7.130649</text:p>
          </table:table-cell>
          <table:table-cell office:value-type="float" office:value="1.895194" calcext:value-type="float">
            <text:p>1.895194</text:p>
          </table:table-cell>
          <table:table-cell office:value-type="float" office:value="1.34" calcext:value-type="float">
            <text:p>1.3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9022" calcext:value-type="float">
            <text:p>9022</text:p>
          </table:table-cell>
          <table:table-cell office:value-type="float" office:value="3954624047" calcext:value-type="float">
            <text:p>3954624047</text:p>
          </table:table-cell>
          <table:table-cell office:value-type="float" office:value="9144076065" calcext:value-type="float">
            <text:p>9144076065</text:p>
          </table:table-cell>
          <table:table-cell office:value-type="float" office:value="20496555" calcext:value-type="float">
            <text:p>20496555</text:p>
          </table:table-cell>
          <table:table-cell office:value-type="float" office:value="149248675" calcext:value-type="float">
            <text:p>149248675</text:p>
          </table:table-cell>
          <table:table-cell office:value-type="float" office:value="111221971" calcext:value-type="float">
            <text:p>111221971</text:p>
          </table:table-cell>
          <table:table-cell office:value-type="float" office:value="29666201" calcext:value-type="float">
            <text:p>29666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20496556" calcext:value-type="float">
            <text:p>20496556</text:p>
          </table:table-cell>
          <table:table-cell office:value-type="float" office:value="9.532849" calcext:value-type="float">
            <text:p>9.532849</text:p>
          </table:table-cell>
          <table:table-cell office:value-type="float" office:value="7.103998" calcext:value-type="float">
            <text:p>7.103998</text:p>
          </table:table-cell>
          <table:table-cell office:value-type="float" office:value="1.894847" calcext:value-type="float">
            <text:p>1.894847</text:p>
          </table:table-cell>
          <table:table-cell office:value-type="float" office:value="1.34" calcext:value-type="float">
            <text:p>1.3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0022" calcext:value-type="float">
            <text:p>10022</text:p>
          </table:table-cell>
          <table:table-cell office:value-type="float" office:value="4078915117" calcext:value-type="float">
            <text:p>4078915117</text:p>
          </table:table-cell>
          <table:table-cell office:value-type="float" office:value="9140138826" calcext:value-type="float">
            <text:p>9140138826</text:p>
          </table:table-cell>
          <table:table-cell office:value-type="float" office:value="20574740" calcext:value-type="float">
            <text:p>20574740</text:p>
          </table:table-cell>
          <table:table-cell office:value-type="float" office:value="149156179" calcext:value-type="float">
            <text:p>149156179</text:p>
          </table:table-cell>
          <table:table-cell office:value-type="float" office:value="108912854" calcext:value-type="float">
            <text:p>108912854</text:p>
          </table:table-cell>
          <table:table-cell office:value-type="float" office:value="29553918" calcext:value-type="float">
            <text:p>295539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264" calcext:value-type="float">
            <text:p>0.446264</text:p>
          </table:table-cell>
          <table:table-cell office:value-type="float" office:value="20574740" calcext:value-type="float">
            <text:p>20574740</text:p>
          </table:table-cell>
          <table:table-cell office:value-type="float" office:value="9.526941" calcext:value-type="float">
            <text:p>9.526941</text:p>
          </table:table-cell>
          <table:table-cell office:value-type="float" office:value="6.95651" calcext:value-type="float">
            <text:p>6.95651</text:p>
          </table:table-cell>
          <table:table-cell office:value-type="float" office:value="1.887675" calcext:value-type="float">
            <text:p>1.887675</text:p>
          </table:table-cell>
          <table:table-cell office:value-type="float" office:value="1.37" calcext:value-type="float">
            <text:p>1.37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0022" calcext:value-type="float">
            <text:p>10022</text:p>
          </table:table-cell>
          <table:table-cell office:value-type="float" office:value="4062315198" calcext:value-type="float">
            <text:p>4062315198</text:p>
          </table:table-cell>
          <table:table-cell office:value-type="float" office:value="9138244362" calcext:value-type="float">
            <text:p>9138244362</text:p>
          </table:table-cell>
          <table:table-cell office:value-type="float" office:value="20477273" calcext:value-type="float">
            <text:p>20477273</text:p>
          </table:table-cell>
          <table:table-cell office:value-type="float" office:value="149447360" calcext:value-type="float">
            <text:p>149447360</text:p>
          </table:table-cell>
          <table:table-cell office:value-type="float" office:value="112543371" calcext:value-type="float">
            <text:p>112543371</text:p>
          </table:table-cell>
          <table:table-cell office:value-type="float" office:value="29692278" calcext:value-type="float">
            <text:p>2969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54" calcext:value-type="float">
            <text:p>0.44454</text:p>
          </table:table-cell>
          <table:table-cell office:value-type="float" office:value="20477272" calcext:value-type="float">
            <text:p>20477272</text:p>
          </table:table-cell>
          <table:table-cell office:value-type="float" office:value="9.54554" calcext:value-type="float">
            <text:p>9.54554</text:p>
          </table:table-cell>
          <table:table-cell office:value-type="float" office:value="7.188399" calcext:value-type="float">
            <text:p>7.188399</text:p>
          </table:table-cell>
          <table:table-cell office:value-type="float" office:value="1.896513" calcext:value-type="float">
            <text:p>1.896513</text:p>
          </table:table-cell>
          <table:table-cell office:value-type="float" office:value="1.33" calcext:value-type="float">
            <text:p>1.33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0023" calcext:value-type="float">
            <text:p>10023</text:p>
          </table:table-cell>
          <table:table-cell office:value-type="float" office:value="3964638397" calcext:value-type="float">
            <text:p>3964638397</text:p>
          </table:table-cell>
          <table:table-cell office:value-type="float" office:value="9144357910" calcext:value-type="float">
            <text:p>9144357910</text:p>
          </table:table-cell>
          <table:table-cell office:value-type="float" office:value="26494165" calcext:value-type="float">
            <text:p>26494165</text:p>
          </table:table-cell>
          <table:table-cell office:value-type="float" office:value="177388394" calcext:value-type="float">
            <text:p>177388394</text:p>
          </table:table-cell>
          <table:table-cell office:value-type="float" office:value="133605657" calcext:value-type="float">
            <text:p>133605657</text:p>
          </table:table-cell>
          <table:table-cell office:value-type="float" office:value="28132286" calcext:value-type="float">
            <text:p>2813228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561" calcext:value-type="float">
            <text:p>0.433561</text:p>
          </table:table-cell>
          <table:table-cell office:value-type="float" office:value="26494164" calcext:value-type="float">
            <text:p>26494164</text:p>
          </table:table-cell>
          <table:table-cell office:value-type="float" office:value="11.318901" calcext:value-type="float">
            <text:p>11.318901</text:p>
          </table:table-cell>
          <table:table-cell office:value-type="float" office:value="8.525187" calcext:value-type="float">
            <text:p>8.525187</text:p>
          </table:table-cell>
          <table:table-cell office:value-type="float" office:value="1.795081" calcext:value-type="float">
            <text:p>1.795081</text:p>
          </table:table-cell>
          <table:table-cell office:value-type="float" office:value="1.33" calcext:value-type="float">
            <text:p>1.3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0023" calcext:value-type="float">
            <text:p>10023</text:p>
          </table:table-cell>
          <table:table-cell office:value-type="float" office:value="3877148120" calcext:value-type="float">
            <text:p>3877148120</text:p>
          </table:table-cell>
          <table:table-cell office:value-type="float" office:value="9142159329" calcext:value-type="float">
            <text:p>9142159329</text:p>
          </table:table-cell>
          <table:table-cell office:value-type="float" office:value="27341803" calcext:value-type="float">
            <text:p>27341803</text:p>
          </table:table-cell>
          <table:table-cell office:value-type="float" office:value="174100715" calcext:value-type="float">
            <text:p>174100715</text:p>
          </table:table-cell>
          <table:table-cell office:value-type="float" office:value="134555766" calcext:value-type="float">
            <text:p>134555766</text:p>
          </table:table-cell>
          <table:table-cell office:value-type="float" office:value="27433494" calcext:value-type="float">
            <text:p>2743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095" calcext:value-type="float">
            <text:p>0.424095</text:p>
          </table:table-cell>
          <table:table-cell office:value-type="float" office:value="27341804" calcext:value-type="float">
            <text:p>27341804</text:p>
          </table:table-cell>
          <table:table-cell office:value-type="float" office:value="11.120206" calcext:value-type="float">
            <text:p>11.120206</text:p>
          </table:table-cell>
          <table:table-cell office:value-type="float" office:value="8.594379" calcext:value-type="float">
            <text:p>8.594379</text:p>
          </table:table-cell>
          <table:table-cell office:value-type="float" office:value="1.752239" calcext:value-type="float">
            <text:p>1.752239</text:p>
          </table:table-cell>
          <table:table-cell office:value-type="float" office:value="1.29" calcext:value-type="float">
            <text:p>1.2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0023" calcext:value-type="float">
            <text:p>10023</text:p>
          </table:table-cell>
          <table:table-cell office:value-type="float" office:value="4000768555" calcext:value-type="float">
            <text:p>4000768555</text:p>
          </table:table-cell>
          <table:table-cell office:value-type="float" office:value="9145970920" calcext:value-type="float">
            <text:p>9145970920</text:p>
          </table:table-cell>
          <table:table-cell office:value-type="float" office:value="22049714" calcext:value-type="float">
            <text:p>22049714</text:p>
          </table:table-cell>
          <table:table-cell office:value-type="float" office:value="149828162" calcext:value-type="float">
            <text:p>149828162</text:p>
          </table:table-cell>
          <table:table-cell office:value-type="float" office:value="119227340" calcext:value-type="float">
            <text:p>119227340</text:p>
          </table:table-cell>
          <table:table-cell office:value-type="float" office:value="27672603" calcext:value-type="float">
            <text:p>276726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435" calcext:value-type="float">
            <text:p>0.437435</text:p>
          </table:table-cell>
          <table:table-cell office:value-type="float" office:value="22049714" calcext:value-type="float">
            <text:p>22049714</text:p>
          </table:table-cell>
          <table:table-cell office:value-type="float" office:value="9.569862" calcext:value-type="float">
            <text:p>9.569862</text:p>
          </table:table-cell>
          <table:table-cell office:value-type="float" office:value="7.615319" calcext:value-type="float">
            <text:p>7.615319</text:p>
          </table:table-cell>
          <table:table-cell office:value-type="float" office:value="1.767512" calcext:value-type="float">
            <text:p>1.767512</text:p>
          </table:table-cell>
          <table:table-cell office:value-type="float" office:value="1.26" calcext:value-type="float">
            <text:p>1.26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0023" calcext:value-type="float">
            <text:p>10023</text:p>
          </table:table-cell>
          <table:table-cell office:value-type="float" office:value="3979192566" calcext:value-type="float">
            <text:p>3979192566</text:p>
          </table:table-cell>
          <table:table-cell office:value-type="float" office:value="9143968462" calcext:value-type="float">
            <text:p>9143968462</text:p>
          </table:table-cell>
          <table:table-cell office:value-type="float" office:value="26250262" calcext:value-type="float">
            <text:p>26250262</text:p>
          </table:table-cell>
          <table:table-cell office:value-type="float" office:value="175915505" calcext:value-type="float">
            <text:p>175915505</text:p>
          </table:table-cell>
          <table:table-cell office:value-type="float" office:value="136054907" calcext:value-type="float">
            <text:p>136054907</text:p>
          </table:table-cell>
          <table:table-cell office:value-type="float" office:value="27954047" calcext:value-type="float">
            <text:p>2795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171" calcext:value-type="float">
            <text:p>0.435171</text:p>
          </table:table-cell>
          <table:table-cell office:value-type="float" office:value="26250262" calcext:value-type="float">
            <text:p>26250262</text:p>
          </table:table-cell>
          <table:table-cell office:value-type="float" office:value="11.23612" calcext:value-type="float">
            <text:p>11.23612</text:p>
          </table:table-cell>
          <table:table-cell office:value-type="float" office:value="8.690134" calcext:value-type="float">
            <text:p>8.690134</text:p>
          </table:table-cell>
          <table:table-cell office:value-type="float" office:value="1.785488" calcext:value-type="float">
            <text:p>1.785488</text:p>
          </table:table-cell>
          <table:table-cell office:value-type="float" office:value="1.29" calcext:value-type="float">
            <text:p>1.29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0025" calcext:value-type="float">
            <text:p>10025</text:p>
          </table:table-cell>
          <table:table-cell office:value-type="float" office:value="3727959190" calcext:value-type="float">
            <text:p>3727959190</text:p>
          </table:table-cell>
          <table:table-cell office:value-type="float" office:value="9148867721" calcext:value-type="float">
            <text:p>9148867721</text:p>
          </table:table-cell>
          <table:table-cell office:value-type="float" office:value="27410744" calcext:value-type="float">
            <text:p>27410744</text:p>
          </table:table-cell>
          <table:table-cell office:value-type="float" office:value="171229929" calcext:value-type="float">
            <text:p>171229929</text:p>
          </table:table-cell>
          <table:table-cell office:value-type="float" office:value="134794143" calcext:value-type="float">
            <text:p>134794143</text:p>
          </table:table-cell>
          <table:table-cell office:value-type="float" office:value="25982941" calcext:value-type="float">
            <text:p>259829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478" calcext:value-type="float">
            <text:p>0.407478</text:p>
          </table:table-cell>
          <table:table-cell office:value-type="float" office:value="27410744" calcext:value-type="float">
            <text:p>27410744</text:p>
          </table:table-cell>
          <table:table-cell office:value-type="float" office:value="10.925938" calcext:value-type="float">
            <text:p>10.925938</text:p>
          </table:table-cell>
          <table:table-cell office:value-type="float" office:value="8.601022" calcext:value-type="float">
            <text:p>8.601022</text:p>
          </table:table-cell>
          <table:table-cell office:value-type="float" office:value="1.657934" calcext:value-type="float">
            <text:p>1.657934</text:p>
          </table:table-cell>
          <table:table-cell office:value-type="float" office:value="1.27" calcext:value-type="float">
            <text:p>1.2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0025" calcext:value-type="float">
            <text:p>10025</text:p>
          </table:table-cell>
          <table:table-cell office:value-type="float" office:value="3737980995" calcext:value-type="float">
            <text:p>3737980995</text:p>
          </table:table-cell>
          <table:table-cell office:value-type="float" office:value="9146629826" calcext:value-type="float">
            <text:p>9146629826</text:p>
          </table:table-cell>
          <table:table-cell office:value-type="float" office:value="27248618" calcext:value-type="float">
            <text:p>27248618</text:p>
          </table:table-cell>
          <table:table-cell office:value-type="float" office:value="171359520" calcext:value-type="float">
            <text:p>171359520</text:p>
          </table:table-cell>
          <table:table-cell office:value-type="float" office:value="134321109" calcext:value-type="float">
            <text:p>134321109</text:p>
          </table:table-cell>
          <table:table-cell office:value-type="float" office:value="25980754" calcext:value-type="float">
            <text:p>2598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673" calcext:value-type="float">
            <text:p>0.408673</text:p>
          </table:table-cell>
          <table:table-cell office:value-type="float" office:value="27248618" calcext:value-type="float">
            <text:p>27248618</text:p>
          </table:table-cell>
          <table:table-cell office:value-type="float" office:value="10.934207" calcext:value-type="float">
            <text:p>10.934207</text:p>
          </table:table-cell>
          <table:table-cell office:value-type="float" office:value="8.570838" calcext:value-type="float">
            <text:p>8.570838</text:p>
          </table:table-cell>
          <table:table-cell office:value-type="float" office:value="1.657795" calcext:value-type="float">
            <text:p>1.657795</text:p>
          </table:table-cell>
          <table:table-cell office:value-type="float" office:value="1.28" calcext:value-type="float">
            <text:p>1.28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1025" calcext:value-type="float">
            <text:p>11025</text:p>
          </table:table-cell>
          <table:table-cell office:value-type="float" office:value="3810907468" calcext:value-type="float">
            <text:p>3810907468</text:p>
          </table:table-cell>
          <table:table-cell office:value-type="float" office:value="9149676161" calcext:value-type="float">
            <text:p>9149676161</text:p>
          </table:table-cell>
          <table:table-cell office:value-type="float" office:value="27323183" calcext:value-type="float">
            <text:p>27323183</text:p>
          </table:table-cell>
          <table:table-cell office:value-type="float" office:value="171165394" calcext:value-type="float">
            <text:p>171165394</text:p>
          </table:table-cell>
          <table:table-cell office:value-type="float" office:value="131093195" calcext:value-type="float">
            <text:p>131093195</text:p>
          </table:table-cell>
          <table:table-cell office:value-type="float" office:value="25889617" calcext:value-type="float">
            <text:p>258896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507" calcext:value-type="float">
            <text:p>0.416507</text:p>
          </table:table-cell>
          <table:table-cell office:value-type="float" office:value="27323184" calcext:value-type="float">
            <text:p>27323184</text:p>
          </table:table-cell>
          <table:table-cell office:value-type="float" office:value="10.92182" calcext:value-type="float">
            <text:p>10.92182</text:p>
          </table:table-cell>
          <table:table-cell office:value-type="float" office:value="8.36487" calcext:value-type="float">
            <text:p>8.36487</text:p>
          </table:table-cell>
          <table:table-cell office:value-type="float" office:value="1.651979" calcext:value-type="float">
            <text:p>1.651979</text:p>
          </table:table-cell>
          <table:table-cell office:value-type="float" office:value="1.31" calcext:value-type="float">
            <text:p>1.31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1025" calcext:value-type="float">
            <text:p>11025</text:p>
          </table:table-cell>
          <table:table-cell office:value-type="float" office:value="3772143211" calcext:value-type="float">
            <text:p>3772143211</text:p>
          </table:table-cell>
          <table:table-cell office:value-type="float" office:value="9146618453" calcext:value-type="float">
            <text:p>9146618453</text:p>
          </table:table-cell>
          <table:table-cell office:value-type="float" office:value="27177454" calcext:value-type="float">
            <text:p>27177454</text:p>
          </table:table-cell>
          <table:table-cell office:value-type="float" office:value="170703760" calcext:value-type="float">
            <text:p>170703760</text:p>
          </table:table-cell>
          <table:table-cell office:value-type="float" office:value="135578913" calcext:value-type="float">
            <text:p>135578913</text:p>
          </table:table-cell>
          <table:table-cell office:value-type="float" office:value="25844504" calcext:value-type="float">
            <text:p>2584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27177454" calcext:value-type="float">
            <text:p>27177454</text:p>
          </table:table-cell>
          <table:table-cell office:value-type="float" office:value="10.892364" calcext:value-type="float">
            <text:p>10.892364</text:p>
          </table:table-cell>
          <table:table-cell office:value-type="float" office:value="8.651097" calcext:value-type="float">
            <text:p>8.651097</text:p>
          </table:table-cell>
          <table:table-cell office:value-type="float" office:value="1.649101" calcext:value-type="float">
            <text:p>1.649101</text:p>
          </table:table-cell>
          <table:table-cell office:value-type="float" office:value="1.26" calcext:value-type="float">
            <text:p>1.26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1025" calcext:value-type="float">
            <text:p>11025</text:p>
          </table:table-cell>
          <table:table-cell office:value-type="float" office:value="4129947050" calcext:value-type="float">
            <text:p>4129947050</text:p>
          </table:table-cell>
          <table:table-cell office:value-type="float" office:value="9127414094" calcext:value-type="float">
            <text:p>9127414094</text:p>
          </table:table-cell>
          <table:table-cell office:value-type="float" office:value="26606012" calcext:value-type="float">
            <text:p>26606012</text:p>
          </table:table-cell>
          <table:table-cell office:value-type="float" office:value="187363986" calcext:value-type="float">
            <text:p>187363986</text:p>
          </table:table-cell>
          <table:table-cell office:value-type="float" office:value="139520545" calcext:value-type="float">
            <text:p>139520545</text:p>
          </table:table-cell>
          <table:table-cell office:value-type="float" office:value="33676993" calcext:value-type="float">
            <text:p>336769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477" calcext:value-type="float">
            <text:p>0.452477</text:p>
          </table:table-cell>
          <table:table-cell office:value-type="float" office:value="26606012" calcext:value-type="float">
            <text:p>26606012</text:p>
          </table:table-cell>
          <table:table-cell office:value-type="float" office:value="11.96736" calcext:value-type="float">
            <text:p>11.96736</text:p>
          </table:table-cell>
          <table:table-cell office:value-type="float" office:value="8.911491" calcext:value-type="float">
            <text:p>8.911491</text:p>
          </table:table-cell>
          <table:table-cell office:value-type="float" office:value="2.151026" calcext:value-type="float">
            <text:p>2.151026</text:p>
          </table:table-cell>
          <table:table-cell office:value-type="float" office:value="1.34" calcext:value-type="float">
            <text:p>1.34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1025" calcext:value-type="float">
            <text:p>11025</text:p>
          </table:table-cell>
          <table:table-cell office:value-type="float" office:value="4055042557" calcext:value-type="float">
            <text:p>4055042557</text:p>
          </table:table-cell>
          <table:table-cell office:value-type="float" office:value="9127722521" calcext:value-type="float">
            <text:p>9127722521</text:p>
          </table:table-cell>
          <table:table-cell office:value-type="float" office:value="26708131" calcext:value-type="float">
            <text:p>26708131</text:p>
          </table:table-cell>
          <table:table-cell office:value-type="float" office:value="185530810" calcext:value-type="float">
            <text:p>185530810</text:p>
          </table:table-cell>
          <table:table-cell office:value-type="float" office:value="141110442" calcext:value-type="float">
            <text:p>141110442</text:p>
          </table:table-cell>
          <table:table-cell office:value-type="float" office:value="33612597" calcext:value-type="float">
            <text:p>3361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256" calcext:value-type="float">
            <text:p>0.444256</text:p>
          </table:table-cell>
          <table:table-cell office:value-type="float" office:value="26708132" calcext:value-type="float">
            <text:p>26708132</text:p>
          </table:table-cell>
          <table:table-cell office:value-type="float" office:value="11.850271" calcext:value-type="float">
            <text:p>11.850271</text:p>
          </table:table-cell>
          <table:table-cell office:value-type="float" office:value="9.013042" calcext:value-type="float">
            <text:p>9.013042</text:p>
          </table:table-cell>
          <table:table-cell office:value-type="float" office:value="2.146912" calcext:value-type="float">
            <text:p>2.146912</text:p>
          </table:table-cell>
          <table:table-cell office:value-type="float" office:value="1.31" calcext:value-type="float">
            <text:p>1.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1025" calcext:value-type="float">
            <text:p>11025</text:p>
          </table:table-cell>
          <table:table-cell office:value-type="float" office:value="3908695037" calcext:value-type="float">
            <text:p>3908695037</text:p>
          </table:table-cell>
          <table:table-cell office:value-type="float" office:value="9142343999" calcext:value-type="float">
            <text:p>9142343999</text:p>
          </table:table-cell>
          <table:table-cell office:value-type="float" office:value="26971069" calcext:value-type="float">
            <text:p>26971069</text:p>
          </table:table-cell>
          <table:table-cell office:value-type="float" office:value="174310152" calcext:value-type="float">
            <text:p>174310152</text:p>
          </table:table-cell>
          <table:table-cell office:value-type="float" office:value="139451052" calcext:value-type="float">
            <text:p>139451052</text:p>
          </table:table-cell>
          <table:table-cell office:value-type="float" office:value="28028394" calcext:value-type="float">
            <text:p>2802839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538" calcext:value-type="float">
            <text:p>0.427538</text:p>
          </table:table-cell>
          <table:table-cell office:value-type="float" office:value="26971068" calcext:value-type="float">
            <text:p>26971068</text:p>
          </table:table-cell>
          <table:table-cell office:value-type="float" office:value="11.133582" calcext:value-type="float">
            <text:p>11.133582</text:p>
          </table:table-cell>
          <table:table-cell office:value-type="float" office:value="8.907054" calcext:value-type="float">
            <text:p>8.907054</text:p>
          </table:table-cell>
          <table:table-cell office:value-type="float" office:value="1.790237" calcext:value-type="float">
            <text:p>1.790237</text:p>
          </table:table-cell>
          <table:table-cell office:value-type="float" office:value="1.25" calcext:value-type="float">
            <text:p>1.2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1025" calcext:value-type="float">
            <text:p>11025</text:p>
          </table:table-cell>
          <table:table-cell office:value-type="float" office:value="3988421645" calcext:value-type="float">
            <text:p>3988421645</text:p>
          </table:table-cell>
          <table:table-cell office:value-type="float" office:value="9139392176" calcext:value-type="float">
            <text:p>9139392176</text:p>
          </table:table-cell>
          <table:table-cell office:value-type="float" office:value="25057014" calcext:value-type="float">
            <text:p>25057014</text:p>
          </table:table-cell>
          <table:table-cell office:value-type="float" office:value="171911559" calcext:value-type="float">
            <text:p>171911559</text:p>
          </table:table-cell>
          <table:table-cell office:value-type="float" office:value="131616164" calcext:value-type="float">
            <text:p>131616164</text:p>
          </table:table-cell>
          <table:table-cell office:value-type="float" office:value="29308428" calcext:value-type="float">
            <text:p>2930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399" calcext:value-type="float">
            <text:p>0.436399</text:p>
          </table:table-cell>
          <table:table-cell office:value-type="float" office:value="25057014" calcext:value-type="float">
            <text:p>25057014</text:p>
          </table:table-cell>
          <table:table-cell office:value-type="float" office:value="10.980378" calcext:value-type="float">
            <text:p>10.980378</text:p>
          </table:table-cell>
          <table:table-cell office:value-type="float" office:value="8.406621" calcext:value-type="float">
            <text:p>8.406621</text:p>
          </table:table-cell>
          <table:table-cell office:value-type="float" office:value="1.871995" calcext:value-type="float">
            <text:p>1.871995</text:p>
          </table:table-cell>
          <table:table-cell office:value-type="float" office:value="1.31" calcext:value-type="float">
            <text:p>1.31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1028" calcext:value-type="float">
            <text:p>11028</text:p>
          </table:table-cell>
          <table:table-cell office:value-type="float" office:value="3942386028" calcext:value-type="float">
            <text:p>3942386028</text:p>
          </table:table-cell>
          <table:table-cell office:value-type="float" office:value="9146968617" calcext:value-type="float">
            <text:p>9146968617</text:p>
          </table:table-cell>
          <table:table-cell office:value-type="float" office:value="20637710" calcext:value-type="float">
            <text:p>20637710</text:p>
          </table:table-cell>
          <table:table-cell office:value-type="float" office:value="148613312" calcext:value-type="float">
            <text:p>148613312</text:p>
          </table:table-cell>
          <table:table-cell office:value-type="float" office:value="111432428" calcext:value-type="float">
            <text:p>111432428</text:p>
          </table:table-cell>
          <table:table-cell office:value-type="float" office:value="29471017" calcext:value-type="float">
            <text:p>294710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005" calcext:value-type="float">
            <text:p>0.431005</text:p>
          </table:table-cell>
          <table:table-cell office:value-type="float" office:value="20637710" calcext:value-type="float">
            <text:p>20637710</text:p>
          </table:table-cell>
          <table:table-cell office:value-type="float" office:value="9.482803" calcext:value-type="float">
            <text:p>9.482803</text:p>
          </table:table-cell>
          <table:table-cell office:value-type="float" office:value="7.110344" calcext:value-type="float">
            <text:p>7.110344</text:p>
          </table:table-cell>
          <table:table-cell office:value-type="float" office:value="1.880504" calcext:value-type="float">
            <text:p>1.880504</text:p>
          </table:table-cell>
          <table:table-cell office:value-type="float" office:value="1.33" calcext:value-type="float">
            <text:p>1.33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1027" calcext:value-type="float">
            <text:p>11027</text:p>
          </table:table-cell>
          <table:table-cell office:value-type="float" office:value="3936344683" calcext:value-type="float">
            <text:p>3936344683</text:p>
          </table:table-cell>
          <table:table-cell office:value-type="float" office:value="9145226214" calcext:value-type="float">
            <text:p>9145226214</text:p>
          </table:table-cell>
          <table:table-cell office:value-type="float" office:value="20517803" calcext:value-type="float">
            <text:p>20517803</text:p>
          </table:table-cell>
          <table:table-cell office:value-type="float" office:value="148680494" calcext:value-type="float">
            <text:p>148680494</text:p>
          </table:table-cell>
          <table:table-cell office:value-type="float" office:value="111022139" calcext:value-type="float">
            <text:p>111022139</text:p>
          </table:table-cell>
          <table:table-cell office:value-type="float" office:value="29466099" calcext:value-type="float">
            <text:p>29466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426" calcext:value-type="float">
            <text:p>0.430426</text:p>
          </table:table-cell>
          <table:table-cell office:value-type="float" office:value="20517804" calcext:value-type="float">
            <text:p>20517804</text:p>
          </table:table-cell>
          <table:table-cell office:value-type="float" office:value="9.496558" calcext:value-type="float">
            <text:p>9.496558</text:p>
          </table:table-cell>
          <table:table-cell office:value-type="float" office:value="7.091234" calcext:value-type="float">
            <text:p>7.091234</text:p>
          </table:table-cell>
          <table:table-cell office:value-type="float" office:value="1.882066" calcext:value-type="float">
            <text:p>1.882066</text:p>
          </table:table-cell>
          <table:table-cell office:value-type="float" office:value="1.34" calcext:value-type="float">
            <text:p>1.34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2028" calcext:value-type="float">
            <text:p>12028</text:p>
          </table:table-cell>
          <table:table-cell office:value-type="float" office:value="3961144703" calcext:value-type="float">
            <text:p>3961144703</text:p>
          </table:table-cell>
          <table:table-cell office:value-type="float" office:value="9143488688" calcext:value-type="float">
            <text:p>9143488688</text:p>
          </table:table-cell>
          <table:table-cell office:value-type="float" office:value="20625334" calcext:value-type="float">
            <text:p>20625334</text:p>
          </table:table-cell>
          <table:table-cell office:value-type="float" office:value="145570321" calcext:value-type="float">
            <text:p>145570321</text:p>
          </table:table-cell>
          <table:table-cell office:value-type="float" office:value="107821343" calcext:value-type="float">
            <text:p>107821343</text:p>
          </table:table-cell>
          <table:table-cell office:value-type="float" office:value="28356974" calcext:value-type="float">
            <text:p>283569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22" calcext:value-type="float">
            <text:p>0.43322</text:p>
          </table:table-cell>
          <table:table-cell office:value-type="float" office:value="20625334" calcext:value-type="float">
            <text:p>20625334</text:p>
          </table:table-cell>
          <table:table-cell office:value-type="float" office:value="9.288634" calcext:value-type="float">
            <text:p>9.288634</text:p>
          </table:table-cell>
          <table:table-cell office:value-type="float" office:value="6.879926" calcext:value-type="float">
            <text:p>6.879926</text:p>
          </table:table-cell>
          <table:table-cell office:value-type="float" office:value="1.809418" calcext:value-type="float">
            <text:p>1.809418</text:p>
          </table:table-cell>
          <table:table-cell office:value-type="float" office:value="1.35" calcext:value-type="float">
            <text:p>1.3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2027" calcext:value-type="float">
            <text:p>12027</text:p>
          </table:table-cell>
          <table:table-cell office:value-type="float" office:value="3939269411" calcext:value-type="float">
            <text:p>3939269411</text:p>
          </table:table-cell>
          <table:table-cell office:value-type="float" office:value="9141247213" calcext:value-type="float">
            <text:p>9141247213</text:p>
          </table:table-cell>
          <table:table-cell office:value-type="float" office:value="20561391" calcext:value-type="float">
            <text:p>20561391</text:p>
          </table:table-cell>
          <table:table-cell office:value-type="float" office:value="145746827" calcext:value-type="float">
            <text:p>145746827</text:p>
          </table:table-cell>
          <table:table-cell office:value-type="float" office:value="111512167" calcext:value-type="float">
            <text:p>111512167</text:p>
          </table:table-cell>
          <table:table-cell office:value-type="float" office:value="28408281" calcext:value-type="float">
            <text:p>2840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933" calcext:value-type="float">
            <text:p>0.430933</text:p>
          </table:table-cell>
          <table:table-cell office:value-type="float" office:value="20561392" calcext:value-type="float">
            <text:p>20561392</text:p>
          </table:table-cell>
          <table:table-cell office:value-type="float" office:value="9.309179" calcext:value-type="float">
            <text:p>9.309179</text:p>
          </table:table-cell>
          <table:table-cell office:value-type="float" office:value="7.122534" calcext:value-type="float">
            <text:p>7.122534</text:p>
          </table:table-cell>
          <table:table-cell office:value-type="float" office:value="1.814501" calcext:value-type="float">
            <text:p>1.814501</text:p>
          </table:table-cell>
          <table:table-cell office:value-type="float" office:value="1.31" calcext:value-type="float">
            <text:p>1.3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2027" calcext:value-type="float">
            <text:p>12027</text:p>
          </table:table-cell>
          <table:table-cell office:value-type="float" office:value="3939156867" calcext:value-type="float">
            <text:p>3939156867</text:p>
          </table:table-cell>
          <table:table-cell office:value-type="float" office:value="9142055009" calcext:value-type="float">
            <text:p>9142055009</text:p>
          </table:table-cell>
          <table:table-cell office:value-type="float" office:value="26389554" calcext:value-type="float">
            <text:p>26389554</text:p>
          </table:table-cell>
          <table:table-cell office:value-type="float" office:value="174173183" calcext:value-type="float">
            <text:p>174173183</text:p>
          </table:table-cell>
          <table:table-cell office:value-type="float" office:value="131149678" calcext:value-type="float">
            <text:p>131149678</text:p>
          </table:table-cell>
          <table:table-cell office:value-type="float" office:value="29370091" calcext:value-type="float">
            <text:p>2937009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883" calcext:value-type="float">
            <text:p>0.430883</text:p>
          </table:table-cell>
          <table:table-cell office:value-type="float" office:value="26389554" calcext:value-type="float">
            <text:p>26389554</text:p>
          </table:table-cell>
          <table:table-cell office:value-type="float" office:value="11.124834" calcext:value-type="float">
            <text:p>11.124834</text:p>
          </table:table-cell>
          <table:table-cell office:value-type="float" office:value="8.376826" calcext:value-type="float">
            <text:p>8.376826</text:p>
          </table:table-cell>
          <table:table-cell office:value-type="float" office:value="1.875934" calcext:value-type="float">
            <text:p>1.875934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2027" calcext:value-type="float">
            <text:p>12027</text:p>
          </table:table-cell>
          <table:table-cell office:value-type="float" office:value="3986427133" calcext:value-type="float">
            <text:p>3986427133</text:p>
          </table:table-cell>
          <table:table-cell office:value-type="float" office:value="9110943001" calcext:value-type="float">
            <text:p>9110943001</text:p>
          </table:table-cell>
          <table:table-cell office:value-type="float" office:value="22732813" calcext:value-type="float">
            <text:p>22732813</text:p>
          </table:table-cell>
          <table:table-cell office:value-type="float" office:value="156313750" calcext:value-type="float">
            <text:p>156313750</text:p>
          </table:table-cell>
          <table:table-cell office:value-type="float" office:value="117465160" calcext:value-type="float">
            <text:p>117465160</text:p>
          </table:table-cell>
          <table:table-cell office:value-type="float" office:value="26903975" calcext:value-type="float">
            <text:p>2690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543" calcext:value-type="float">
            <text:p>0.437543</text:p>
          </table:table-cell>
          <table:table-cell office:value-type="float" office:value="22732812" calcext:value-type="float">
            <text:p>22732812</text:p>
          </table:table-cell>
          <table:table-cell office:value-type="float" office:value="9.984112" calcext:value-type="float">
            <text:p>9.984112</text:p>
          </table:table-cell>
          <table:table-cell office:value-type="float" office:value="7.502765" calcext:value-type="float">
            <text:p>7.502765</text:p>
          </table:table-cell>
          <table:table-cell office:value-type="float" office:value="1.718418" calcext:value-type="float">
            <text:p>1.718418</text:p>
          </table:table-cell>
          <table:table-cell office:value-type="float" office:value="1.33" calcext:value-type="float">
            <text:p>1.3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2028" calcext:value-type="float">
            <text:p>12028</text:p>
          </table:table-cell>
          <table:table-cell office:value-type="float" office:value="4128270526" calcext:value-type="float">
            <text:p>4128270526</text:p>
          </table:table-cell>
          <table:table-cell office:value-type="float" office:value="9147299163" calcext:value-type="float">
            <text:p>9147299163</text:p>
          </table:table-cell>
          <table:table-cell office:value-type="float" office:value="21018789" calcext:value-type="float">
            <text:p>21018789</text:p>
          </table:table-cell>
          <table:table-cell office:value-type="float" office:value="150727225" calcext:value-type="float">
            <text:p>150727225</text:p>
          </table:table-cell>
          <table:table-cell office:value-type="float" office:value="117809802" calcext:value-type="float">
            <text:p>117809802</text:p>
          </table:table-cell>
          <table:table-cell office:value-type="float" office:value="29222852" calcext:value-type="float">
            <text:p>292228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21018788" calcext:value-type="float">
            <text:p>21018788</text:p>
          </table:table-cell>
          <table:table-cell office:value-type="float" office:value="9.61769" calcext:value-type="float">
            <text:p>9.61769</text:p>
          </table:table-cell>
          <table:table-cell office:value-type="float" office:value="7.517275" calcext:value-type="float">
            <text:p>7.517275</text:p>
          </table:table-cell>
          <table:table-cell office:value-type="float" office:value="1.864668" calcext:value-type="float">
            <text:p>1.864668</text:p>
          </table:table-cell>
          <table:table-cell office:value-type="float" office:value="1.28" calcext:value-type="float">
            <text:p>1.28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2028" calcext:value-type="float">
            <text:p>12028</text:p>
          </table:table-cell>
          <table:table-cell office:value-type="float" office:value="4053397699" calcext:value-type="float">
            <text:p>4053397699</text:p>
          </table:table-cell>
          <table:table-cell office:value-type="float" office:value="9118038818" calcext:value-type="float">
            <text:p>9118038818</text:p>
          </table:table-cell>
          <table:table-cell office:value-type="float" office:value="21350382" calcext:value-type="float">
            <text:p>21350382</text:p>
          </table:table-cell>
          <table:table-cell office:value-type="float" office:value="148189329" calcext:value-type="float">
            <text:p>148189329</text:p>
          </table:table-cell>
          <table:table-cell office:value-type="float" office:value="112885598" calcext:value-type="float">
            <text:p>112885598</text:p>
          </table:table-cell>
          <table:table-cell office:value-type="float" office:value="26021811" calcext:value-type="float">
            <text:p>2602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547" calcext:value-type="float">
            <text:p>0.444547</text:p>
          </table:table-cell>
          <table:table-cell office:value-type="float" office:value="21350382" calcext:value-type="float">
            <text:p>21350382</text:p>
          </table:table-cell>
          <table:table-cell office:value-type="float" office:value="9.45575" calcext:value-type="float">
            <text:p>9.45575</text:p>
          </table:table-cell>
          <table:table-cell office:value-type="float" office:value="7.203069" calcext:value-type="float">
            <text:p>7.203069</text:p>
          </table:table-cell>
          <table:table-cell office:value-type="float" office:value="1.660415" calcext:value-type="float">
            <text:p>1.660415</text:p>
          </table:table-cell>
          <table:table-cell office:value-type="float" office:value="1.31" calcext:value-type="float">
            <text:p>1.31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2030" calcext:value-type="float">
            <text:p>12030</text:p>
          </table:table-cell>
          <table:table-cell office:value-type="float" office:value="3694723606" calcext:value-type="float">
            <text:p>3694723606</text:p>
          </table:table-cell>
          <table:table-cell office:value-type="float" office:value="9147996615" calcext:value-type="float">
            <text:p>9147996615</text:p>
          </table:table-cell>
          <table:table-cell office:value-type="float" office:value="27396052" calcext:value-type="float">
            <text:p>27396052</text:p>
          </table:table-cell>
          <table:table-cell office:value-type="float" office:value="171363807" calcext:value-type="float">
            <text:p>171363807</text:p>
          </table:table-cell>
          <table:table-cell office:value-type="float" office:value="134635105" calcext:value-type="float">
            <text:p>134635105</text:p>
          </table:table-cell>
          <table:table-cell office:value-type="float" office:value="26105939" calcext:value-type="float">
            <text:p>261059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883" calcext:value-type="float">
            <text:p>0.403883</text:p>
          </table:table-cell>
          <table:table-cell office:value-type="float" office:value="27396052" calcext:value-type="float">
            <text:p>27396052</text:p>
          </table:table-cell>
          <table:table-cell office:value-type="float" office:value="10.945393" calcext:value-type="float">
            <text:p>10.945393</text:p>
          </table:table-cell>
          <table:table-cell office:value-type="float" office:value="8.599448" calcext:value-type="float">
            <text:p>8.599448</text:p>
          </table:table-cell>
          <table:table-cell office:value-type="float" office:value="1.667445" calcext:value-type="float">
            <text:p>1.667445</text:p>
          </table:table-cell>
          <table:table-cell office:value-type="float" office:value="1.27" calcext:value-type="float">
            <text:p>1.27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2029" calcext:value-type="float">
            <text:p>12029</text:p>
          </table:table-cell>
          <table:table-cell office:value-type="float" office:value="3696202427" calcext:value-type="float">
            <text:p>3696202427</text:p>
          </table:table-cell>
          <table:table-cell office:value-type="float" office:value="9146471863" calcext:value-type="float">
            <text:p>9146471863</text:p>
          </table:table-cell>
          <table:table-cell office:value-type="float" office:value="27247161" calcext:value-type="float">
            <text:p>27247161</text:p>
          </table:table-cell>
          <table:table-cell office:value-type="float" office:value="171359571" calcext:value-type="float">
            <text:p>171359571</text:p>
          </table:table-cell>
          <table:table-cell office:value-type="float" office:value="134117734" calcext:value-type="float">
            <text:p>134117734</text:p>
          </table:table-cell>
          <table:table-cell office:value-type="float" office:value="26072517" calcext:value-type="float">
            <text:p>2607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112" calcext:value-type="float">
            <text:p>0.404112</text:p>
          </table:table-cell>
          <table:table-cell office:value-type="float" office:value="27247160" calcext:value-type="float">
            <text:p>27247160</text:p>
          </table:table-cell>
          <table:table-cell office:value-type="float" office:value="10.945122" calcext:value-type="float">
            <text:p>10.945122</text:p>
          </table:table-cell>
          <table:table-cell office:value-type="float" office:value="8.566402" calcext:value-type="float">
            <text:p>8.566402</text:p>
          </table:table-cell>
          <table:table-cell office:value-type="float" office:value="1.66531" calcext:value-type="float">
            <text:p>1.66531</text:p>
          </table:table-cell>
          <table:table-cell office:value-type="float" office:value="1.28" calcext:value-type="float">
            <text:p>1.28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3030" calcext:value-type="float">
            <text:p>13030</text:p>
          </table:table-cell>
          <table:table-cell office:value-type="float" office:value="3761552711" calcext:value-type="float">
            <text:p>3761552711</text:p>
          </table:table-cell>
          <table:table-cell office:value-type="float" office:value="9143122563" calcext:value-type="float">
            <text:p>9143122563</text:p>
          </table:table-cell>
          <table:table-cell office:value-type="float" office:value="27033374" calcext:value-type="float">
            <text:p>27033374</text:p>
          </table:table-cell>
          <table:table-cell office:value-type="float" office:value="172826745" calcext:value-type="float">
            <text:p>172826745</text:p>
          </table:table-cell>
          <table:table-cell office:value-type="float" office:value="130761823" calcext:value-type="float">
            <text:p>130761823</text:p>
          </table:table-cell>
          <table:table-cell office:value-type="float" office:value="26930223" calcext:value-type="float">
            <text:p>2693022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408" calcext:value-type="float">
            <text:p>0.411408</text:p>
          </table:table-cell>
          <table:table-cell office:value-type="float" office:value="27033374" calcext:value-type="float">
            <text:p>27033374</text:p>
          </table:table-cell>
          <table:table-cell office:value-type="float" office:value="11.038835" calcext:value-type="float">
            <text:p>11.038835</text:p>
          </table:table-cell>
          <table:table-cell office:value-type="float" office:value="8.352053" calcext:value-type="float">
            <text:p>8.352053</text:p>
          </table:table-cell>
          <table:table-cell office:value-type="float" office:value="1.720094" calcext:value-type="float">
            <text:p>1.720094</text:p>
          </table:table-cell>
          <table:table-cell office:value-type="float" office:value="1.32" calcext:value-type="float">
            <text:p>1.32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3029" calcext:value-type="float">
            <text:p>13029</text:p>
          </table:table-cell>
          <table:table-cell office:value-type="float" office:value="3730598063" calcext:value-type="float">
            <text:p>3730598063</text:p>
          </table:table-cell>
          <table:table-cell office:value-type="float" office:value="9140715639" calcext:value-type="float">
            <text:p>9140715639</text:p>
          </table:table-cell>
          <table:table-cell office:value-type="float" office:value="26852165" calcext:value-type="float">
            <text:p>26852165</text:p>
          </table:table-cell>
          <table:table-cell office:value-type="float" office:value="172464316" calcext:value-type="float">
            <text:p>172464316</text:p>
          </table:table-cell>
          <table:table-cell office:value-type="float" office:value="135157840" calcext:value-type="float">
            <text:p>135157840</text:p>
          </table:table-cell>
          <table:table-cell office:value-type="float" office:value="26926216" calcext:value-type="float">
            <text:p>2692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13" calcext:value-type="float">
            <text:p>0.40813</text:p>
          </table:table-cell>
          <table:table-cell office:value-type="float" office:value="26852164" calcext:value-type="float">
            <text:p>26852164</text:p>
          </table:table-cell>
          <table:table-cell office:value-type="float" office:value="11.015685" calcext:value-type="float">
            <text:p>11.015685</text:p>
          </table:table-cell>
          <table:table-cell office:value-type="float" office:value="8.632836" calcext:value-type="float">
            <text:p>8.632836</text:p>
          </table:table-cell>
          <table:table-cell office:value-type="float" office:value="1.719838" calcext:value-type="float">
            <text:p>1.719838</text:p>
          </table:table-cell>
          <table:table-cell office:value-type="float" office:value="1.28" calcext:value-type="float">
            <text:p>1.28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3030" calcext:value-type="float">
            <text:p>13030</text:p>
          </table:table-cell>
          <table:table-cell office:value-type="float" office:value="4055262176" calcext:value-type="float">
            <text:p>4055262176</text:p>
          </table:table-cell>
          <table:table-cell office:value-type="float" office:value="9145589347" calcext:value-type="float">
            <text:p>9145589347</text:p>
          </table:table-cell>
          <table:table-cell office:value-type="float" office:value="21573019" calcext:value-type="float">
            <text:p>21573019</text:p>
          </table:table-cell>
          <table:table-cell office:value-type="float" office:value="150751592" calcext:value-type="float">
            <text:p>150751592</text:p>
          </table:table-cell>
          <table:table-cell office:value-type="float" office:value="111984358" calcext:value-type="float">
            <text:p>111984358</text:p>
          </table:table-cell>
          <table:table-cell office:value-type="float" office:value="28851789" calcext:value-type="float">
            <text:p>288517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412" calcext:value-type="float">
            <text:p>0.443412</text:p>
          </table:table-cell>
          <table:table-cell office:value-type="float" office:value="21573020" calcext:value-type="float">
            <text:p>21573020</text:p>
          </table:table-cell>
          <table:table-cell office:value-type="float" office:value="9.619244" calcext:value-type="float">
            <text:p>9.619244</text:p>
          </table:table-cell>
          <table:table-cell office:value-type="float" office:value="7.145562" calcext:value-type="float">
            <text:p>7.145562</text:p>
          </table:table-cell>
          <table:table-cell office:value-type="float" office:value="1.840991" calcext:value-type="float">
            <text:p>1.840991</text:p>
          </table:table-cell>
          <table:table-cell office:value-type="float" office:value="1.35" calcext:value-type="float">
            <text:p>1.3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3030" calcext:value-type="float">
            <text:p>13030</text:p>
          </table:table-cell>
          <table:table-cell office:value-type="float" office:value="3981740440" calcext:value-type="float">
            <text:p>3981740440</text:p>
          </table:table-cell>
          <table:table-cell office:value-type="float" office:value="9142687348" calcext:value-type="float">
            <text:p>9142687348</text:p>
          </table:table-cell>
          <table:table-cell office:value-type="float" office:value="23898086" calcext:value-type="float">
            <text:p>23898086</text:p>
          </table:table-cell>
          <table:table-cell office:value-type="float" office:value="163126171" calcext:value-type="float">
            <text:p>163126171</text:p>
          </table:table-cell>
          <table:table-cell office:value-type="float" office:value="125017504" calcext:value-type="float">
            <text:p>125017504</text:p>
          </table:table-cell>
          <table:table-cell office:value-type="float" office:value="27919752" calcext:value-type="float">
            <text:p>27919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511" calcext:value-type="float">
            <text:p>0.435511</text:p>
          </table:table-cell>
          <table:table-cell office:value-type="float" office:value="23898086" calcext:value-type="float">
            <text:p>23898086</text:p>
          </table:table-cell>
          <table:table-cell office:value-type="float" office:value="10.408849" calcext:value-type="float">
            <text:p>10.408849</text:p>
          </table:table-cell>
          <table:table-cell office:value-type="float" office:value="7.977189" calcext:value-type="float">
            <text:p>7.977189</text:p>
          </table:table-cell>
          <table:table-cell office:value-type="float" office:value="1.78152" calcext:value-type="float">
            <text:p>1.78152</text:p>
          </table:table-cell>
          <table:table-cell office:value-type="float" office:value="1.3" calcext:value-type="float">
            <text:p>1.3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3030" calcext:value-type="float">
            <text:p>13030</text:p>
          </table:table-cell>
          <table:table-cell office:value-type="float" office:value="3860900311" calcext:value-type="float">
            <text:p>3860900311</text:p>
          </table:table-cell>
          <table:table-cell office:value-type="float" office:value="9141950403" calcext:value-type="float">
            <text:p>9141950403</text:p>
          </table:table-cell>
          <table:table-cell office:value-type="float" office:value="27090686" calcext:value-type="float">
            <text:p>27090686</text:p>
          </table:table-cell>
          <table:table-cell office:value-type="float" office:value="173093062" calcext:value-type="float">
            <text:p>173093062</text:p>
          </table:table-cell>
          <table:table-cell office:value-type="float" office:value="140637712" calcext:value-type="float">
            <text:p>140637712</text:p>
          </table:table-cell>
          <table:table-cell office:value-type="float" office:value="26526670" calcext:value-type="float">
            <text:p>265266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328" calcext:value-type="float">
            <text:p>0.422328</text:p>
          </table:table-cell>
          <table:table-cell office:value-type="float" office:value="27090686" calcext:value-type="float">
            <text:p>27090686</text:p>
          </table:table-cell>
          <table:table-cell office:value-type="float" office:value="11.055844" calcext:value-type="float">
            <text:p>11.055844</text:p>
          </table:table-cell>
          <table:table-cell office:value-type="float" office:value="8.982848" calcext:value-type="float">
            <text:p>8.982848</text:p>
          </table:table-cell>
          <table:table-cell office:value-type="float" office:value="1.694318" calcext:value-type="float">
            <text:p>1.694318</text:p>
          </table:table-cell>
          <table:table-cell office:value-type="float" office:value="1.23" calcext:value-type="float">
            <text:p>1.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3030" calcext:value-type="float">
            <text:p>13030</text:p>
          </table:table-cell>
          <table:table-cell office:value-type="float" office:value="3971975406" calcext:value-type="float">
            <text:p>3971975406</text:p>
          </table:table-cell>
          <table:table-cell office:value-type="float" office:value="9138585773" calcext:value-type="float">
            <text:p>9138585773</text:p>
          </table:table-cell>
          <table:table-cell office:value-type="float" office:value="24959550" calcext:value-type="float">
            <text:p>24959550</text:p>
          </table:table-cell>
          <table:table-cell office:value-type="float" office:value="173134513" calcext:value-type="float">
            <text:p>173134513</text:p>
          </table:table-cell>
          <table:table-cell office:value-type="float" office:value="132714462" calcext:value-type="float">
            <text:p>132714462</text:p>
          </table:table-cell>
          <table:table-cell office:value-type="float" office:value="29329140" calcext:value-type="float">
            <text:p>29329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638" calcext:value-type="float">
            <text:p>0.434638</text:p>
          </table:table-cell>
          <table:table-cell office:value-type="float" office:value="24959550" calcext:value-type="float">
            <text:p>24959550</text:p>
          </table:table-cell>
          <table:table-cell office:value-type="float" office:value="11.058492" calcext:value-type="float">
            <text:p>11.058492</text:p>
          </table:table-cell>
          <table:table-cell office:value-type="float" office:value="8.476772" calcext:value-type="float">
            <text:p>8.476772</text:p>
          </table:table-cell>
          <table:table-cell office:value-type="float" office:value="1.873318" calcext:value-type="float">
            <text:p>1.873318</text:p>
          </table:table-cell>
          <table:table-cell office:value-type="float" office:value="1.3" calcext:value-type="float">
            <text:p>1.3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3032" calcext:value-type="float">
            <text:p>13032</text:p>
          </table:table-cell>
          <table:table-cell office:value-type="float" office:value="3893836295" calcext:value-type="float">
            <text:p>3893836295</text:p>
          </table:table-cell>
          <table:table-cell office:value-type="float" office:value="9148588575" calcext:value-type="float">
            <text:p>9148588575</text:p>
          </table:table-cell>
          <table:table-cell office:value-type="float" office:value="20653599" calcext:value-type="float">
            <text:p>20653599</text:p>
          </table:table-cell>
          <table:table-cell office:value-type="float" office:value="145452175" calcext:value-type="float">
            <text:p>145452175</text:p>
          </table:table-cell>
          <table:table-cell office:value-type="float" office:value="110517364" calcext:value-type="float">
            <text:p>110517364</text:p>
          </table:table-cell>
          <table:table-cell office:value-type="float" office:value="28426241" calcext:value-type="float">
            <text:p>284262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622" calcext:value-type="float">
            <text:p>0.425622</text:p>
          </table:table-cell>
          <table:table-cell office:value-type="float" office:value="20653600" calcext:value-type="float">
            <text:p>20653600</text:p>
          </table:table-cell>
          <table:table-cell office:value-type="float" office:value="9.290359" calcext:value-type="float">
            <text:p>9.290359</text:p>
          </table:table-cell>
          <table:table-cell office:value-type="float" office:value="7.058993" calcext:value-type="float">
            <text:p>7.058993</text:p>
          </table:table-cell>
          <table:table-cell office:value-type="float" office:value="1.815648" calcext:value-type="float">
            <text:p>1.815648</text:p>
          </table:table-cell>
          <table:table-cell office:value-type="float" office:value="1.32" calcext:value-type="float">
            <text:p>1.3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3031" calcext:value-type="float">
            <text:p>13031</text:p>
          </table:table-cell>
          <table:table-cell office:value-type="float" office:value="3886187935" calcext:value-type="float">
            <text:p>3886187935</text:p>
          </table:table-cell>
          <table:table-cell office:value-type="float" office:value="9146757870" calcext:value-type="float">
            <text:p>9146757870</text:p>
          </table:table-cell>
          <table:table-cell office:value-type="float" office:value="20535462" calcext:value-type="float">
            <text:p>20535462</text:p>
          </table:table-cell>
          <table:table-cell office:value-type="float" office:value="145489278" calcext:value-type="float">
            <text:p>145489278</text:p>
          </table:table-cell>
          <table:table-cell office:value-type="float" office:value="110118144" calcext:value-type="float">
            <text:p>110118144</text:p>
          </table:table-cell>
          <table:table-cell office:value-type="float" office:value="28408441" calcext:value-type="float">
            <text:p>28408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871" calcext:value-type="float">
            <text:p>0.424871</text:p>
          </table:table-cell>
          <table:table-cell office:value-type="float" office:value="20535462" calcext:value-type="float">
            <text:p>20535462</text:p>
          </table:table-cell>
          <table:table-cell office:value-type="float" office:value="9.292728" calcext:value-type="float">
            <text:p>9.292728</text:p>
          </table:table-cell>
          <table:table-cell office:value-type="float" office:value="7.033494" calcext:value-type="float">
            <text:p>7.033494</text:p>
          </table:table-cell>
          <table:table-cell office:value-type="float" office:value="1.814511" calcext:value-type="float">
            <text:p>1.814511</text:p>
          </table:table-cell>
          <table:table-cell office:value-type="float" office:value="1.32" calcext:value-type="float">
            <text:p>1.3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3800" calcext:value-type="float">
            <text:p>13800</text:p>
          </table:table-cell>
          <table:table-cell office:value-type="float" office:value="3065011562" calcext:value-type="float">
            <text:p>3065011562</text:p>
          </table:table-cell>
          <table:table-cell office:value-type="float" office:value="7088980725" calcext:value-type="float">
            <text:p>7088980725</text:p>
          </table:table-cell>
          <table:table-cell office:value-type="float" office:value="18273444" calcext:value-type="float">
            <text:p>18273444</text:p>
          </table:table-cell>
          <table:table-cell office:value-type="float" office:value="127695123" calcext:value-type="float">
            <text:p>127695123</text:p>
          </table:table-cell>
          <table:table-cell office:value-type="float" office:value="98018096" calcext:value-type="float">
            <text:p>98018096</text:p>
          </table:table-cell>
          <table:table-cell office:value-type="float" office:value="23209760" calcext:value-type="float">
            <text:p>23209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363" calcext:value-type="float">
            <text:p>0.432363</text:p>
          </table:table-cell>
          <table:table-cell office:value-type="float" office:value="18273444" calcext:value-type="float">
            <text:p>18273444</text:p>
          </table:table-cell>
          <table:table-cell office:value-type="float" office:value="10.599854" calcext:value-type="float">
            <text:p>10.599854</text:p>
          </table:table-cell>
          <table:table-cell office:value-type="float" office:value="8.136392" calcext:value-type="float">
            <text:p>8.136392</text:p>
          </table:table-cell>
          <table:table-cell office:value-type="float" office:value="1.926621" calcext:value-type="float">
            <text:p>1.926621</text:p>
          </table:table-cell>
          <table:table-cell office:value-type="float" office:value="1.3" calcext:value-type="float">
            <text:p>1.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float" office:value="13801" calcext:value-type="float">
            <text:p>13801</text:p>
          </table:table-cell>
          <table:table-cell office:value-type="float" office:value="2553412676" calcext:value-type="float">
            <text:p>2553412676</text:p>
          </table:table-cell>
          <table:table-cell office:value-type="float" office:value="5867668847" calcext:value-type="float">
            <text:p>5867668847</text:p>
          </table:table-cell>
          <table:table-cell office:value-type="float" office:value="14182799" calcext:value-type="float">
            <text:p>14182799</text:p>
          </table:table-cell>
          <table:table-cell office:value-type="float" office:value="97590208" calcext:value-type="float">
            <text:p>97590208</text:p>
          </table:table-cell>
          <table:table-cell office:value-type="float" office:value="72324810" calcext:value-type="float">
            <text:p>72324810</text:p>
          </table:table-cell>
          <table:table-cell office:value-type="float" office:value="18005081" calcext:value-type="float">
            <text:p>180050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166" calcext:value-type="float">
            <text:p>0.435166</text:p>
          </table:table-cell>
          <table:table-cell office:value-type="float" office:value="14182799" calcext:value-type="float">
            <text:p>14182799</text:p>
          </table:table-cell>
          <table:table-cell office:value-type="float" office:value="8.100873" calcext:value-type="float">
            <text:p>8.100873</text:p>
          </table:table-cell>
          <table:table-cell office:value-type="float" office:value="6.003616" calcext:value-type="float">
            <text:p>6.003616</text:p>
          </table:table-cell>
          <table:table-cell office:value-type="float" office:value="1.494585" calcext:value-type="float">
            <text:p>1.494585</text:p>
          </table:table-cell>
          <table:table-cell office:value-type="float" office:value="1.35" calcext:value-type="float">
            <text:p>1.3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float" office:value="13897" calcext:value-type="float">
            <text:p>13897</text:p>
          </table:table-cell>
          <table:table-cell office:value-type="float" office:value="298667823" calcext:value-type="float">
            <text:p>298667823</text:p>
          </table:table-cell>
          <table:table-cell office:value-type="float" office:value="572255977" calcext:value-type="float">
            <text:p>572255977</text:p>
          </table:table-cell>
          <table:table-cell office:value-type="float" office:value="2188705" calcext:value-type="float">
            <text:p>2188705</text:p>
          </table:table-cell>
          <table:table-cell office:value-type="float" office:value="15323242" calcext:value-type="float">
            <text:p>15323242</text:p>
          </table:table-cell>
          <table:table-cell office:value-type="float" office:value="11883938" calcext:value-type="float">
            <text:p>11883938</text:p>
          </table:table-cell>
          <table:table-cell office:value-type="float" office:value="2652582" calcext:value-type="float">
            <text:p>2652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913" calcext:value-type="float">
            <text:p>0.521913</text:p>
          </table:table-cell>
          <table:table-cell office:value-type="float" office:value="2188705" calcext:value-type="float">
            <text:p>2188705</text:p>
          </table:table-cell>
          <table:table-cell office:value-type="float" office:value="10.11018" calcext:value-type="float">
            <text:p>10.11018</text:p>
          </table:table-cell>
          <table:table-cell office:value-type="float" office:value="7.840949" calcext:value-type="float">
            <text:p>7.840949</text:p>
          </table:table-cell>
          <table:table-cell office:value-type="float" office:value="1.750157" calcext:value-type="float">
            <text:p>1.750157</text:p>
          </table:table-cell>
          <table:table-cell office:value-type="float" office:value="1.29" calcext:value-type="float">
            <text:p>1.2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3031" calcext:value-type="float">
            <text:p>13031</text:p>
          </table:table-cell>
          <table:table-cell office:value-type="float" office:value="5515907" calcext:value-type="float">
            <text:p>5515907</text:p>
          </table:table-cell>
          <table:table-cell office:value-type="float" office:value="2447379" calcext:value-type="float">
            <text:p>2447379</text:p>
          </table:table-cell>
          <table:table-cell office:value-type="float" office:value="190" calcext:value-type="float">
            <text:p>190</text:p>
          </table:table-cell>
          <table:table-cell office:value-type="float" office:value="207605" calcext:value-type="float">
            <text:p>207605</text:p>
          </table:table-cell>
          <table:table-cell office:value-type="float" office:value="70052" calcext:value-type="float">
            <text:p>70052</text:p>
          </table:table-cell>
          <table:table-cell office:value-type="float" office:value="65055" calcext:value-type="float">
            <text:p>6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3802" calcext:value-type="float">
            <text:p>2.253802</text:p>
          </table:table-cell>
          <table:table-cell office:value-type="float" office:value="190" calcext:value-type="float">
            <text:p>190</text:p>
          </table:table-cell>
          <table:table-cell office:value-type="float" office:value="13.28672" calcext:value-type="float">
            <text:p>13.28672</text:p>
          </table:table-cell>
          <table:table-cell office:value-type="float" office:value="4.483328" calcext:value-type="float">
            <text:p>4.483328</text:p>
          </table:table-cell>
          <table:table-cell office:value-type="float" office:value="4.16352" calcext:value-type="float">
            <text:p>4.16352</text:p>
          </table:table-cell>
          <table:table-cell office:value-type="float" office:value="2.96" calcext:value-type="float">
            <text:p>2.96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3031" calcext:value-type="float">
            <text:p>13031</text:p>
          </table:table-cell>
          <table:table-cell office:value-type="float" office:value="552058" calcext:value-type="float">
            <text:p>552058</text:p>
          </table:table-cell>
          <table:table-cell office:value-type="float" office:value="1391294" calcext:value-type="float">
            <text:p>1391294</text:p>
          </table:table-cell>
          <table:table-cell office:value-type="float" office:value="5" calcext:value-type="float">
            <text:p>5</text:p>
          </table:table-cell>
          <table:table-cell office:value-type="float" office:value="3599" calcext:value-type="float">
            <text:p>3599</text:p>
          </table:table-cell>
          <table:table-cell office:value-type="float" office:value="3555" calcext:value-type="float">
            <text:p>3555</text:p>
          </table:table-cell>
          <table:table-cell office:value-type="float" office:value="3473" calcext:value-type="float">
            <text:p>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795" calcext:value-type="float">
            <text:p>0.396795</text:p>
          </table:table-cell>
          <table:table-cell office:value-type="float" office:value="5" calcext:value-type="float">
            <text:p>5</text:p>
          </table:table-cell>
          <table:table-cell office:value-type="float" office:value="0.230336" calcext:value-type="float">
            <text:p>0.230336</text:p>
          </table:table-cell>
          <table:table-cell office:value-type="float" office:value="0.22752" calcext:value-type="float">
            <text:p>0.22752</text:p>
          </table:table-cell>
          <table:table-cell office:value-type="float" office:value="0.222272" calcext:value-type="float">
            <text:p>0.22227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3033" calcext:value-type="float">
            <text:p>13033</text:p>
          </table:table-cell>
          <table:table-cell office:value-type="float" office:value="4917530" calcext:value-type="float">
            <text:p>4917530</text:p>
          </table:table-cell>
          <table:table-cell office:value-type="float" office:value="2410243" calcext:value-type="float">
            <text:p>2410243</text:p>
          </table:table-cell>
          <table:table-cell office:value-type="float" office:value="183" calcext:value-type="float">
            <text:p>183</text:p>
          </table:table-cell>
          <table:table-cell office:value-type="float" office:value="185085" calcext:value-type="float">
            <text:p>185085</text:p>
          </table:table-cell>
          <table:table-cell office:value-type="float" office:value="62596" calcext:value-type="float">
            <text:p>62596</text:p>
          </table:table-cell>
          <table:table-cell office:value-type="float" office:value="58573" calcext:value-type="float">
            <text:p>5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40263" calcext:value-type="float">
            <text:p>2.040263</text:p>
          </table:table-cell>
          <table:table-cell office:value-type="float" office:value="183" calcext:value-type="float">
            <text:p>183</text:p>
          </table:table-cell>
          <table:table-cell office:value-type="float" office:value="5.92272" calcext:value-type="float">
            <text:p>5.92272</text:p>
          </table:table-cell>
          <table:table-cell office:value-type="float" office:value="2.003072" calcext:value-type="float">
            <text:p>2.003072</text:p>
          </table:table-cell>
          <table:table-cell office:value-type="float" office:value="1.874336" calcext:value-type="float">
            <text:p>1.874336</text:p>
          </table:table-cell>
          <table:table-cell office:value-type="float" office:value="2.96" calcext:value-type="float">
            <text:p>2.9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3033" calcext:value-type="float">
            <text:p>13033</text:p>
          </table:table-cell>
          <table:table-cell office:value-type="float" office:value="519242" calcext:value-type="float">
            <text:p>519242</text:p>
          </table:table-cell>
          <table:table-cell office:value-type="float" office:value="1304924" calcext:value-type="float">
            <text:p>1304924</text:p>
          </table:table-cell>
          <table:table-cell office:value-type="float" office:value="2" calcext:value-type="float">
            <text:p>2</text:p>
          </table:table-cell>
          <table:table-cell office:value-type="float" office:value="3336" calcext:value-type="float">
            <text:p>3336</text:p>
          </table:table-cell>
          <table:table-cell office:value-type="float" office:value="3322" calcext:value-type="float">
            <text:p>3322</text:p>
          </table:table-cell>
          <table:table-cell office:value-type="float" office:value="3177" calcext:value-type="float">
            <text:p>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91" calcext:value-type="float">
            <text:p>0.39791</text:p>
          </table:table-cell>
          <table:table-cell office:value-type="float" office:value="2" calcext:value-type="float">
            <text:p>2</text:p>
          </table:table-cell>
          <table:table-cell office:value-type="float" office:value="0.106752" calcext:value-type="float">
            <text:p>0.106752</text:p>
          </table:table-cell>
          <table:table-cell office:value-type="float" office:value="0.106304" calcext:value-type="float">
            <text:p>0.106304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3313" calcext:value-type="float">
            <text:p>13313</text:p>
          </table:table-cell>
          <table:table-cell office:value-type="float" office:value="1142338013" calcext:value-type="float">
            <text:p>1142338013</text:p>
          </table:table-cell>
          <table:table-cell office:value-type="float" office:value="2586367921" calcext:value-type="float">
            <text:p>2586367921</text:p>
          </table:table-cell>
          <table:table-cell office:value-type="float" office:value="6623788" calcext:value-type="float">
            <text:p>6623788</text:p>
          </table:table-cell>
          <table:table-cell office:value-type="float" office:value="45407956" calcext:value-type="float">
            <text:p>45407956</text:p>
          </table:table-cell>
          <table:table-cell office:value-type="float" office:value="34409488" calcext:value-type="float">
            <text:p>34409488</text:p>
          </table:table-cell>
          <table:table-cell office:value-type="float" office:value="7555740" calcext:value-type="float">
            <text:p>7555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677" calcext:value-type="float">
            <text:p>0.441677</text:p>
          </table:table-cell>
          <table:table-cell office:value-type="float" office:value="6623788" calcext:value-type="float">
            <text:p>6623788</text:p>
          </table:table-cell>
          <table:table-cell office:value-type="float" office:value="10.378962" calcext:value-type="float">
            <text:p>10.378962</text:p>
          </table:table-cell>
          <table:table-cell office:value-type="float" office:value="7.865026" calcext:value-type="float">
            <text:p>7.865026</text:p>
          </table:table-cell>
          <table:table-cell office:value-type="float" office:value="1.727026" calcext:value-type="float">
            <text:p>1.727026</text:p>
          </table:table-cell>
          <table:table-cell office:value-type="float" office:value="1.32" calcext:value-type="float">
            <text:p>1.32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float" office:value="13313" calcext:value-type="float">
            <text:p>13313</text:p>
          </table:table-cell>
          <table:table-cell office:value-type="float" office:value="798257321" calcext:value-type="float">
            <text:p>798257321</text:p>
          </table:table-cell>
          <table:table-cell office:value-type="float" office:value="1913275777" calcext:value-type="float">
            <text:p>1913275777</text:p>
          </table:table-cell>
          <table:table-cell office:value-type="float" office:value="6932458" calcext:value-type="float">
            <text:p>6932458</text:p>
          </table:table-cell>
          <table:table-cell office:value-type="float" office:value="39924648" calcext:value-type="float">
            <text:p>39924648</text:p>
          </table:table-cell>
          <table:table-cell office:value-type="float" office:value="31047046" calcext:value-type="float">
            <text:p>31047046</text:p>
          </table:table-cell>
          <table:table-cell office:value-type="float" office:value="4747594" calcext:value-type="float">
            <text:p>47475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22" calcext:value-type="float">
            <text:p>0.41722</text:p>
          </table:table-cell>
          <table:table-cell office:value-type="float" office:value="6932458" calcext:value-type="float">
            <text:p>6932458</text:p>
          </table:table-cell>
          <table:table-cell office:value-type="float" office:value="9.125634" calcext:value-type="float">
            <text:p>9.125634</text:p>
          </table:table-cell>
          <table:table-cell office:value-type="float" office:value="7.096467" calcext:value-type="float">
            <text:p>7.096467</text:p>
          </table:table-cell>
          <table:table-cell office:value-type="float" office:value="1.085164" calcext:value-type="float">
            <text:p>1.085164</text:p>
          </table:table-cell>
          <table:table-cell office:value-type="float" office:value="1.29" calcext:value-type="float">
            <text:p>1.29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float" office:value="13543" calcext:value-type="float">
            <text:p>13543</text:p>
          </table:table-cell>
          <table:table-cell office:value-type="float" office:value="948411558" calcext:value-type="float">
            <text:p>948411558</text:p>
          </table:table-cell>
          <table:table-cell office:value-type="float" office:value="2087882695" calcext:value-type="float">
            <text:p>2087882695</text:p>
          </table:table-cell>
          <table:table-cell office:value-type="float" office:value="6490856" calcext:value-type="float">
            <text:p>6490856</text:p>
          </table:table-cell>
          <table:table-cell office:value-type="float" office:value="45111118" calcext:value-type="float">
            <text:p>45111118</text:p>
          </table:table-cell>
          <table:table-cell office:value-type="float" office:value="34115173" calcext:value-type="float">
            <text:p>34115173</text:p>
          </table:table-cell>
          <table:table-cell office:value-type="float" office:value="7206515" calcext:value-type="float">
            <text:p>720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4246" calcext:value-type="float">
            <text:p>0.454246</text:p>
          </table:table-cell>
          <table:table-cell office:value-type="float" office:value="6490856" calcext:value-type="float">
            <text:p>6490856</text:p>
          </table:table-cell>
          <table:table-cell office:value-type="float" office:value="12.552659" calcext:value-type="float">
            <text:p>12.552659</text:p>
          </table:table-cell>
          <table:table-cell office:value-type="float" office:value="9.492917" calcext:value-type="float">
            <text:p>9.492917</text:p>
          </table:table-cell>
          <table:table-cell office:value-type="float" office:value="2.005291" calcext:value-type="float">
            <text:p>2.005291</text:p>
          </table:table-cell>
          <table:table-cell office:value-type="float" office:value="1.32" calcext:value-type="float">
            <text:p>1.32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3032" calcext:value-type="float">
            <text:p>13032</text:p>
          </table:table-cell>
          <table:table-cell office:value-type="float" office:value="4925431" calcext:value-type="float">
            <text:p>4925431</text:p>
          </table:table-cell>
          <table:table-cell office:value-type="float" office:value="2248818" calcext:value-type="float">
            <text:p>2248818</text:p>
          </table:table-cell>
          <table:table-cell office:value-type="float" office:value="134" calcext:value-type="float">
            <text:p>134</text:p>
          </table:table-cell>
          <table:table-cell office:value-type="float" office:value="154311" calcext:value-type="float">
            <text:p>154311</text:p>
          </table:table-cell>
          <table:table-cell office:value-type="float" office:value="77218" calcext:value-type="float">
            <text:p>77218</text:p>
          </table:table-cell>
          <table:table-cell office:value-type="float" office:value="77064" calcext:value-type="float">
            <text:p>7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90231" calcext:value-type="float">
            <text:p>2.190231</text:p>
          </table:table-cell>
          <table:table-cell office:value-type="float" office:value="134" calcext:value-type="float">
            <text:p>134</text:p>
          </table:table-cell>
          <table:table-cell office:value-type="float" office:value="4.937952" calcext:value-type="float">
            <text:p>4.937952</text:p>
          </table:table-cell>
          <table:table-cell office:value-type="float" office:value="2.470976" calcext:value-type="float">
            <text:p>2.470976</text:p>
          </table:table-cell>
          <table:table-cell office:value-type="float" office:value="2.466048" calcext:value-type="float">
            <text:p>2.4660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3032" calcext:value-type="float">
            <text:p>13032</text:p>
          </table:table-cell>
          <table:table-cell office:value-type="float" office:value="461757" calcext:value-type="float">
            <text:p>461757</text:p>
          </table:table-cell>
          <table:table-cell office:value-type="float" office:value="1241592" calcext:value-type="float">
            <text:p>1241592</text:p>
          </table:table-cell>
          <table:table-cell office:value-type="float" office:value="2865" calcext:value-type="float">
            <text:p>2865</text:p>
          </table:table-cell>
          <table:table-cell office:value-type="float" office:value="11677" calcext:value-type="float">
            <text:p>11677</text:p>
          </table:table-cell>
          <table:table-cell office:value-type="float" office:value="10070" calcext:value-type="float">
            <text:p>100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1907" calcext:value-type="float">
            <text:p>0.371907</text:p>
          </table:table-cell>
          <table:table-cell office:value-type="float" office:value="2865" calcext:value-type="float">
            <text:p>2865</text:p>
          </table:table-cell>
          <table:table-cell office:value-type="float" office:value="0.373664" calcext:value-type="float">
            <text:p>0.373664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16" calcext:value-type="float">
            <text:p>1.16</text:p>
          </table:table-cell>
          <table:table-cell office:value-type="float" office:value="3356.67" calcext:value-type="float">
            <text:p>3356.67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3033" calcext:value-type="float">
            <text:p>13033</text:p>
          </table:table-cell>
          <table:table-cell office:value-type="float" office:value="4971165" calcext:value-type="float">
            <text:p>4971165</text:p>
          </table:table-cell>
          <table:table-cell office:value-type="float" office:value="2206968" calcext:value-type="float">
            <text:p>2206968</text:p>
          </table:table-cell>
          <table:table-cell office:value-type="float" office:value="115" calcext:value-type="float">
            <text:p>115</text:p>
          </table:table-cell>
          <table:table-cell office:value-type="float" office:value="155638" calcext:value-type="float">
            <text:p>155638</text:p>
          </table:table-cell>
          <table:table-cell office:value-type="float" office:value="77966" calcext:value-type="float">
            <text:p>77966</text:p>
          </table:table-cell>
          <table:table-cell office:value-type="float" office:value="77817" calcext:value-type="float">
            <text:p>7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2486" calcext:value-type="float">
            <text:p>2.252486</text:p>
          </table:table-cell>
          <table:table-cell office:value-type="float" office:value="115" calcext:value-type="float">
            <text:p>115</text:p>
          </table:table-cell>
          <table:table-cell office:value-type="float" office:value="9.960832" calcext:value-type="float">
            <text:p>9.960832</text:p>
          </table:table-cell>
          <table:table-cell office:value-type="float" office:value="4.989824" calcext:value-type="float">
            <text:p>4.989824</text:p>
          </table:table-cell>
          <table:table-cell office:value-type="float" office:value="4.980288" calcext:value-type="float">
            <text:p>4.9802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3033" calcext:value-type="float">
            <text:p>13033</text:p>
          </table:table-cell>
          <table:table-cell office:value-type="float" office:value="454060" calcext:value-type="float">
            <text:p>454060</text:p>
          </table:table-cell>
          <table:table-cell office:value-type="float" office:value="1202070" calcext:value-type="float">
            <text:p>1202070</text:p>
          </table:table-cell>
          <table:table-cell office:value-type="float" office:value="2703" calcext:value-type="float">
            <text:p>2703</text:p>
          </table:table-cell>
          <table:table-cell office:value-type="float" office:value="11190" calcext:value-type="float">
            <text:p>11190</text:p>
          </table:table-cell>
          <table:table-cell office:value-type="float" office:value="9598" calcext:value-type="float">
            <text:p>959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732" calcext:value-type="float">
            <text:p>0.377732</text:p>
          </table:table-cell>
          <table:table-cell office:value-type="float" office:value="2703" calcext:value-type="float">
            <text:p>2703</text:p>
          </table:table-cell>
          <table:table-cell office:value-type="float" office:value="0.71616" calcext:value-type="float">
            <text:p>0.71616</text:p>
          </table:table-cell>
          <table:table-cell office:value-type="float" office:value="0.614272" calcext:value-type="float">
            <text:p>0.61427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1.17" calcext:value-type="float">
            <text:p>1.17</text:p>
          </table:table-cell>
          <table:table-cell office:value-type="float" office:value="479.9" calcext:value-type="float">
            <text:p>479.9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3782" calcext:value-type="float">
            <text:p>13782</text:p>
          </table:table-cell>
          <table:table-cell office:value-type="float" office:value="3058101502" calcext:value-type="float">
            <text:p>3058101502</text:p>
          </table:table-cell>
          <table:table-cell office:value-type="float" office:value="6785380161" calcext:value-type="float">
            <text:p>6785380161</text:p>
          </table:table-cell>
          <table:table-cell office:value-type="float" office:value="14850051" calcext:value-type="float">
            <text:p>14850051</text:p>
          </table:table-cell>
          <table:table-cell office:value-type="float" office:value="111376266" calcext:value-type="float">
            <text:p>111376266</text:p>
          </table:table-cell>
          <table:table-cell office:value-type="float" office:value="82669153" calcext:value-type="float">
            <text:p>82669153</text:p>
          </table:table-cell>
          <table:table-cell office:value-type="float" office:value="22227179" calcext:value-type="float">
            <text:p>2222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14850051" calcext:value-type="float">
            <text:p>14850051</text:p>
          </table:table-cell>
          <table:table-cell office:value-type="float" office:value="9.516797" calcext:value-type="float">
            <text:p>9.516797</text:p>
          </table:table-cell>
          <table:table-cell office:value-type="float" office:value="7.063853" calcext:value-type="float">
            <text:p>7.063853</text:p>
          </table:table-cell>
          <table:table-cell office:value-type="float" office:value="1.899252" calcext:value-type="float">
            <text:p>1.899252</text:p>
          </table:table-cell>
          <table:table-cell office:value-type="float" office:value="1.35" calcext:value-type="float">
            <text:p>1.3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3782" calcext:value-type="float">
            <text:p>13782</text:p>
          </table:table-cell>
          <table:table-cell office:value-type="float" office:value="2560543730" calcext:value-type="float">
            <text:p>2560543730</text:p>
          </table:table-cell>
          <table:table-cell office:value-type="float" office:value="5834841589" calcext:value-type="float">
            <text:p>5834841589</text:p>
          </table:table-cell>
          <table:table-cell office:value-type="float" office:value="13768994" calcext:value-type="float">
            <text:p>13768994</text:p>
          </table:table-cell>
          <table:table-cell office:value-type="float" office:value="94104045" calcext:value-type="float">
            <text:p>94104045</text:p>
          </table:table-cell>
          <table:table-cell office:value-type="float" office:value="74260964" calcext:value-type="float">
            <text:p>74260964</text:p>
          </table:table-cell>
          <table:table-cell office:value-type="float" office:value="17122827" calcext:value-type="float">
            <text:p>171228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837" calcext:value-type="float">
            <text:p>0.438837</text:p>
          </table:table-cell>
          <table:table-cell office:value-type="float" office:value="13768994" calcext:value-type="float">
            <text:p>13768994</text:p>
          </table:table-cell>
          <table:table-cell office:value-type="float" office:value="8.040934" calcext:value-type="float">
            <text:p>8.040934</text:p>
          </table:table-cell>
          <table:table-cell office:value-type="float" office:value="6.345396" calcext:value-type="float">
            <text:p>6.345396</text:p>
          </table:table-cell>
          <table:table-cell office:value-type="float" office:value="1.463099" calcext:value-type="float">
            <text:p>1.463099</text:p>
          </table:table-cell>
          <table:table-cell office:value-type="float" office:value="1.27" calcext:value-type="float">
            <text:p>1.27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4129" calcext:value-type="float">
            <text:p>14129</text:p>
          </table:table-cell>
          <table:table-cell office:value-type="float" office:value="1344357108" calcext:value-type="float">
            <text:p>1344357108</text:p>
          </table:table-cell>
          <table:table-cell office:value-type="float" office:value="3304975355" calcext:value-type="float">
            <text:p>3304975355</text:p>
          </table:table-cell>
          <table:table-cell office:value-type="float" office:value="12285933" calcext:value-type="float">
            <text:p>12285933</text:p>
          </table:table-cell>
          <table:table-cell office:value-type="float" office:value="76425444" calcext:value-type="float">
            <text:p>76425444</text:p>
          </table:table-cell>
          <table:table-cell office:value-type="float" office:value="61244986" calcext:value-type="float">
            <text:p>61244986</text:p>
          </table:table-cell>
          <table:table-cell office:value-type="float" office:value="9681862" calcext:value-type="float">
            <text:p>968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768" calcext:value-type="float">
            <text:p>0.406768</text:p>
          </table:table-cell>
          <table:table-cell office:value-type="float" office:value="12285933" calcext:value-type="float">
            <text:p>12285933</text:p>
          </table:table-cell>
          <table:table-cell office:value-type="float" office:value="14.095758" calcext:value-type="float">
            <text:p>14.095758</text:p>
          </table:table-cell>
          <table:table-cell office:value-type="float" office:value="11.295905" calcext:value-type="float">
            <text:p>11.295905</text:p>
          </table:table-cell>
          <table:table-cell office:value-type="float" office:value="1.785704" calcext:value-type="float">
            <text:p>1.785704</text:p>
          </table:table-cell>
          <table:table-cell office:value-type="float" office:value="1.25" calcext:value-type="float">
            <text:p>1.25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3034" calcext:value-type="float">
            <text:p>13034</text:p>
          </table:table-cell>
          <table:table-cell office:value-type="float" office:value="4945701" calcext:value-type="float">
            <text:p>4945701</text:p>
          </table:table-cell>
          <table:table-cell office:value-type="float" office:value="4197284" calcext:value-type="float">
            <text:p>4197284</text:p>
          </table:table-cell>
          <table:table-cell office:value-type="float" office:value="202" calcext:value-type="float">
            <text:p>202</text:p>
          </table:table-cell>
          <table:table-cell office:value-type="float" office:value="186144" calcext:value-type="float">
            <text:p>186144</text:p>
          </table:table-cell>
          <table:table-cell office:value-type="float" office:value="64076" calcext:value-type="float">
            <text:p>64076</text:p>
          </table:table-cell>
          <table:table-cell office:value-type="float" office:value="59363" calcext:value-type="float">
            <text:p>59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7831" calcext:value-type="float">
            <text:p>1.17831</text:p>
          </table:table-cell>
          <table:table-cell office:value-type="float" office:value="202" calcext:value-type="float">
            <text:p>202</text:p>
          </table:table-cell>
          <table:table-cell office:value-type="float" office:value="5.956608" calcext:value-type="float">
            <text:p>5.956608</text:p>
          </table:table-cell>
          <table:table-cell office:value-type="float" office:value="2.050432" calcext:value-type="float">
            <text:p>2.050432</text:p>
          </table:table-cell>
          <table:table-cell office:value-type="float" office:value="1.899616" calcext:value-type="float">
            <text:p>1.899616</text:p>
          </table:table-cell>
          <table:table-cell office:value-type="float" office:value="2.91" calcext:value-type="float">
            <text:p>2.9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3033" calcext:value-type="float">
            <text:p>13033</text:p>
          </table:table-cell>
          <table:table-cell office:value-type="float" office:value="2468660" calcext:value-type="float">
            <text:p>2468660</text:p>
          </table:table-cell>
          <table:table-cell office:value-type="float" office:value="2440483" calcext:value-type="float">
            <text:p>2440483</text:p>
          </table:table-cell>
          <table:table-cell office:value-type="float" office:value="114" calcext:value-type="float">
            <text:p>114</text:p>
          </table:table-cell>
          <table:table-cell office:value-type="float" office:value="92944" calcext:value-type="float">
            <text:p>92944</text:p>
          </table:table-cell>
          <table:table-cell office:value-type="float" office:value="31313" calcext:value-type="float">
            <text:p>31313</text:p>
          </table:table-cell>
          <table:table-cell office:value-type="float" office:value="29747" calcext:value-type="float">
            <text:p>2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11546" calcext:value-type="float">
            <text:p>1.011546</text:p>
          </table:table-cell>
          <table:table-cell office:value-type="float" office:value="114" calcext:value-type="float">
            <text:p>114</text:p>
          </table:table-cell>
          <table:table-cell office:value-type="float" office:value="2.974208" calcext:value-type="float">
            <text:p>2.974208</text:p>
          </table:table-cell>
          <table:table-cell office:value-type="float" office:value="1.002016" calcext:value-type="float">
            <text:p>1.002016</text:p>
          </table:table-cell>
          <table:table-cell office:value-type="float" office:value="0.951904" calcext:value-type="float">
            <text:p>0.951904</text:p>
          </table:table-cell>
          <table:table-cell office:value-type="float" office:value="2.97" calcext:value-type="float">
            <text:p>2.9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3899" calcext:value-type="float">
            <text:p>13899</text:p>
          </table:table-cell>
          <table:table-cell office:value-type="float" office:value="3341073868" calcext:value-type="float">
            <text:p>3341073868</text:p>
          </table:table-cell>
          <table:table-cell office:value-type="float" office:value="7958843033" calcext:value-type="float">
            <text:p>7958843033</text:p>
          </table:table-cell>
          <table:table-cell office:value-type="float" office:value="20429747" calcext:value-type="float">
            <text:p>20429747</text:p>
          </table:table-cell>
          <table:table-cell office:value-type="float" office:value="134781390" calcext:value-type="float">
            <text:p>134781390</text:p>
          </table:table-cell>
          <table:table-cell office:value-type="float" office:value="104268112" calcext:value-type="float">
            <text:p>104268112</text:p>
          </table:table-cell>
          <table:table-cell office:value-type="float" office:value="22891042" calcext:value-type="float">
            <text:p>2289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794" calcext:value-type="float">
            <text:p>0.419794</text:p>
          </table:table-cell>
          <table:table-cell office:value-type="float" office:value="20429748" calcext:value-type="float">
            <text:p>20429748</text:p>
          </table:table-cell>
          <table:table-cell office:value-type="float" office:value="9.96075" calcext:value-type="float">
            <text:p>9.96075</text:p>
          </table:table-cell>
          <table:table-cell office:value-type="float" office:value="7.705727" calcext:value-type="float">
            <text:p>7.705727</text:p>
          </table:table-cell>
          <table:table-cell office:value-type="float" office:value="1.691717" calcext:value-type="float">
            <text:p>1.691717</text:p>
          </table:table-cell>
          <table:table-cell office:value-type="float" office:value="1.29" calcext:value-type="float">
            <text:p>1.29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float" office:value="13900" calcext:value-type="float">
            <text:p>13900</text:p>
          </table:table-cell>
          <table:table-cell office:value-type="float" office:value="3051969443" calcext:value-type="float">
            <text:p>3051969443</text:p>
          </table:table-cell>
          <table:table-cell office:value-type="float" office:value="7207689816" calcext:value-type="float">
            <text:p>7207689816</text:p>
          </table:table-cell>
          <table:table-cell office:value-type="float" office:value="20652027" calcext:value-type="float">
            <text:p>20652027</text:p>
          </table:table-cell>
          <table:table-cell office:value-type="float" office:value="132835048" calcext:value-type="float">
            <text:p>132835048</text:p>
          </table:table-cell>
          <table:table-cell office:value-type="float" office:value="102742469" calcext:value-type="float">
            <text:p>102742469</text:p>
          </table:table-cell>
          <table:table-cell office:value-type="float" office:value="21041988" calcext:value-type="float">
            <text:p>2104198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432" calcext:value-type="float">
            <text:p>0.423432</text:p>
          </table:table-cell>
          <table:table-cell office:value-type="float" office:value="20652028" calcext:value-type="float">
            <text:p>20652028</text:p>
          </table:table-cell>
          <table:table-cell office:value-type="float" office:value="9.816909" calcext:value-type="float">
            <text:p>9.816909</text:p>
          </table:table-cell>
          <table:table-cell office:value-type="float" office:value="7.592977" calcext:value-type="float">
            <text:p>7.592977</text:p>
          </table:table-cell>
          <table:table-cell office:value-type="float" office:value="1.555066" calcext:value-type="float">
            <text:p>1.555066</text:p>
          </table:table-cell>
          <table:table-cell office:value-type="float" office:value="1.29" calcext:value-type="float">
            <text:p>1.29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float" office:value="14075" calcext:value-type="float">
            <text:p>14075</text:p>
          </table:table-cell>
          <table:table-cell office:value-type="float" office:value="650580787" calcext:value-type="float">
            <text:p>650580787</text:p>
          </table:table-cell>
          <table:table-cell office:value-type="float" office:value="1355473358" calcext:value-type="float">
            <text:p>1355473358</text:p>
          </table:table-cell>
          <table:table-cell office:value-type="float" office:value="6519626" calcext:value-type="float">
            <text:p>6519626</text:p>
          </table:table-cell>
          <table:table-cell office:value-type="float" office:value="43825927" calcext:value-type="float">
            <text:p>43825927</text:p>
          </table:table-cell>
          <table:table-cell office:value-type="float" office:value="33117589" calcext:value-type="float">
            <text:p>33117589</text:p>
          </table:table-cell>
          <table:table-cell office:value-type="float" office:value="5978833" calcext:value-type="float">
            <text:p>5978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966" calcext:value-type="float">
            <text:p>0.479966</text:p>
          </table:table-cell>
          <table:table-cell office:value-type="float" office:value="6519626" calcext:value-type="float">
            <text:p>6519626</text:p>
          </table:table-cell>
          <table:table-cell office:value-type="float" office:value="15.936701" calcext:value-type="float">
            <text:p>15.936701</text:p>
          </table:table-cell>
          <table:table-cell office:value-type="float" office:value="12.042759" calcext:value-type="float">
            <text:p>12.042759</text:p>
          </table:table-cell>
          <table:table-cell office:value-type="float" office:value="2.174121" calcext:value-type="float">
            <text:p>2.174121</text:p>
          </table:table-cell>
          <table:table-cell office:value-type="float" office:value="1.32" calcext:value-type="float">
            <text:p>1.32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3" calcext:value-type="float">
            <text:p>3</text:p>
          </table:table-cell>
          <table:table-cell office:value-type="float" office:value="82390" calcext:value-type="float">
            <text:p>82390</text:p>
          </table:table-cell>
          <table:table-cell office:value-type="float" office:value="566139" calcext:value-type="float">
            <text:p>5661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553" calcext:value-type="float">
            <text:p>0.14553</text:p>
          </table:table-cell>
          <table:table-cell office:value-type="float" office:value="1" calcext:value-type="float">
            <text:p>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float" office:value="3" calcext:value-type="float">
            <text:p>3</text:p>
          </table:table-cell>
          <table:table-cell office:value-type="float" office:value="48125" calcext:value-type="float">
            <text:p>48125</text:p>
          </table:table-cell>
          <table:table-cell office:value-type="float" office:value="335026" calcext:value-type="float">
            <text:p>335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3646" calcext:value-type="float">
            <text:p>0.143646</text:p>
          </table:table-cell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5" calcext:value-type="float">
            <text:p>5</text:p>
          </table:table-cell>
          <table:table-cell office:value-type="float" office:value="58905" calcext:value-type="float">
            <text:p>58905</text:p>
          </table:table-cell>
          <table:table-cell office:value-type="float" office:value="403585" calcext:value-type="float">
            <text:p>4035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5954" calcext:value-type="float">
            <text:p>0.145954</text:p>
          </table:table-cell>
          <table:table-cell office:value-type="float" office:value="1" calcext:value-type="float">
            <text:p>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float" office:value="5" calcext:value-type="float">
            <text:p>5</text:p>
          </table:table-cell>
          <table:table-cell office:value-type="float" office:value="39582" calcext:value-type="float">
            <text:p>39582</text:p>
          </table:table-cell>
          <table:table-cell office:value-type="float" office:value="276009" calcext:value-type="float">
            <text:p>276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3408" calcext:value-type="float">
            <text:p>0.143408</text:p>
          </table:table-cell>
          <table:table-cell office:value-type="float" office:value="2" calcext:value-type="float">
            <text:p>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1007" calcext:value-type="float">
            <text:p>1007</text:p>
          </table:table-cell>
          <table:table-cell office:value-type="float" office:value="3618741093" calcext:value-type="float">
            <text:p>3618741093</text:p>
          </table:table-cell>
          <table:table-cell office:value-type="float" office:value="8834569045" calcext:value-type="float">
            <text:p>8834569045</text:p>
          </table:table-cell>
          <table:table-cell office:value-type="float" office:value="34341503" calcext:value-type="float">
            <text:p>34341503</text:p>
          </table:table-cell>
          <table:table-cell office:value-type="float" office:value="218588332" calcext:value-type="float">
            <text:p>218588332</text:p>
          </table:table-cell>
          <table:table-cell office:value-type="float" office:value="172232491" calcext:value-type="float">
            <text:p>172232491</text:p>
          </table:table-cell>
          <table:table-cell office:value-type="float" office:value="35834586" calcext:value-type="float">
            <text:p>3583458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611" calcext:value-type="float">
            <text:p>0.409611</text:p>
          </table:table-cell>
          <table:table-cell office:value-type="float" office:value="34341504" calcext:value-type="float">
            <text:p>34341504</text:p>
          </table:table-cell>
          <table:table-cell office:value-type="float" office:value="13.96173" calcext:value-type="float">
            <text:p>13.96173</text:p>
          </table:table-cell>
          <table:table-cell office:value-type="float" office:value="11.000878" calcext:value-type="float">
            <text:p>11.000878</text:p>
          </table:table-cell>
          <table:table-cell office:value-type="float" office:value="2.288836" calcext:value-type="float">
            <text:p>2.288836</text:p>
          </table:table-cell>
          <table:table-cell office:value-type="float" office:value="1.27" calcext:value-type="float">
            <text:p>1.27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float" office:value="1007" calcext:value-type="float">
            <text:p>1007</text:p>
          </table:table-cell>
          <table:table-cell office:value-type="float" office:value="3617680061" calcext:value-type="float">
            <text:p>3617680061</text:p>
          </table:table-cell>
          <table:table-cell office:value-type="float" office:value="8836294944" calcext:value-type="float">
            <text:p>8836294944</text:p>
          </table:table-cell>
          <table:table-cell office:value-type="float" office:value="34224764" calcext:value-type="float">
            <text:p>34224764</text:p>
          </table:table-cell>
          <table:table-cell office:value-type="float" office:value="218773027" calcext:value-type="float">
            <text:p>218773027</text:p>
          </table:table-cell>
          <table:table-cell office:value-type="float" office:value="173524303" calcext:value-type="float">
            <text:p>173524303</text:p>
          </table:table-cell>
          <table:table-cell office:value-type="float" office:value="35856839" calcext:value-type="float">
            <text:p>3585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411" calcext:value-type="float">
            <text:p>0.409411</text:p>
          </table:table-cell>
          <table:table-cell office:value-type="float" office:value="34224764" calcext:value-type="float">
            <text:p>34224764</text:p>
          </table:table-cell>
          <table:table-cell office:value-type="float" office:value="13.973527" calcext:value-type="float">
            <text:p>13.973527</text:p>
          </table:table-cell>
          <table:table-cell office:value-type="float" office:value="11.083388" calcext:value-type="float">
            <text:p>11.083388</text:p>
          </table:table-cell>
          <table:table-cell office:value-type="float" office:value="2.290257" calcext:value-type="float">
            <text:p>2.290257</text:p>
          </table:table-cell>
          <table:table-cell office:value-type="float" office:value="1.26" calcext:value-type="float">
            <text:p>1.26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float" office:value="1003" calcext:value-type="float">
            <text:p>1003</text:p>
          </table:table-cell>
          <table:table-cell office:value-type="float" office:value="3804034085" calcext:value-type="float">
            <text:p>3804034085</text:p>
          </table:table-cell>
          <table:table-cell office:value-type="float" office:value="8838391033" calcext:value-type="float">
            <text:p>8838391033</text:p>
          </table:table-cell>
          <table:table-cell office:value-type="float" office:value="35291182" calcext:value-type="float">
            <text:p>35291182</text:p>
          </table:table-cell>
          <table:table-cell office:value-type="float" office:value="227803168" calcext:value-type="float">
            <text:p>227803168</text:p>
          </table:table-cell>
          <table:table-cell office:value-type="float" office:value="177394858" calcext:value-type="float">
            <text:p>177394858</text:p>
          </table:table-cell>
          <table:table-cell office:value-type="float" office:value="38340324" calcext:value-type="float">
            <text:p>383403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399" calcext:value-type="float">
            <text:p>0.430399</text:p>
          </table:table-cell>
          <table:table-cell office:value-type="float" office:value="35291184" calcext:value-type="float">
            <text:p>35291184</text:p>
          </table:table-cell>
          <table:table-cell office:value-type="float" office:value="14.535795" calcext:value-type="float">
            <text:p>14.535795</text:p>
          </table:table-cell>
          <table:table-cell office:value-type="float" office:value="11.319313" calcext:value-type="float">
            <text:p>11.319313</text:p>
          </table:table-cell>
          <table:table-cell office:value-type="float" office:value="2.446441" calcext:value-type="float">
            <text:p>2.446441</text:p>
          </table:table-cell>
          <table:table-cell office:value-type="float" office:value="1.28" calcext:value-type="float">
            <text:p>1.28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float" office:value="1003" calcext:value-type="float">
            <text:p>1003</text:p>
          </table:table-cell>
          <table:table-cell office:value-type="float" office:value="3833683849" calcext:value-type="float">
            <text:p>3833683849</text:p>
          </table:table-cell>
          <table:table-cell office:value-type="float" office:value="8840516929" calcext:value-type="float">
            <text:p>8840516929</text:p>
          </table:table-cell>
          <table:table-cell office:value-type="float" office:value="35106027" calcext:value-type="float">
            <text:p>35106027</text:p>
          </table:table-cell>
          <table:table-cell office:value-type="float" office:value="228070529" calcext:value-type="float">
            <text:p>228070529</text:p>
          </table:table-cell>
          <table:table-cell office:value-type="float" office:value="164968589" calcext:value-type="float">
            <text:p>164968589</text:p>
          </table:table-cell>
          <table:table-cell office:value-type="float" office:value="38601227" calcext:value-type="float">
            <text:p>3860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649" calcext:value-type="float">
            <text:p>0.433649</text:p>
          </table:table-cell>
          <table:table-cell office:value-type="float" office:value="35106028" calcext:value-type="float">
            <text:p>35106028</text:p>
          </table:table-cell>
          <table:table-cell office:value-type="float" office:value="14.552855" calcext:value-type="float">
            <text:p>14.552855</text:p>
          </table:table-cell>
          <table:table-cell office:value-type="float" office:value="10.526411" calcext:value-type="float">
            <text:p>10.526411</text:p>
          </table:table-cell>
          <table:table-cell office:value-type="float" office:value="2.463089" calcext:value-type="float">
            <text:p>2.463089</text:p>
          </table:table-cell>
          <table:table-cell office:value-type="float" office:value="1.38" calcext:value-type="float">
            <text:p>1.38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41357" calcext:value-type="float">
            <text:p>41357</text:p>
          </table:table-cell>
          <table:table-cell office:value-type="float" office:value="61" calcext:value-type="float">
            <text:p>61</text:p>
          </table:table-cell>
          <table:table-cell office:value-type="float" office:value="140726287" calcext:value-type="float">
            <text:p>140726287</text:p>
          </table:table-cell>
          <table:table-cell office:value-type="float" office:value="345960789" calcext:value-type="float">
            <text:p>345960789</text:p>
          </table:table-cell>
          <table:table-cell office:value-type="float" office:value="15313" calcext:value-type="float">
            <text:p>15313</text:p>
          </table:table-cell>
          <table:table-cell office:value-type="float" office:value="612308" calcext:value-type="float">
            <text:p>612308</text:p>
          </table:table-cell>
          <table:table-cell office:value-type="float" office:value="642753" calcext:value-type="float">
            <text:p>642753</text:p>
          </table:table-cell>
          <table:table-cell office:value-type="float" office:value="527162" calcext:value-type="float">
            <text:p>527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769" calcext:value-type="float">
            <text:p>0.406769</text:p>
          </table:table-cell>
          <table:table-cell office:value-type="float" office:value="15313" calcext:value-type="float">
            <text:p>15313</text:p>
          </table:table-cell>
          <table:table-cell office:value-type="float" office:value="0.642421" calcext:value-type="float">
            <text:p>0.642421</text:p>
          </table:table-cell>
          <table:table-cell office:value-type="float" office:value="0.674364" calcext:value-type="float">
            <text:p>0.674364</text:p>
          </table:table-cell>
          <table:table-cell office:value-type="float" office:value="0.553088" calcext:value-type="float">
            <text:p>0.553088</text:p>
          </table:table-cell>
          <table:table-cell office:value-type="float" office:value="0.95" calcext:value-type="float">
            <text:p>0.9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14191" calcext:value-type="float">
            <text:p>14191</text:p>
          </table:table-cell>
          <table:table-cell office:value-type="float" office:value="303544798" calcext:value-type="float">
            <text:p>303544798</text:p>
          </table:table-cell>
          <table:table-cell office:value-type="float" office:value="519374309" calcext:value-type="float">
            <text:p>519374309</text:p>
          </table:table-cell>
          <table:table-cell office:value-type="float" office:value="104463" calcext:value-type="float">
            <text:p>104463</text:p>
          </table:table-cell>
          <table:table-cell office:value-type="float" office:value="4508929" calcext:value-type="float">
            <text:p>4508929</text:p>
          </table:table-cell>
          <table:table-cell office:value-type="float" office:value="2440858" calcext:value-type="float">
            <text:p>2440858</text:p>
          </table:table-cell>
          <table:table-cell office:value-type="float" office:value="2030949" calcext:value-type="float">
            <text:p>2030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4443" calcext:value-type="float">
            <text:p>0.584443</text:p>
          </table:table-cell>
          <table:table-cell office:value-type="float" office:value="104463" calcext:value-type="float">
            <text:p>104463</text:p>
          </table:table-cell>
          <table:table-cell office:value-type="float" office:value="4.654378" calcext:value-type="float">
            <text:p>4.654378</text:p>
          </table:table-cell>
          <table:table-cell office:value-type="float" office:value="2.519595" calcext:value-type="float">
            <text:p>2.519595</text:p>
          </table:table-cell>
          <table:table-cell office:value-type="float" office:value="2.096463" calcext:value-type="float">
            <text:p>2.096463</text:p>
          </table:table-cell>
          <table:table-cell office:value-type="float" office:value="1.85" calcext:value-type="float">
            <text:p>1.8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1357" calcext:value-type="float">
            <text:p>413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643" calcext:value-type="float">
            <text:p>36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float" office:value="3150350701" calcext:value-type="float">
            <text:p>315035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3" calcext:value-type="float">
            <text:p>5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.84466039028197E+019" calcext:value-type="float">
            <text:p>184466039028197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5493" calcext:value-type="float">
            <text:p>54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7" calcext:value-type="float">
            <text:p>413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float" office:value="3150350702" calcext:value-type="float">
            <text:p>315035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342233E+019" calcext:value-type="float">
            <text:p>184464637342233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311" calcext:value-type="float">
            <text:p>23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7" calcext:value-type="float">
            <text:p>4135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358" calcext:value-type="float">
            <text:p>23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float" office:value="3084" calcext:value-type="float">
            <text:p>3084</text:p>
          </table:table-cell>
          <table:table-cell office:value-type="float" office:value="14824" calcext:value-type="float">
            <text:p>14824</text:p>
          </table:table-cell>
          <table:table-cell office:value-type="float" office:value="179924" calcext:value-type="float">
            <text:p>179924</text:p>
          </table:table-cell>
          <table:table-cell office:value-type="float" office:value="12343" calcext:value-type="float">
            <text:p>12343</text:p>
          </table:table-cell>
          <table:table-cell office:value-type="float" office:value="977" calcext:value-type="float">
            <text:p>977</text:p>
          </table:table-cell>
          <table:table-cell office:value-type="float" office:value="2444" calcext:value-type="float">
            <text:p>244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239" calcext:value-type="float">
            <text:p>0.08239</text:p>
          </table:table-cell>
          <table:table-cell office:value-type="float" office:value="12343" calcext:value-type="float">
            <text:p>1234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4" calcext:value-type="float">
            <text:p>0.4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4267" calcext:value-type="float">
            <text:p>4267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float" office:value="2082" calcext:value-type="float">
            <text:p>2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425" calcext:value-type="float">
            <text:p>242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4:42:58.939656560</meta:creation-date>
    <dc:date>2015-10-31T04:43:28.623670819</dc:date>
    <meta:editing-duration>P0D</meta:editing-duration>
    <meta:editing-cycles>1</meta:editing-cycles>
    <meta:document-statistic meta:table-count="1" meta:cell-count="2920" meta:object-count="0"/>
    <meta:generator>LibreOffice/4.2.8.2$Linux_X86_64 LibreOffice_project/420m0$Build-2</meta:generator>
  </office:meta>
</office:document-meta>
</file>